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8.0743in" fo:margin-left="-0.4333in" fo:margin-top="0in" fo:margin-bottom="0in" table:align="left" style:writing-mode="lr-tb"/>
    </style:style>
    <style:style style:name="Table1.A" style:family="table-column">
      <style:table-column-properties style:column-width="0.7979in"/>
    </style:style>
    <style:style style:name="Table1.B" style:family="table-column">
      <style:table-column-properties style:column-width="0.7042in"/>
    </style:style>
    <style:style style:name="Table1.C" style:family="table-column">
      <style:table-column-properties style:column-width="0.8486in"/>
    </style:style>
    <style:style style:name="Table1.D" style:family="table-column">
      <style:table-column-properties style:column-width="0.5451in"/>
    </style:style>
    <style:style style:name="Table1.E" style:family="table-column">
      <style:table-column-properties style:column-width="0.5396in"/>
    </style:style>
    <style:style style:name="Table1.F" style:family="table-column">
      <style:table-column-properties style:column-width="0.7333in"/>
    </style:style>
    <style:style style:name="Table1.G" style:family="table-column">
      <style:table-column-properties style:column-width="0.8688in"/>
    </style:style>
    <style:style style:name="Table1.H" style:family="table-column">
      <style:table-column-properties style:column-width="0.9861in"/>
    </style:style>
    <style:style style:name="Table1.I" style:family="table-column">
      <style:table-column-properties style:column-width="0.5208in"/>
    </style:style>
    <style:style style:name="Table1.J" style:family="table-column">
      <style:table-column-properties style:column-width="0.7229in"/>
    </style:style>
    <style:style style:name="Table1.K" style:family="table-column">
      <style:table-column-properties style:column-width="0.805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6"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4.8097in" fo:margin-left="-0.075in" fo:margin-top="0in" fo:margin-bottom="0in" table:align="left" style:writing-mode="lr-tb"/>
    </style:style>
    <style:style style:name="Table2.A" style:family="table-column">
      <style:table-column-properties style:column-width="1.6042in"/>
    </style:style>
    <style:style style:name="Table2.B" style:family="table-column">
      <style:table-column-properties style:column-width="0.7139in"/>
    </style:style>
    <style:style style:name="Table2.C" style:family="table-column">
      <style:table-column-properties style:column-width="0.5042in"/>
    </style:style>
    <style:style style:name="Table2.D" style:family="table-column">
      <style:table-column-properties style:column-width="0.4667in"/>
    </style:style>
    <style:style style:name="Table2.E" style:family="table-column">
      <style:table-column-properties style:column-width="0.8757in"/>
    </style:style>
    <style:style style:name="Table2.F" style:family="table-column">
      <style:table-column-properties style:column-width="0.6444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3" style:family="table-row">
      <style:table-row-properties fo:keep-together="auto"/>
    </style:style>
    <style:style style:name="Table2.A9"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8.2875in" fo:margin-left="-0.5958in" fo:margin-top="0in" fo:margin-bottom="0in" table:align="left" style:writing-mode="lr-tb"/>
    </style:style>
    <style:style style:name="Table3.A" style:family="table-column">
      <style:table-column-properties style:column-width="1.1917in"/>
    </style:style>
    <style:style style:name="Table3.B" style:family="table-column">
      <style:table-column-properties style:column-width="0.6493in"/>
    </style:style>
    <style:style style:name="Table3.C" style:family="table-column">
      <style:table-column-properties style:column-width="0.65in"/>
    </style:style>
    <style:style style:name="Table3.D" style:family="table-column">
      <style:table-column-properties style:column-width="0.9208in"/>
    </style:style>
    <style:style style:name="Table3.E" style:family="table-column">
      <style:table-column-properties style:column-width="0.8125in"/>
    </style:style>
    <style:style style:name="Table3.F" style:family="table-column">
      <style:table-column-properties style:column-width="0.5965in"/>
    </style:style>
    <style:style style:name="Table3.G" style:family="table-column">
      <style:table-column-properties style:column-width="0.7576in"/>
    </style:style>
    <style:style style:name="Table3.I" style:family="table-column">
      <style:table-column-properties style:column-width="0.5958in"/>
    </style:style>
    <style:style style:name="Table3.J" style:family="table-column">
      <style:table-column-properties style:column-width="0.7042in"/>
    </style:style>
    <style:style style:name="Table3.K" style:family="table-column">
      <style:table-column-properties style:column-width="0.811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0.5pt solid #000001"/>
    </style:style>
    <style:style style:name="Table3.A33"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4257in" fo:margin-left="-0.075in" fo:margin-top="0in" fo:margin-bottom="0in" table:align="left" style:writing-mode="lr-tb"/>
    </style:style>
    <style:style style:name="Table4.A" style:family="table-column">
      <style:table-column-properties style:column-width="1.9597in"/>
    </style:style>
    <style:style style:name="Table4.B" style:family="table-column">
      <style:table-column-properties style:column-width="1.465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6"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3.2799in" fo:margin-left="-0.075in" fo:margin-top="0in" fo:margin-bottom="0in" table:align="left" style:writing-mode="lr-tb"/>
    </style:style>
    <style:style style:name="Table5.A" style:family="table-column">
      <style:table-column-properties style:column-width="1.8132in"/>
    </style:style>
    <style:style style:name="Table5.B" style:family="table-column">
      <style:table-column-properties style:column-width="1.466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6"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3.4188in" fo:margin-left="-0.075in" fo:margin-top="0in" fo:margin-bottom="0in" table:align="left" style:writing-mode="lr-tb"/>
    </style:style>
    <style:style style:name="Table6.A" style:family="table-column">
      <style:table-column-properties style:column-width="1.9514in"/>
    </style:style>
    <style:style style:name="Table6.B" style:family="table-column">
      <style:table-column-properties style:column-width="1.4667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6"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5271in" fo:margin-left="-0.075in" fo:margin-top="0in" fo:margin-bottom="0in" table:align="left" style:writing-mode="lr-tb"/>
    </style:style>
    <style:style style:name="Table7.A" style:family="table-column">
      <style:table-column-properties style:column-width="2.0597in"/>
    </style:style>
    <style:style style:name="Table7.B" style:family="table-column">
      <style:table-column-properties style:column-width="1.466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6"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3.35in" fo:margin-left="-0.075in" fo:margin-top="0in" fo:margin-bottom="0in" table:align="left" style:writing-mode="lr-tb"/>
    </style:style>
    <style:style style:name="Table8.A" style:family="table-column">
      <style:table-column-properties style:column-width="1.8826in"/>
    </style:style>
    <style:style style:name="Table8.B" style:family="table-column">
      <style:table-column-properties style:column-width="1.4667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6"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3.3896in" fo:margin-left="-0.075in" fo:margin-top="0in" fo:margin-bottom="0in" table:align="left" style:writing-mode="lr-tb"/>
    </style:style>
    <style:style style:name="Table9.A" style:family="table-column">
      <style:table-column-properties style:column-width="0.825in"/>
    </style:style>
    <style:style style:name="Table9.B" style:family="table-column">
      <style:table-column-properties style:column-width="1.0868in"/>
    </style:style>
    <style:style style:name="Table9.C" style:family="table-column">
      <style:table-column-properties style:column-width="1.4778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6"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7236in" fo:margin-left="-0.075in" fo:margin-top="0in" fo:margin-bottom="0in" table:align="left" style:writing-mode="lr-tb"/>
    </style:style>
    <style:style style:name="Table10.A" style:family="table-column">
      <style:table-column-properties style:column-width="1.5306in"/>
    </style:style>
    <style:style style:name="Table10.B" style:family="table-column">
      <style:table-column-properties style:column-width="0.5743in"/>
    </style:style>
    <style:style style:name="Table10.C" style:family="table-column">
      <style:table-column-properties style:column-width="0.6764in"/>
    </style:style>
    <style:style style:name="Table10.E" style:family="table-column">
      <style:table-column-properties style:column-width="0.5979in"/>
    </style:style>
    <style:style style:name="Table10.F" style:family="table-column">
      <style:table-column-properties style:column-width="0.6674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14"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3.2931in" fo:margin-left="-0.075in" fo:margin-top="0in" fo:margin-bottom="0in" table:align="left" style:writing-mode="lr-tb"/>
    </style:style>
    <style:style style:name="Table11.A" style:family="table-column">
      <style:table-column-properties style:column-width="0.566in"/>
    </style:style>
    <style:style style:name="Table11.B" style:family="table-column">
      <style:table-column-properties style:column-width="2.7264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1.4611in" fo:margin-left="-0.075in" fo:margin-top="0in" fo:margin-bottom="0in" table:align="left" style:writing-mode="lr-tb"/>
    </style:style>
    <style:style style:name="Table12.A" style:family="table-column">
      <style:table-column-properties style:column-width="0.825in"/>
    </style:style>
    <style:style style:name="Table12.B" style:family="table-column">
      <style:table-column-properties style:column-width="0.6354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5"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1.4611in" fo:margin-left="-0.075in" fo:margin-top="0in" fo:margin-bottom="0in" table:align="left" style:writing-mode="lr-tb"/>
    </style:style>
    <style:style style:name="Table13.A" style:family="table-column">
      <style:table-column-properties style:column-width="0.825in"/>
    </style:style>
    <style:style style:name="Table13.B" style:family="table-column">
      <style:table-column-properties style:column-width="0.6354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5"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6.4125in" fo:margin-left="-0.075in" fo:margin-top="0in" fo:margin-bottom="0in" table:align="left" style:writing-mode="lr-tb"/>
    </style:style>
    <style:style style:name="Table14.A" style:family="table-column">
      <style:table-column-properties style:column-width="0.5618in"/>
    </style:style>
    <style:style style:name="Table14.B" style:family="table-column">
      <style:table-column-properties style:column-width="0.8667in"/>
    </style:style>
    <style:style style:name="Table14.C" style:family="table-column">
      <style:table-column-properties style:column-width="0.5417in"/>
    </style:style>
    <style:style style:name="Table14.D" style:family="table-column">
      <style:table-column-properties style:column-width="0.4875in"/>
    </style:style>
    <style:style style:name="Table14.F" style:family="table-column">
      <style:table-column-properties style:column-width="1.7701in"/>
    </style:style>
    <style:style style:name="Table14.G" style:family="table-column">
      <style:table-column-properties style:column-width="0.7215in"/>
    </style:style>
    <style:style style:name="Table14.H" style:family="table-column">
      <style:table-column-properties style:column-width="0.9208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4.A12" style:family="table-cell">
      <style:table-cell-properties style:vertical-align="" fo:padding-left="0.075in" fo:padding-right="0.075in" fo:padding-top="0in" fo:padding-bottom="0in" fo:border-left="none" fo:border-right="none" fo:border-top="0.5pt solid #000001" fo:border-bottom="none"/>
    </style:style>
    <style:style style:name="Table14.B12" style:family="table-cell">
      <style:table-cell-properties style:vertical-align="bottom"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align="start" style:justify-single-word="false"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master-page-name="Standard">
      <style:paragraph-properties fo:margin-left="0in" fo:margin-right="0in" fo:text-indent="0in" style:auto-text-indent="false" style:page-number="auto"/>
    </style:style>
    <style:style style:name="P11" style:family="paragraph" style:parent-style-name="Standard">
      <style:paragraph-properties fo:margin-left="0.0874in" fo:margin-right="0in" fo:text-indent="0in" style:auto-text-indent="false"/>
    </style:style>
    <style:style style:name="P12" style:family="paragraph" style:parent-style-name="Standard">
      <style:paragraph-properties fo:margin-left="0.0874in" fo:margin-right="0in" fo:text-indent="0in" style:auto-text-indent="false">
        <style:tab-stops/>
      </style:paragraph-properties>
    </style:style>
    <style:style style:name="P13" style:family="paragraph" style:parent-style-name="Heading_20_2" style:list-style-name="">
      <style:paragraph-properties fo:margin-left="0in" fo:margin-right="0in" fo:text-indent="0in" style:auto-text-indent="false"/>
    </style:style>
    <style:style style:name="P14"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5" style:family="paragraph" style:parent-style-name="Heading_20_2"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16" style:family="paragraph" style:parent-style-name="Heading_20_4">
      <style:paragraph-properties fo:margin-left="0in" fo:margin-right="0in" fo:text-align="start" style:justify-single-word="false" fo:text-indent="0in" style:auto-text-indent="false">
        <style:tab-stops/>
      </style:paragraph-properties>
    </style:style>
    <style:style style:name="P17" style:family="paragraph" style:parent-style-name="Heading_20_4" style:list-style-name="">
      <style:paragraph-properties fo:margin-left="0in" fo:margin-right="0in" fo:text-align="start" style:justify-single-word="false" fo:text-indent="0in" style:auto-text-indent="false">
        <style:tab-stops/>
      </style:paragraph-properties>
    </style:style>
    <style:style style:name="P18" style:family="paragraph" style:parent-style-name="Heading_20_4">
      <style:paragraph-properties fo:margin-left="0in" fo:margin-right="0in" fo:text-indent="0in" style:auto-text-indent="false">
        <style:tab-stops/>
      </style:paragraph-properties>
    </style:style>
    <style:style style:name="P19" style:family="paragraph" style:parent-style-name="Heading_20_4" style:list-style-name="">
      <style:paragraph-properties fo:margin-left="0in" fo:margin-right="0in" fo:text-indent="0in" style:auto-text-indent="false">
        <style:tab-stops/>
      </style:paragraph-properties>
    </style:style>
    <style:style style:name="P20" style:family="paragraph" style:parent-style-name="Heading_20_5" style:list-style-name="">
      <style:paragraph-properties fo:margin-left="0in" fo:margin-right="0in" fo:text-indent="0in" style:auto-text-indent="false"/>
    </style:style>
    <style:style style:name="P21" style:family="paragraph" style:parent-style-name="Heading_20_3">
      <style:paragraph-properties fo:margin-left="0in" fo:margin-right="0in" fo:text-indent="0in" style:auto-text-indent="false">
        <style:tab-stops/>
      </style:paragraph-properties>
    </style:style>
    <style:style style:name="P22" style:family="paragraph" style:parent-style-name="Heading_20_3" style:list-style-name="">
      <style:paragraph-properties fo:margin-left="0in" fo:margin-right="0in" fo:text-indent="0in" style:auto-text-indent="false">
        <style:tab-stops/>
      </style:paragraph-properties>
    </style:style>
    <style:style style:name="P23" style:family="paragraph" style:parent-style-name="Heading_20_3" style:list-style-name="">
      <style:paragraph-properties fo:margin-left="0in" fo:margin-right="0in" fo:text-align="start" style:justify-single-word="false" fo:text-indent="0in" style:auto-text-indent="false">
        <style:tab-stops/>
      </style:paragraph-properties>
    </style:style>
    <style:style style:name="P24" style:family="paragraph" style:parent-style-name="Heading_20_3">
      <style:paragraph-properties fo:margin-left="0in" fo:margin-right="0in" fo:text-align="center" style:justify-single-word="false" fo:text-indent="0in" style:auto-text-indent="false">
        <style:tab-stops/>
      </style:paragraph-properties>
    </style:style>
    <style:style style:name="P25" style:family="paragraph" style:parent-style-name="Heading_20_3"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26" style:family="paragraph" style:parent-style-name="Heading_20_3"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weight="normal" style:font-size-asian="10pt" style:language-asian="en" style:country-asian="US" style:font-weight-asian="normal"/>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weight="bold" style:font-weight-asian="bold"/>
    </style:style>
    <style:style style:name="T8" style:family="text">
      <style:text-properties style:font-name="Times New Roman" fo:font-size="8.5pt" fo:language="en" fo:country="US" fo:font-weight="bold" style:font-size-asian="8.5pt" style:language-asian="en" style:country-asian="US" style:font-weight-asian="bold"/>
    </style:style>
    <style:style style:name="T9" style:family="text">
      <style:text-properties style:font-name="Times New Roman" fo:font-size="11pt" fo:language="en" fo:country="US" style:font-size-asian="11pt" style:language-asian="en" style:country-asian="US"/>
    </style:style>
    <style:style style:name="T10" style:family="text">
      <style:text-properties fo:font-weight="normal" style:font-weight-asian="normal"/>
    </style:style>
    <style:style style:name="T11"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This material is Open Game Content, and is licensed for public use under the terms of the Open Game License v1.0a.</text:span></text:p>
      <text:h text:style-name="P20" text:outline-level="5"><text:span text:style-name="T5">MECHA</text:span></text:h>
      <text:p text:style-name="P1"><text:span text:style-name="T2">Mecha technology can be found in societies of PL 6 or higher.</text:span></text:p>
      <text:p text:style-name="P2"/>
      <text:h text:style-name="P13" text:outline-level="2"><text:span text:style-name="T6">MECHA BODY SIZE</text:span></text:h>
      <text:p text:style-name="P1"><text:span text:style-name="T2">Mecha bodies come in Large, Huge, Gargantuan, and Colossal sizes. A mecha’s size determines how many equipment slots (places where weapons and additional equipment can be installed) it has, and how well it measures up in combat. See Table: Mecha Sizes for a summary of this information.</text:span></text:p>
      <text:p text:style-name="P1"><text:span text:style-name="T3">Size Modifier: </text:span><text:span text:style-name="T2">Apply this modifier to the mecha’s attack rolls and to its Defense.</text:span></text:p>
      <text:p text:style-name="P1"><text:span text:style-name="T3">Equipment Slots: </text:span><text:span text:style-name="T2">The number of locations where weapons and other mecha equipment can be installed.</text:span></text:p>
      <text:p text:style-name="P1"><text:span text:style-name="T3">Hit Points: </text:span><text:span text:style-name="T2">The mecha’s hit points, and the number of hit points the mecha provides its operator.</text:span></text:p>
      <text:p text:style-name="P1"><text:span text:style-name="T3">Base Speed: </text:span><text:span text:style-name="T2">The mecha’s base land speed. Certain types of armor reduce base speed (see Mecha Armor).</text:span></text:p>
      <text:p text:style-name="P1"><text:span text:style-name="T3">Height: </text:span><text:span text:style-name="T2">The mecha’s height in feet.</text:span></text:p>
      <text:p text:style-name="P1"><text:span text:style-name="T3">Weight: </text:span><text:span text:style-name="T2">The mecha’s weight in pounds.</text:span></text:p>
      <text:p text:style-name="P1"><text:span text:style-name="T3">Fighting Space: </text:span><text:span text:style-name="T2">The mecha’s fighting space.</text:span></text:p>
      <text:p text:style-name="P1"><text:span text:style-name="T3">Reach: </text:span><text:span text:style-name="T2">The mecha’s reach, even without weapons.</text:span></text:p>
      <text:p text:style-name="P1"><text:span text:style-name="T3">Purchase DC: </text:span><text:span text:style-name="T2">The base purchase DC of the mecha without armor, weapons, and other equipment.</text:span></text:p>
      <text:p text:style-name="P1"><text:span text:style-name="T3">Restriction: </text:span><text:span text:style-name="T2">The level of license required to purchase the mecha legally.</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h text:style-name="P22" text:outline-level="3"><text:span text:style-name="T1">Table: Mecha Size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h text:style-name="P23" text:outline-level="3"><text:span text:style-name="T1">Size </text:span></text:h>
          </table:table-cell>
          <table:table-cell table:style-name="Table1.A2" office:value-type="string">
            <text:p text:style-name="P21"><text:span text:style-name="T1">Size Modifier</text:span></text:p>
          </table:table-cell>
          <table:table-cell table:style-name="Table1.A2" office:value-type="string">
            <text:p text:style-name="P21"><text:span text:style-name="T1">Equipment Slots</text:span></text:p>
          </table:table-cell>
          <table:table-cell table:style-name="Table1.A2" office:value-type="string">
            <text:p text:style-name="P21"><text:span text:style-name="T1">Hit Points</text:span></text:p>
          </table:table-cell>
          <table:table-cell table:style-name="Table1.A2" office:value-type="string">
            <text:p text:style-name="P21"><text:span text:style-name="T1">Base Speed</text:span></text:p>
          </table:table-cell>
          <table:table-cell table:style-name="Table1.A2" office:value-type="string">
            <text:h text:style-name="P17" text:outline-level="4"><text:span text:style-name="T1">Height</text:span></text:h>
          </table:table-cell>
          <table:table-cell table:style-name="Table1.A2" office:value-type="string">
            <text:p text:style-name="P16"><text:span text:style-name="T1">Weight</text:span></text:p>
          </table:table-cell>
          <table:table-cell table:style-name="Table1.A2" office:value-type="string">
            <text:p text:style-name="P16"><text:span text:style-name="T1">Fighting Space</text:span></text:p>
          </table:table-cell>
          <table:table-cell table:style-name="Table1.A2" office:value-type="string">
            <text:p text:style-name="P18"><text:span text:style-name="T1">Reach</text:span></text:p>
          </table:table-cell>
          <table:table-cell table:style-name="Table1.A2" office:value-type="string">
            <text:p text:style-name="P18"><text:span text:style-name="T1">Purchase DC</text:span></text:p>
          </table:table-cell>
          <table:table-cell table:style-name="Table1.A2" office:value-type="string">
            <text:h text:style-name="P17" text:outline-level="4"><text:span text:style-name="T1">Restriction</text:span></text:h>
          </table:table-cell>
        </table:table-row>
        <table:table-row table:style-name="Table1.2">
          <table:table-cell table:style-name="Table1.A2" office:value-type="string">
            <text:p text:style-name="P1"><text:span text:style-name="T1">Colossal</text:span></text:p>
          </table:table-cell>
          <table:table-cell table:style-name="Table1.A2" office:value-type="string">
            <text:p text:style-name="P7"><text:span text:style-name="T1">–8</text:span></text:p>
          </table:table-cell>
          <table:table-cell table:style-name="Table1.A2" office:value-type="string">
            <text:p text:style-name="P7"><text:span text:style-name="T1">25</text:span></text:p>
          </table:table-cell>
          <table:table-cell table:style-name="Table1.A2" office:value-type="string">
            <text:p text:style-name="P7"><text:span text:style-name="T1">800</text:span></text:p>
          </table:table-cell>
          <table:table-cell table:style-name="Table1.A2" office:value-type="string">
            <text:p text:style-name="P7"><text:span text:style-name="T1">60 ft.</text:span></text:p>
          </table:table-cell>
          <table:table-cell table:style-name="Table1.A2" office:value-type="string">
            <text:p text:style-name="P1"><text:span text:style-name="T1">64–128 ft.</text:span></text:p>
          </table:table-cell>
          <table:table-cell table:style-name="Table1.A2" office:value-type="string">
            <text:p text:style-name="P1"><text:span text:style-name="T1">250,000 lb. or more</text:span></text:p>
          </table:table-cell>
          <table:table-cell table:style-name="Table1.A2" office:value-type="string">
            <text:p text:style-name="P1"><text:span text:style-name="T1">30 ft. by 30 ft.</text:span></text:p>
          </table:table-cell>
          <table:table-cell table:style-name="Table1.A2" office:value-type="string">
            <text:p text:style-name="P7"><text:span text:style-name="T1">15 ft.</text:span></text:p>
          </table:table-cell>
          <table:table-cell table:style-name="Table1.A2" office:value-type="string">
            <text:p text:style-name="P7"><text:span text:style-name="T1">60</text:span></text:p>
          </table:table-cell>
          <table:table-cell table:style-name="Table1.A2" office:value-type="string">
            <text:p text:style-name="P1"><text:span text:style-name="T1">Mil (+3)</text:span></text:p>
          </table:table-cell>
        </table:table-row>
        <table:table-row table:style-name="Table1.2">
          <table:table-cell table:style-name="Table1.A2" office:value-type="string">
            <text:p text:style-name="P1"><text:span text:style-name="T1">Gargantuan</text:span></text:p>
          </table:table-cell>
          <table:table-cell table:style-name="Table1.A2" office:value-type="string">
            <text:p text:style-name="P7"><text:span text:style-name="T1">–4</text:span></text:p>
          </table:table-cell>
          <table:table-cell table:style-name="Table1.A2" office:value-type="string">
            <text:p text:style-name="P7"><text:span text:style-name="T1">17</text:span></text:p>
          </table:table-cell>
          <table:table-cell table:style-name="Table1.A2" office:value-type="string">
            <text:p text:style-name="P7"><text:span text:style-name="T1">400</text:span></text:p>
          </table:table-cell>
          <table:table-cell table:style-name="Table1.A2" office:value-type="string">
            <text:p text:style-name="P7"><text:span text:style-name="T1">50 ft.</text:span></text:p>
          </table:table-cell>
          <table:table-cell table:style-name="Table1.A2" office:value-type="string">
            <text:p text:style-name="P1"><text:span text:style-name="T1">32–64 ft.</text:span></text:p>
          </table:table-cell>
          <table:table-cell table:style-name="Table1.A2" office:value-type="string">
            <text:p text:style-name="P1"><text:span text:style-name="T1">32,000–250,000 lb.</text:span></text:p>
          </table:table-cell>
          <table:table-cell table:style-name="Table1.A2" office:value-type="string">
            <text:p text:style-name="P1"><text:span text:style-name="T1">20 ft. by 20 ft.</text:span></text:p>
          </table:table-cell>
          <table:table-cell table:style-name="Table1.A2" office:value-type="string">
            <text:p text:style-name="P7"><text:span text:style-name="T1">15 ft.</text:span></text:p>
          </table:table-cell>
          <table:table-cell table:style-name="Table1.A2" office:value-type="string">
            <text:p text:style-name="P7"><text:span text:style-name="T1">48</text:span></text:p>
          </table:table-cell>
          <table:table-cell table:style-name="Table1.A2" office:value-type="string">
            <text:p text:style-name="P1"><text:span text:style-name="T1">Mil (+3)</text:span></text:p>
          </table:table-cell>
        </table:table-row>
        <table:table-row table:style-name="Table1.2">
          <table:table-cell table:style-name="Table1.A2" office:value-type="string">
            <text:p text:style-name="P1"><text:span text:style-name="T1">Huge</text:span></text:p>
          </table:table-cell>
          <table:table-cell table:style-name="Table1.A2" office:value-type="string">
            <text:p text:style-name="P7"><text:span text:style-name="T1">–2</text:span></text:p>
          </table:table-cell>
          <table:table-cell table:style-name="Table1.A2" office:value-type="string">
            <text:p text:style-name="P7"><text:span text:style-name="T1">11</text:span></text:p>
          </table:table-cell>
          <table:table-cell table:style-name="Table1.A2" office:value-type="string">
            <text:p text:style-name="P7"><text:span text:style-name="T1">200</text:span></text:p>
          </table:table-cell>
          <table:table-cell table:style-name="Table1.A2" office:value-type="string">
            <text:p text:style-name="P7"><text:span text:style-name="T1">40 ft.</text:span></text:p>
          </table:table-cell>
          <table:table-cell table:style-name="Table1.A2" office:value-type="string">
            <text:p text:style-name="P1"><text:span text:style-name="T1">16–32 ft.</text:span></text:p>
          </table:table-cell>
          <table:table-cell table:style-name="Table1.A2" office:value-type="string">
            <text:p text:style-name="P1"><text:span text:style-name="T1">4,000–32,000 lb.</text:span></text:p>
          </table:table-cell>
          <table:table-cell table:style-name="Table1.A2" office:value-type="string">
            <text:p text:style-name="P1"><text:span text:style-name="T1">15 ft. by 15 ft.</text:span></text:p>
          </table:table-cell>
          <table:table-cell table:style-name="Table1.A2" office:value-type="string">
            <text:p text:style-name="P7"><text:span text:style-name="T1">10 ft.</text:span></text:p>
          </table:table-cell>
          <table:table-cell table:style-name="Table1.A2" office:value-type="string">
            <text:p text:style-name="P7"><text:span text:style-name="T1">44</text:span></text:p>
          </table:table-cell>
          <table:table-cell table:style-name="Table1.A2" office:value-type="string">
            <text:p text:style-name="P1"><text:span text:style-name="T1">Mil (+3)</text:span></text:p>
          </table:table-cell>
        </table:table-row>
        <table:table-row table:style-name="Table1.2">
          <table:table-cell table:style-name="Table1.A6" office:value-type="string">
            <text:p text:style-name="P9"><text:span text:style-name="T1">Large</text:span></text:p>
          </table:table-cell>
          <table:table-cell table:style-name="Table1.A6" office:value-type="string">
            <text:p text:style-name="P8"><text:span text:style-name="T1">–1</text:span></text:p>
          </table:table-cell>
          <table:table-cell table:style-name="Table1.A6" office:value-type="string">
            <text:p text:style-name="P8"><text:span text:style-name="T1">7</text:span></text:p>
          </table:table-cell>
          <table:table-cell table:style-name="Table1.A6" office:value-type="string">
            <text:p text:style-name="P8"><text:span text:style-name="T1">100</text:span></text:p>
          </table:table-cell>
          <table:table-cell table:style-name="Table1.A6" office:value-type="string">
            <text:p text:style-name="P8"><text:span text:style-name="T1">30 ft.</text:span></text:p>
          </table:table-cell>
          <table:table-cell table:style-name="Table1.A6" office:value-type="string">
            <text:p text:style-name="P9"><text:span text:style-name="T1">8–16 ft.</text:span></text:p>
          </table:table-cell>
          <table:table-cell table:style-name="Table1.A6" office:value-type="string">
            <text:p text:style-name="P9"><text:span text:style-name="T1">500–4,000 lb.</text:span></text:p>
          </table:table-cell>
          <table:table-cell table:style-name="Table1.A6" office:value-type="string">
            <text:p text:style-name="P9"><text:span text:style-name="T1">10 ft. by 10 ft.</text:span></text:p>
          </table:table-cell>
          <table:table-cell table:style-name="Table1.A6" office:value-type="string">
            <text:p text:style-name="P8"><text:span text:style-name="T1">10 ft.</text:span></text:p>
          </table:table-cell>
          <table:table-cell table:style-name="Table1.A6" office:value-type="string">
            <text:p text:style-name="P8"><text:span text:style-name="T1">40</text:span></text:p>
          </table:table-cell>
          <table:table-cell table:style-name="Table1.A6" office:value-type="string">
            <text:p text:style-name="P9"><text:span text:style-name="T1">Res (+2)</text:span></text:p>
          </table:table-cell>
        </table:table-row>
      </table:table>
      <text:p text:style-name="P5"/>
      <text:p text:style-name="P1"><text:span text:style-name="T6">LARGE MECHA</text:span></text:p>
      <text:p text:style-name="P1"><text:span text:style-name="T2">Essentially big suits of armor, Large mecha excel in urban battlefields and starship boarding actions, where they move through buildings and corridors to find the enemy. Large mecha are the easiest to operate. However, they can’t carry the intense array of weapons that bigger mecha can, nor are they as strong or durable.</text:span></text:p>
      <text:p text:style-name="P1"><text:soft-page-break/><text:span text:style-name="T3">Combat Statistics: </text:span><text:span text:style-name="T2">A Large mecha adds a +8 equipment bonus to a character’s Strength score. It imposes a –1 size penalty on attack rolls and to Defense. Depending on the material used, a Large mecha has 100 bonus hit points, which are added to the character’s total and subtracted first when the character takes damage. It takes a –4 penalty on Hide checks.</text:span></text:p>
      <text:p text:style-name="P1"><text:span text:style-name="T2">A Large mecha has a single slam attack that deals 1d8 points of damage (plus the character’s increased Strength modifier). Its reach is 10 feet, and its base speed is 30 feet.</text:span></text:p>
      <text:p text:style-name="P1"><text:span text:style-name="T3">Base Purchase DC: </text:span><text:span text:style-name="T2">40.</text:span></text:p>
      <text:p text:style-name="P1"><text:span text:style-name="T3">Equipment Slots: </text:span><text:span text:style-name="T2">A Large mecha has 7 equipment slots available. These slots are located as follows.</text:span></text:p>
      <text:p text:style-name="P1"><text:span text:style-name="T2">Helmet: 1 slot.</text:span></text:p>
      <text:p text:style-name="P1"><text:span text:style-name="T2">Back: 1 slot.</text:span></text:p>
      <text:p text:style-name="P1"><text:span text:style-name="T2">Left arm: 1 slot.</text:span></text:p>
      <text:p text:style-name="P1"><text:span text:style-name="T2">Right arm: 1 slot.</text:span></text:p>
      <text:p text:style-name="P1"><text:span text:style-name="T2">Shoulders: 1 slot.</text:span></text:p>
      <text:p text:style-name="P1"><text:span text:style-name="T2">Torso: 1 slot.</text:span></text:p>
      <text:p text:style-name="P1"><text:span text:style-name="T2">Boots: 1 slot.</text:span></text:p>
      <text:p text:style-name="P5"/>
      <text:p text:style-name="P1"><text:span text:style-name="T6">HUGE MECHA</text:span></text:p>
      <text:p text:style-name="P1"><text:span text:style-name="T2">Common weapons on the futuristic battlefield, Huge mecha offer a solid balance between cost, agility, and sheer bulk. They perform well in any combat environment, but they favor locations with some variation in terrain. In the wide-open desert or depths of outer space, they can fall prey larger mecha.</text:span></text:p>
      <text:p text:style-name="P1"><text:span text:style-name="T3">Combat Statistics: </text:span><text:span text:style-name="T2">A Huge mecha adds a +16 equipment bonus to a character’s Strength score. It imposes a –2 size penalty on attack rolls and to Defense. Depending on the material used, a Huge mecha has 200 bonus hit points, which are added to the character’s total <text:s/>and subtracted first when the character takes damage. It takes a –8 penalty on Hide checks.</text:span></text:p>
      <text:p text:style-name="P1"><text:span text:style-name="T2">A Huge mecha has a single slam attack that deals 2d6 points of damage (plus the character’s increased Strength modifier). Its reach is 10 feet.</text:span></text:p>
      <text:p text:style-name="P1"><text:span text:style-name="T3">Base Purchase DC: </text:span><text:span text:style-name="T2">44.</text:span></text:p>
      <text:p text:style-name="P1"><text:span text:style-name="T3">Equipment Slots: </text:span><text:span text:style-name="T2">A Huge mecha has 11 equipment slots available. These slots are located as follows.</text:span></text:p>
      <text:p text:style-name="P1"><text:span text:style-name="T2">Helmet: 1 slot.</text:span></text:p>
      <text:p text:style-name="P1"><text:span text:style-name="T2">Visor: 1 slot.</text:span></text:p>
      <text:p text:style-name="P1"><text:span text:style-name="T2">Back: 1 slot.</text:span></text:p>
      <text:p text:style-name="P1"><text:span text:style-name="T2">Left arm: 1 slot.</text:span></text:p>
      <text:p text:style-name="P1"><text:span text:style-name="T2">Left hand: 1 slot.</text:span></text:p>
      <text:p text:style-name="P1"><text:span text:style-name="T2">Right arm: 1 slot.</text:span></text:p>
      <text:p text:style-name="P1"><text:span text:style-name="T2">Right hand: 1 slot.</text:span></text:p>
      <text:p text:style-name="P1"><text:span text:style-name="T2">Shoulders: 1 slot.</text:span></text:p>
      <text:p text:style-name="P1"><text:span text:style-name="T2">Torso: 1 slot.</text:span></text:p>
      <text:p text:style-name="P1"><text:soft-page-break/><text:span text:style-name="T2">Belt: 1 slot.</text:span></text:p>
      <text:p text:style-name="P1"><text:span text:style-name="T2">Boots: 1 slot.</text:span></text:p>
      <text:p text:style-name="P5"/>
      <text:p text:style-name="P1"><text:span text:style-name="T6">GARGANTUAN MECHA</text:span></text:p>
      <text:p text:style-name="P1"><text:span text:style-name="T2">Gargantuan mecha are highly experimental in PL 6 societies, but quite common at PL 7. Units of this size are titans of the battlefield, able to destroy almost anything they can hit. Gargantuan mecha are common in outer space environments but are often too expensive and unwieldy for planet-based missions.</text:span></text:p>
      <text:p text:style-name="P1"><text:span text:style-name="T3">Combat Statistics: </text:span><text:span text:style-name="T2">A Gargantuan mecha adds a +24 equipment bonus to a character’s Strength score and a –2 penalty to Dexterity. It imposes a –4 size penalty on attack rolls and to Defense. Depending on the material used, a Gargantuan mecha has 400 bonus hit points, which are added to the character’s total and subtracted first when the character takes damage. It takes a –12 penalty on Hide checks. A Gargantuan mecha has a single slam attack that deals 2d8 points of damage (plus the character’s increased Strength modifier). Its reach is 15 feet.</text:span></text:p>
      <text:p text:style-name="P1"><text:span text:style-name="T3">Base Purchase DC: </text:span><text:span text:style-name="T2">48.</text:span></text:p>
      <text:p text:style-name="P1"><text:span text:style-name="T3">Equipment Slots: </text:span><text:span text:style-name="T2">A Gargantuan mecha has 17 equipment slots available. These slots are located as follows.</text:span></text:p>
      <text:p text:style-name="P1"><text:span text:style-name="T2">Helmet: 1 slot.</text:span></text:p>
      <text:p text:style-name="P1"><text:span text:style-name="T2">Visor: 1 slot.</text:span></text:p>
      <text:p text:style-name="P1"><text:span text:style-name="T2">Cranium: 1 slot.</text:span></text:p>
      <text:p text:style-name="P1"><text:span text:style-name="T2">Back: 2 slots.</text:span></text:p>
      <text:p text:style-name="P1"><text:span text:style-name="T2">Left arm: 1 slot.</text:span></text:p>
      <text:p text:style-name="P1"><text:span text:style-name="T2">Left hand: 1 slot.</text:span></text:p>
      <text:p text:style-name="P1"><text:span text:style-name="T2">Right arm: 1 slot.</text:span></text:p>
      <text:p text:style-name="P1"><text:span text:style-name="T2">Right hand: 1 slot.</text:span></text:p>
      <text:p text:style-name="P1"><text:span text:style-name="T2">Shoulders: 2 slots.</text:span></text:p>
      <text:p text:style-name="P1"><text:span text:style-name="T2">Torso: 2 slots.</text:span></text:p>
      <text:p text:style-name="P1"><text:span text:style-name="T2">Belt: 1 slot.</text:span></text:p>
      <text:p text:style-name="P1"><text:span text:style-name="T2">Left leg: 1 slot.</text:span></text:p>
      <text:p text:style-name="P1"><text:span text:style-name="T2">Right leg: 1 slot.</text:span></text:p>
      <text:p text:style-name="P1"><text:span text:style-name="T2">Boots: 1 slot.</text:span></text:p>
      <text:p text:style-name="P5"/>
      <text:p text:style-name="P1"><text:span text:style-name="T6">COLOSSAL MECHA</text:span></text:p>
      <text:p text:style-name="P1"><text:span text:style-name="T2">Colossal mecha do not exist in PL 6 societies and are rare sights even at PL 7. Only at PL 8 do they leave the experimental stage and enter the battlefield in respectable numbers. Massive juggernauts, Colossal mecha represent the epitome of futuristic warfare, with firepower sufficient to destroy starships or level entire city blocks. They typically serve as mobile artillery and walking weapon platforms.</text:span></text:p>
      <text:p text:style-name="P1"><text:span text:style-name="T3">Combat Statistics: </text:span><text:span text:style-name="T2">A Colossal mecha adds a +32 equipment bonus to a character’s Strength score and a –4 penalty to Dexterity. It imposes a –8 size penalty on attack rolls and to Defense. Depending on the material used, a Colossal mecha has 800 bonus hit points, which are added to the character’s total and subtracted first when the character takes damage. It takes a –16 penalty on Hide checks. A Colossal mecha has a single slam attack that deals 4d6 points of damage (plus the character’s increased Strength modifier). Its reach is 15 feet.</text:span></text:p>
      <text:p text:style-name="P1"><text:span text:style-name="T3">Base Purchase DC: </text:span><text:span text:style-name="T2">60.</text:span></text:p>
      <text:p text:style-name="P1"><text:soft-page-break/><text:span text:style-name="T3">Equipment Slots: </text:span><text:span text:style-name="T2">A Colossal mecha has 25 equipment slots available. These slots are located as follows.</text:span></text:p>
      <text:p text:style-name="P1"><text:span text:style-name="T2">Helmet: 2 slots.</text:span></text:p>
      <text:p text:style-name="P1"><text:span text:style-name="T2">Visor: 1 slot.</text:span></text:p>
      <text:p text:style-name="P1"><text:span text:style-name="T2">Cranium: 1 slot.</text:span></text:p>
      <text:p text:style-name="P1"><text:span text:style-name="T2">Back: 2 slots.</text:span></text:p>
      <text:p text:style-name="P1"><text:span text:style-name="T2">Left arm: 2 slots.</text:span></text:p>
      <text:p text:style-name="P1"><text:span text:style-name="T2">Left hand: 1 slot.</text:span></text:p>
      <text:p text:style-name="P1"><text:span text:style-name="T2">Right arm: 2 slots.</text:span></text:p>
      <text:p text:style-name="P1"><text:span text:style-name="T2">Right hand: 1 slot.</text:span></text:p>
      <text:p text:style-name="P1"><text:span text:style-name="T2">Shoulders: 2 slots.</text:span></text:p>
      <text:p text:style-name="P1"><text:span text:style-name="T2">Torso: 4 slots.</text:span></text:p>
      <text:p text:style-name="P1"><text:span text:style-name="T2">Belt: 2 slots.</text:span></text:p>
      <text:p text:style-name="P1"><text:span text:style-name="T2">Left leg: 2 slots.</text:span></text:p>
      <text:p text:style-name="P1"><text:span text:style-name="T2">Right leg: 2 slots.</text:span></text:p>
      <text:p text:style-name="P1"><text:span text:style-name="T2">Boots: 1 slot.</text:span></text:p>
      <text:h text:style-name="P14" text:outline-level="2"/>
      <text:h text:style-name="P13" text:outline-level="2"><text:span text:style-name="T6">Quadrupedal Mecha</text:span></text:h>
      <text:p text:style-name="P1"><text:span text:style-name="T2">Mecha can be built with four legs instead of two. A quadrupedal mecha sacrifices equipment slots for added speed and stability. Its base land speed increases by 10 feet, and it gains a +4 stability bonus on checks made to resist bull rush and trip attempts.</text:span></text:p>
      <text:p text:style-name="P1"><text:span text:style-name="T2">A Large quadrupedal mecha has 6 equipment slots instead of 7, giving up its boots slot.</text:span></text:p>
      <text:p text:style-name="P1"><text:span text:style-name="T2">A Huge quadrupedal mecha has 8 equipment slots instead of 11, giving up both hand slots (left and right) and its boots slot.</text:span></text:p>
      <text:p text:style-name="P1"><text:span text:style-name="T2">A Gargantuan quadrupedal mecha has 14 equipment slots instead of 17, giving up both hand slots (left and right) and its boots slot.</text:span></text:p>
      <text:p text:style-name="P1"><text:span text:style-name="T2">A Colossal quadrupedal mecha has 22 equipment slots instead of 25, giving up both hand slots (left and right) and its boots slot.</text:span></text:p>
      <text:p text:style-name="P3"/>
      <text:h text:style-name="P13" text:outline-level="2"><text:span text:style-name="T6">MECHA SUPERSTRUCTURE</text:span></text:h>
      <text:p text:style-name="P1"><text:span text:style-name="T2">A mecha’s superstructure—its exoskeleton, interior braces, and other structural parts—can be made from any sufficiently advanced metal alloy. Whatever its composition, a mecha’s superstructure has a hardness that reduces the damage the mecha takes from weapons and collisions.</text:span></text:p>
      <text:p text:style-name="P1"><text:span text:style-name="T2">To build a mecha superstructure from scratch, a character must succeed at a Craft (mechanical) check (DC 30) and a Craft (structural) check (DC 30) after investing the requisite amount of assembly time, based on the mecha’s size: Large 150 hours, Huge 300 hours, Gargantuan 600 hours, Colossal 1,200 hours. A character without a mechanical tool kit takes a –4 penalty on both skill checks. The character must also make a Wealth check against the mecha’s base purchase DC.</text:span></text:p>
      <text:p text:style-name="P1"><text:span text:style-name="T2">Different types of superstructure materials are presented below and summarized in Table: Superstructure Materials.</text:span></text:p>
      <text:p text:style-name="P1"><text:soft-page-break/><text:span text:style-name="T3">Hardness: </text:span><text:span text:style-name="T2">The amount of damage the material absorbs from a weapon hit or collision.</text:span></text:p>
      <text:p text:style-name="P1"><text:span text:style-name="T3">Base Purchase DC Modifier: </text:span><text:span text:style-name="T2">The modifier applied to the mecha’s base purchase DC.</text:span></text:p>
      <text:p text:style-name="P1"><text:span text:style-name="T3">Restriction: </text:span><text:span text:style-name="T2">Since mecha require a license to own and operate, the materials used for making them do not require special licenses to purchase.</text:span></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h text:style-name="P22" text:outline-level="3"><text:span text:style-name="T1">Table: Superstructure Materials</text:span></text:h>
          </table:table-cell>
          <table:covered-table-cell/>
          <table:covered-table-cell/>
          <table:covered-table-cell/>
          <table:covered-table-cell/>
          <table:covered-table-cell/>
        </table:table-row>
        <table:table-row table:style-name="Table2.1">
          <table:table-cell table:style-name="Table2.A2" office:value-type="string">
            <text:p text:style-name="P9"><text:span text:style-name="T7"><text:s/></text:span></text:p>
          </table:table-cell>
          <table:table-cell table:style-name="Table2.A2" table:number-columns-spanned="5" office:value-type="string">
            <text:p text:style-name="P8"><text:span text:style-name="T7">—— Modified Base Purchase DC ——</text:span></text:p>
          </table:table-cell>
          <table:covered-table-cell/>
          <table:covered-table-cell/>
          <table:covered-table-cell/>
          <table:covered-table-cell/>
        </table:table-row>
        <table:table-row table:style-name="Table2.3">
          <table:table-cell table:style-name="Table2.A2" office:value-type="string">
            <text:p text:style-name="P9"><text:span text:style-name="T7">Superstructure Material </text:span></text:p>
          </table:table-cell>
          <table:table-cell table:style-name="Table2.A2" office:value-type="string">
            <text:p text:style-name="P8"><text:span text:style-name="T7">Hardness</text:span></text:p>
          </table:table-cell>
          <table:table-cell table:style-name="Table2.A2" office:value-type="string">
            <text:p text:style-name="P8"><text:span text:style-name="T7">Large</text:span></text:p>
          </table:table-cell>
          <table:table-cell table:style-name="Table2.A2" office:value-type="string">
            <text:p text:style-name="P8"><text:span text:style-name="T7">Huge</text:span></text:p>
          </table:table-cell>
          <table:table-cell table:style-name="Table2.A2" office:value-type="string">
            <text:p text:style-name="P8"><text:span text:style-name="T7">Gargantuan</text:span></text:p>
          </table:table-cell>
          <table:table-cell table:style-name="Table2.A2" office:value-type="string">
            <text:p text:style-name="P8"><text:span text:style-name="T7">Colossal</text:span></text:p>
          </table:table-cell>
        </table:table-row>
        <table:table-row table:style-name="Table2.3">
          <table:table-cell table:style-name="Table2.A2" office:value-type="string">
            <text:p text:style-name="P1"><text:span text:style-name="T1">Alumisteel (PL 5) </text:span></text:p>
          </table:table-cell>
          <table:table-cell table:style-name="Table2.A2" office:value-type="string">
            <text:p text:style-name="P7"><text:span text:style-name="T1">10</text:span></text:p>
          </table:table-cell>
          <table:table-cell table:style-name="Table2.A2" office:value-type="string">
            <text:p text:style-name="P7"><text:span text:style-name="T1">36</text:span></text:p>
          </table:table-cell>
          <table:table-cell table:style-name="Table2.A2" office:value-type="string">
            <text:p text:style-name="P7"><text:span text:style-name="T1">40</text:span></text:p>
          </table:table-cell>
          <table:table-cell table:style-name="Table2.A2" office:value-type="string">
            <text:p text:style-name="P7"><text:span text:style-name="T1">44</text:span></text:p>
          </table:table-cell>
          <table:table-cell table:style-name="Table2.A2" office:value-type="string">
            <text:p text:style-name="P7"><text:span text:style-name="T1">56</text:span></text:p>
          </table:table-cell>
        </table:table-row>
        <table:table-row table:style-name="Table2.3">
          <table:table-cell table:style-name="Table2.A2" office:value-type="string">
            <text:p text:style-name="P1"><text:span text:style-name="T1">Duralloy (PL 6) </text:span></text:p>
          </table:table-cell>
          <table:table-cell table:style-name="Table2.A2" office:value-type="string">
            <text:p text:style-name="P7"><text:span text:style-name="T1">15</text:span></text:p>
          </table:table-cell>
          <table:table-cell table:style-name="Table2.A2" office:value-type="string">
            <text:p text:style-name="P7"><text:span text:style-name="T1">40</text:span></text:p>
          </table:table-cell>
          <table:table-cell table:style-name="Table2.A2" office:value-type="string">
            <text:p text:style-name="P7"><text:span text:style-name="T1">44</text:span></text:p>
          </table:table-cell>
          <table:table-cell table:style-name="Table2.A2" office:value-type="string">
            <text:p text:style-name="P7"><text:span text:style-name="T1">48</text:span></text:p>
          </table:table-cell>
          <table:table-cell table:style-name="Table2.A2" office:value-type="string">
            <text:p text:style-name="P7"><text:span text:style-name="T1">60</text:span></text:p>
          </table:table-cell>
        </table:table-row>
        <table:table-row table:style-name="Table2.3">
          <table:table-cell table:style-name="Table2.A2" office:value-type="string">
            <text:p text:style-name="P1"><text:span text:style-name="T1">Vanadium (PL 6) </text:span></text:p>
          </table:table-cell>
          <table:table-cell table:style-name="Table2.A2" office:value-type="string">
            <text:p text:style-name="P7"><text:span text:style-name="T1">20</text:span></text:p>
          </table:table-cell>
          <table:table-cell table:style-name="Table2.A2" office:value-type="string">
            <text:p text:style-name="P7"><text:span text:style-name="T1">44</text:span></text:p>
          </table:table-cell>
          <table:table-cell table:style-name="Table2.A2" office:value-type="string">
            <text:p text:style-name="P7"><text:span text:style-name="T1">48</text:span></text:p>
          </table:table-cell>
          <table:table-cell table:style-name="Table2.A2" office:value-type="string">
            <text:p text:style-name="P7"><text:span text:style-name="T1">52</text:span></text:p>
          </table:table-cell>
          <table:table-cell table:style-name="Table2.A2" office:value-type="string">
            <text:p text:style-name="P7"><text:span text:style-name="T1">64</text:span></text:p>
          </table:table-cell>
        </table:table-row>
        <table:table-row table:style-name="Table2.3">
          <table:table-cell table:style-name="Table2.A2" office:value-type="string">
            <text:p text:style-name="P1"><text:span text:style-name="T1">Neovulcanium (PL 7) </text:span></text:p>
          </table:table-cell>
          <table:table-cell table:style-name="Table2.A2" office:value-type="string">
            <text:p text:style-name="P7"><text:span text:style-name="T1">20</text:span></text:p>
          </table:table-cell>
          <table:table-cell table:style-name="Table2.A2" office:value-type="string">
            <text:p text:style-name="P7"><text:span text:style-name="T1">40</text:span></text:p>
          </table:table-cell>
          <table:table-cell table:style-name="Table2.A2" office:value-type="string">
            <text:p text:style-name="P7"><text:span text:style-name="T1">44</text:span></text:p>
          </table:table-cell>
          <table:table-cell table:style-name="Table2.A2" office:value-type="string">
            <text:p text:style-name="P7"><text:span text:style-name="T1">48</text:span></text:p>
          </table:table-cell>
          <table:table-cell table:style-name="Table2.A2" office:value-type="string">
            <text:p text:style-name="P7"><text:span text:style-name="T1">60</text:span></text:p>
          </table:table-cell>
        </table:table-row>
        <table:table-row table:style-name="Table2.3">
          <table:table-cell table:style-name="Table2.A2" office:value-type="string">
            <text:p text:style-name="P1"><text:span text:style-name="T1">Neutronite (PL 7) </text:span></text:p>
          </table:table-cell>
          <table:table-cell table:style-name="Table2.A2" office:value-type="string">
            <text:p text:style-name="P7"><text:span text:style-name="T1">25</text:span></text:p>
          </table:table-cell>
          <table:table-cell table:style-name="Table2.A2" office:value-type="string">
            <text:p text:style-name="P7"><text:span text:style-name="T1">44</text:span></text:p>
          </table:table-cell>
          <table:table-cell table:style-name="Table2.A2" office:value-type="string">
            <text:p text:style-name="P7"><text:span text:style-name="T1">48</text:span></text:p>
          </table:table-cell>
          <table:table-cell table:style-name="Table2.A2" office:value-type="string">
            <text:p text:style-name="P7"><text:span text:style-name="T1">52</text:span></text:p>
          </table:table-cell>
          <table:table-cell table:style-name="Table2.A2" office:value-type="string">
            <text:p text:style-name="P7"><text:span text:style-name="T1">64</text:span></text:p>
          </table:table-cell>
        </table:table-row>
        <table:table-row table:style-name="Table2.3">
          <table:table-cell table:style-name="Table2.A9" office:value-type="string">
            <text:p text:style-name="P9"><text:span text:style-name="T1">Megatanium (PL 8) </text:span></text:p>
          </table:table-cell>
          <table:table-cell table:style-name="Table2.A9" office:value-type="string">
            <text:p text:style-name="P8"><text:span text:style-name="T1">30</text:span></text:p>
          </table:table-cell>
          <table:table-cell table:style-name="Table2.A9" office:value-type="string">
            <text:p text:style-name="P8"><text:span text:style-name="T1">40</text:span></text:p>
          </table:table-cell>
          <table:table-cell table:style-name="Table2.A9" office:value-type="string">
            <text:p text:style-name="P8"><text:span text:style-name="T1">40</text:span></text:p>
          </table:table-cell>
          <table:table-cell table:style-name="Table2.A9" office:value-type="string">
            <text:p text:style-name="P8"><text:span text:style-name="T1">48</text:span></text:p>
          </table:table-cell>
          <table:table-cell table:style-name="Table2.A9" office:value-type="string">
            <text:p text:style-name="P8"><text:span text:style-name="T1">60</text:span></text:p>
          </table:table-cell>
        </table:table-row>
      </table:table>
      <text:p text:style-name="P4"/>
      <text:p text:style-name="P1"><text:span text:style-name="T3">ALUMISTEEL (PL 5)</text:span></text:p>
      <text:p text:style-name="P1"><text:span text:style-name="T2">This easy-to-acquire alloy is lightweight and reasonably strong. Alumisteel can also be used for armor (see Mecha Armor, below).</text:span></text:p>
      <text:p text:style-name="P1"><text:span text:style-name="T3">Hardness: </text:span><text:span text:style-name="T2">10.</text:span></text:p>
      <text:p text:style-name="P1"><text:span text:style-name="T3">Base Purchase DC Modifier: </text:span><text:span text:style-name="T2">–4.</text:span></text:p>
      <text:p text:style-name="P4"/>
      <text:p text:style-name="P1"><text:span text:style-name="T3">DURALLOY (PL 6)</text:span></text:p>
      <text:p text:style-name="P1"><text:span text:style-name="T2">Duralloy is harder, heavier, and more durable than alumisteel. It can also be used to fashion armor (see Mecha Armor, below).</text:span></text:p>
      <text:p text:style-name="P1"><text:span text:style-name="T3">Hardness: </text:span><text:span text:style-name="T2">15.</text:span></text:p>
      <text:p text:style-name="P1"><text:span text:style-name="T3">Base Purchase DC Modifier: </text:span><text:span text:style-name="T2">None.</text:span></text:p>
      <text:p text:style-name="P4"/>
      <text:p text:style-name="P1"><text:span text:style-name="T3">VANADIUM (PL 6)</text:span></text:p>
      <text:p text:style-name="P1"><text:span text:style-name="T2">Vanadium alloy absorbs a respectable amount of damage and is easy to mold.</text:span></text:p>
      <text:p text:style-name="P1"><text:span text:style-name="T3">Hardness: </text:span><text:span text:style-name="T2">20.</text:span></text:p>
      <text:p text:style-name="P1"><text:soft-page-break/><text:span text:style-name="T3">Base Purchase DC Modifier: </text:span><text:span text:style-name="T2">+4.</text:span></text:p>
      <text:p text:style-name="P4"/>
      <text:p text:style-name="P1"><text:span text:style-name="T3">NEOVULCANIUM (PL 7)</text:span></text:p>
      <text:p text:style-name="P1"><text:span text:style-name="T2">Similar to duralloy, neovulcanium uses plasma-forging techniques to create an alloy of unparalleled resilience. Neovulcanium can also be used for armor (see Mecha Armor, below).</text:span></text:p>
      <text:p text:style-name="P1"><text:span text:style-name="T3">Hardness: </text:span><text:span text:style-name="T2">20.</text:span></text:p>
      <text:p text:style-name="P1"><text:span text:style-name="T3">Base Purchase DC Modifier: </text:span><text:span text:style-name="T2">None.</text:span></text:p>
      <text:p text:style-name="P4"/>
      <text:p text:style-name="P1"><text:span text:style-name="T3">NEUTRONITE (PL 7)</text:span></text:p>
      <text:p text:style-name="P1"><text:span text:style-name="T2">Neutronite is a tough steel alloy into which a weave of free neutrons has been pressed. It is extremely resilient but also incredibly massive, weighing approximately five times more than a similar volume of lead.</text:span></text:p>
      <text:p text:style-name="P1"><text:span text:style-name="T3">Hardness: </text:span><text:span text:style-name="T2">25.</text:span></text:p>
      <text:p text:style-name="P1"><text:span text:style-name="T3">Base Purchase DC Modifier: </text:span><text:span text:style-name="T2">+4.</text:span></text:p>
      <text:p text:style-name="P4"/>
      <text:p text:style-name="P1"><text:span text:style-name="T3">MEGATANIUM (PL 8)</text:span></text:p>
      <text:p text:style-name="P1"><text:span text:style-name="T2">Sandwiched layers of crystal carbon and neovulcanium held in a magnetic matrix, megatanium is exceedingly hard and durable. Megatanium can also be used for armor (see Mecha Armor, below).</text:span></text:p>
      <text:p text:style-name="P1"><text:span text:style-name="T3">Hardness: </text:span><text:span text:style-name="T2">30.</text:span></text:p>
      <text:p text:style-name="P1"><text:span text:style-name="T3">Base Purchase DC Modifier: </text:span><text:span text:style-name="T2">None.</text:span></text:p>
      <text:p text:style-name="P3"/>
      <text:h text:style-name="P13" text:outline-level="2"><text:span text:style-name="T6">MECHA ARMOR</text:span></text:h>
      <text:p text:style-name="P1"><text:span text:style-name="T2">Armor can be welded or otherwise fixed securely to a mecha’s superstructure, providing an equipment bonus to the mecha’s Defense. Mecha armor does not impose a maximum Dexterity bonus upon the mecha operator (as worn armor does) and does not require a special proficiency feat to use.</text:span></text:p>
      <text:p text:style-name="P1"><text:span text:style-name="T2">Installing armor on a mecha requires a Craft (mechanical) check (DC 20). The check is made after investing an amount of time determined by the mecha’s size: Large 3 hours, Huge 6 hours, Gargantuan 12 hours, and Colossal 24 hours. Armor can be removed in half the time with a successful Repair check (DC 20).</text:span></text:p>
      <text:p text:style-name="P1"><text:span text:style-name="T2">Different types of mecha armor are presented below, along with the following statistics:</text:span></text:p>
      <text:p text:style-name="P1"><text:span text:style-name="T3">Equipment Bonus: </text:span><text:span text:style-name="T2">The equipment bonus that the armor provides to the operator’s Defense.</text:span></text:p>
      <text:p text:style-name="P1"><text:span text:style-name="T3">Armor Penalty: </text:span><text:span text:style-name="T2">Mecha armor applies this penalty on its operator’s Balance, Climb, Escape Artist, Hide, Jump, Move Silently, and Tumble checks.</text:span></text:p>
      <text:p text:style-name="P1"><text:span text:style-name="T3">Speed Penalty: </text:span><text:span text:style-name="T2">The amount by which the armor reduces the mecha’s base speed.</text:span></text:p>
      <text:p text:style-name="P1"><text:span text:style-name="T3">Purchase DC: </text:span><text:span text:style-name="T2">The cost of the armor.</text:span></text:p>
      <text:p text:style-name="P1"><text:span text:style-name="T3">Restriction: </text:span><text:span text:style-name="T2">Since mecha require a license to own and operate, mecha armor does not require a special license to purchase.</text:span></text:p>
      <text:p text:style-name="P4"/>
      <text:p text:style-name="P1"><text:soft-page-break/><text:span text:style-name="T3">ALUMISTEEL ARMOR (PL 5)</text:span></text:p>
      <text:p text:style-name="P1"><text:span text:style-name="T2">This easy-to-acquire alloy is lightweight and reasonably strong. Alumisteel can also be used as a building material for mecha superstructures (see Mecha Superstructure, above).</text:span></text:p>
      <text:p text:style-name="P1"><text:span text:style-name="T3">Equipment Bonus: </text:span><text:span text:style-name="T2">+5.</text:span></text:p>
      <text:p text:style-name="P1"><text:span text:style-name="T3">Armor Penalty: </text:span><text:span text:style-name="T2">–6</text:span><text:span text:style-name="T3">.</text:span></text:p>
      <text:p text:style-name="P1"><text:span text:style-name="T3">Speed Penalty: </text:span><text:span text:style-name="T2">–5 feet</text:span><text:span text:style-name="T3">.</text:span></text:p>
      <text:p text:style-name="P1"><text:span text:style-name="T3">Purchase DC: </text:span><text:span text:style-name="T2">10 + one-half the mecha’s base purchase DC.</text:span></text:p>
      <text:p text:style-name="P4"/>
      <text:p text:style-name="P1"><text:span text:style-name="T3">DURAPLASTIC ARMOR (PL 5)</text:span></text:p>
      <text:p text:style-name="P1"><text:span text:style-name="T2">Duraplastic armor is made of advanced plastic polymers, such as carbon fiber and high-grade fiberglass. Although relatively cheap and light, it doesn’t offer tremendous protection.</text:span></text:p>
      <text:p text:style-name="P1"><text:span text:style-name="T3">Equipment Bonus: </text:span><text:span text:style-name="T2">+3.</text:span></text:p>
      <text:p text:style-name="P1"><text:span text:style-name="T3">Armor Penalty: </text:span><text:span text:style-name="T2">–4</text:span><text:span text:style-name="T3">.</text:span></text:p>
      <text:p text:style-name="P1"><text:span text:style-name="T3">Speed Penalty: </text:span><text:span text:style-name="T2">None</text:span><text:span text:style-name="T3">.</text:span></text:p>
      <text:p text:style-name="P1"><text:span text:style-name="T3">Purchase DC: </text:span><text:span text:style-name="T2">5 + one-half the mecha’s base purchase DC.</text:span></text:p>
      <text:p text:style-name="P4"/>
      <text:p text:style-name="P1"><text:span text:style-name="T3">DURALLOY ARMOR (PL 6)</text:span></text:p>
      <text:p text:style-name="P1"><text:span text:style-name="T2">Duralloy is harder, heavier, and more durable than alumisteel. It can also be used as a building material for mecha superstructures (see Mecha Superstructure, above).</text:span></text:p>
      <text:p text:style-name="P1"><text:span text:style-name="T3">Equipment Bonus: </text:span><text:span text:style-name="T2">+8.</text:span></text:p>
      <text:p text:style-name="P1"><text:span text:style-name="T3">Armor Penalty: </text:span><text:span text:style-name="T2">–8</text:span><text:span text:style-name="T3">.</text:span></text:p>
      <text:p text:style-name="P1"><text:span text:style-name="T3">Speed Penalty: </text:span><text:span text:style-name="T2">–10 feet</text:span><text:span text:style-name="T3">.</text:span></text:p>
      <text:p text:style-name="P1"><text:span text:style-name="T3">Purchase DC: </text:span><text:span text:style-name="T2">10 + one-half the mecha’s base purchase DC.</text:span></text:p>
      <text:p text:style-name="P4"/>
      <text:p text:style-name="P1"><text:span text:style-name="T3">RESILIUM ARMOR (PL 6)</text:span></text:p>
      <text:p text:style-name="P1"><text:span text:style-name="T2">Resilium is a more malleable alloy than duralloy, although not as strong.</text:span></text:p>
      <text:p text:style-name="P1"><text:span text:style-name="T3">Equipment Bonus: </text:span><text:span text:style-name="T2">+6.</text:span></text:p>
      <text:p text:style-name="P1"><text:span text:style-name="T3">Armor Penalty: </text:span><text:span text:style-name="T2">–5</text:span><text:span text:style-name="T3">.</text:span></text:p>
      <text:p text:style-name="P1"><text:span text:style-name="T3">Speed Penalty: </text:span><text:span text:style-name="T2">None</text:span><text:span text:style-name="T3">.</text:span></text:p>
      <text:p text:style-name="P1"><text:span text:style-name="T3">Purchase DC: </text:span><text:span text:style-name="T2">5 + one-half the mecha’s base purchase DC.</text:span></text:p>
      <text:p text:style-name="P4"><text:soft-page-break/></text:p>
      <text:p text:style-name="P1"><text:span text:style-name="T3">CRYSTAL CARBON ARMOR (PL 7)</text:span></text:p>
      <text:p text:style-name="P1"><text:span text:style-name="T2">Grown in orbital laboratories, crystal carbon is a composite fiber material that narrowly outperforms neovulcanium (see below) on the battlefield.</text:span></text:p>
      <text:p text:style-name="P1"><text:span text:style-name="T3">Equipment Bonus: </text:span><text:span text:style-name="T2">+10.</text:span></text:p>
      <text:p text:style-name="P1"><text:span text:style-name="T3">Armor Penalty: </text:span><text:span text:style-name="T2">–8</text:span><text:span text:style-name="T3">.</text:span></text:p>
      <text:p text:style-name="P1"><text:span text:style-name="T3">Speed Penalty: </text:span><text:span text:style-name="T2">None</text:span><text:span text:style-name="T3">.</text:span></text:p>
      <text:p text:style-name="P1"><text:span text:style-name="T3">Purchase DC: </text:span><text:span text:style-name="T2">15 + one-half the mecha’s base purchase DC.</text:span></text:p>
      <text:p text:style-name="P4"/>
      <text:p text:style-name="P1"><text:span text:style-name="T3">NEOVULCANIUM ARMOR (PL 7)</text:span></text:p>
      <text:p text:style-name="P1"><text:span text:style-name="T2">Similar to duralloy, neovulcanium uses plasma-forging techniques to create an alloy of surprising resilience. It is also used as a building material for mecha superstructures (see Mecha Superstructure, above).</text:span></text:p>
      <text:p text:style-name="P1"><text:span text:style-name="T3">Equipment Bonus: </text:span><text:span text:style-name="T2">+10.</text:span></text:p>
      <text:p text:style-name="P1"><text:span text:style-name="T3">Armor Penalty: </text:span><text:span text:style-name="T2">–10</text:span><text:span text:style-name="T3">.</text:span></text:p>
      <text:p text:style-name="P1"><text:span text:style-name="T3">Speed Penalty: </text:span><text:span text:style-name="T2">–5 feet</text:span><text:span text:style-name="T3">.</text:span></text:p>
      <text:p text:style-name="P1"><text:span text:style-name="T3">Purchase DC: </text:span><text:span text:style-name="T2">10 + one-half the mecha’s base purchase DC.</text:span></text:p>
      <text:p text:style-name="P4"/>
      <text:p text:style-name="P1"><text:span text:style-name="T3">MEGATANIUM ARMOR (PL 8)</text:span></text:p>
      <text:p text:style-name="P1"><text:span text:style-name="T2">Sandwiched layers of crystal carbon and neovulcanium held in a magnetic matrix, megatanium is exceedingly hard and durable. It can also be used as a building material for mecha superstructures (see Mecha Superstructure, above).</text:span></text:p>
      <text:p text:style-name="P1"><text:span text:style-name="T3">Equipment Bonus: </text:span><text:span text:style-name="T2">+12.</text:span></text:p>
      <text:p text:style-name="P1"><text:span text:style-name="T3">Armor Penalty: </text:span><text:span text:style-name="T2">–10</text:span><text:span text:style-name="T3">.</text:span></text:p>
      <text:p text:style-name="P1"><text:span text:style-name="T3">Speed Penalty: </text:span><text:span text:style-name="T2">–10 feet</text:span><text:span text:style-name="T3">.</text:span></text:p>
      <text:p text:style-name="P1"><text:span text:style-name="T3">Purchase DC: </text:span><text:span text:style-name="T2">10 + one-half the mecha’s base purchase DC.</text:span></text:p>
      <text:p text:style-name="P4"/>
      <text:p text:style-name="P1"><text:span text:style-name="T3">REACTIVE ARMOR (PL 8)</text:span></text:p>
      <text:p text:style-name="P1"><text:span text:style-name="T2">Consisting of layers of insulating gel or compressed gas between cerametal sheets, reactive armor provides the same protection as crystal carbon armor but is considerably cheaper and easier to produce.</text:span></text:p>
      <text:p text:style-name="P1"><text:span text:style-name="T3">Equipment Bonus: </text:span><text:span text:style-name="T2">+8.</text:span></text:p>
      <text:p text:style-name="P1"><text:span text:style-name="T3">Armor Penalty: </text:span><text:span text:style-name="T2">–5</text:span><text:span text:style-name="T3">.</text:span></text:p>
      <text:p text:style-name="P1"><text:span text:style-name="T3">Speed Penalty: </text:span><text:span text:style-name="T2">None</text:span><text:span text:style-name="T3">.</text:span></text:p>
      <text:p text:style-name="P1"><text:soft-page-break/><text:span text:style-name="T3">Purchase DC: </text:span><text:span text:style-name="T2">5 + one-half the mecha’s base purchase DC.</text:span></text:p>
      <text:p text:style-name="P3"/>
      <text:h text:style-name="P13" text:outline-level="2"><text:span text:style-name="T6">MECHA EQUIPMENT</text:span></text:h>
      <text:p text:style-name="P1"><text:span text:style-name="T2">Mecha equipment falls into several categories: flight systems, sensor systems, defense systems, weapons (both hand-held and integrated), and miscellaneous systems.</text:span></text:p>
      <text:p text:style-name="P1"><text:span text:style-name="T2">Installing a piece of equipment on a mecha—be it a weapon or some other integrated system—requires a Craft (mechanical) check (DC 20). The check is made after investing an amount of time determined by the mecha’s size: Large 10 minutes, Huge 30 minutes, Gargantuan 1 hour, Colossal 3 hours. If the weapon or system occupies more than one equipment slot on the mecha, multiply the installation time by the number of slots it takes up. An integrated weapon or system can be removed in half the time with a successful Repair check (DC 20).</text:span></text:p>
      <text:p text:style-name="P1"><text:span text:style-name="T2">In addition to a general description, each piece of equipment includes the following information:</text:span></text:p>
      <text:p text:style-name="P1"><text:span text:style-name="T3">Equipment Slots: </text:span><text:span text:style-name="T2">The number of equipment slots needed to install the equipment. Some pieces of equipment are limited to specific body slots, as noted here.</text:span></text:p>
      <text:p text:style-name="P1"><text:span text:style-name="T3">Activation: </text:span><text:span text:style-name="T2">How long it takes to activate the piece of equipment (usually an attack action).</text:span></text:p>
      <text:p text:style-name="P1"><text:span text:style-name="T3">Range/Range Increment: </text:span><text:span text:style-name="T2">A range listing indicates the maximum distance out to which the equipment functions. If a range increment is listed instead, it represents the distance at which accuracy begins to decline, as per the rules on range increments.</text:span></text:p>
      <text:p text:style-name="P1"><text:span text:style-name="T2">Unless otherwise noted, equipment with a range increment has a maximum of ten increments.</text:span></text:p>
      <text:p text:style-name="P1"><text:span text:style-name="T3">Target or Targets/Effect/Area: </text:span><text:span text:style-name="T2">This entry starts with one of three headings: Target, Effect, or Area. If the target of the component is You, you do not receive a saving throw (and there is no saving throw entry for the piece of equipment). If a component is a weapon capable of autofire, it will be noted here.</text:span></text:p>
      <text:p text:style-name="P1"><text:span text:style-name="T3">Duration: </text:span><text:span text:style-name="T2">The amount of time a piece of equipment continues to operate before it needs to be reactivated, or how long its effect lasts. A duration of persistent means the equipment functions until the mecha is destroyed (reduced to 0 hit points) or the mecha’s operator turns it off (usually as a free action). </text:span></text:p>
      <text:p text:style-name="P1"><text:span text:style-name="T3">Saving Throw: </text:span><text:span text:style-name="T2">If a piece of equipment calls for a saving throw, the type of saving throw is listed here, along with the effect of a successful save.</text:span></text:p>
      <text:p text:style-name="P1"><text:span text:style-name="T3">Purchase DC: </text:span><text:span text:style-name="T2">The purchase DC for the Wealth check to acquire the equipment.</text:span></text:p>
      <text:p text:style-name="P1"><text:span text:style-name="T3">Restriction: </text:span><text:span text:style-name="T2">The level of license required to purchase the equipment legally.</text:span></text:p>
      <text:p text:style-name="P5"/>
      <text:h text:style-name="P13" text:outline-level="2"><text:span text:style-name="T6">Leave Room for the Pilot</text:span></text:h>
      <text:p text:style-name="P1"><text:span text:style-name="T2">When equipping a mecha from scratch, make sure to leave at least two vacant equipment slots for the mecha operator’s cockpit. (The cost of the cockpit is already factored into the mecha’s base purchase DC.) On Large mecha, the operator always occupies two of the following three equipment slots: helmet, torso, and back. On Huge and bigger mecha, the designer has more choice when placing the operator’s cockpit.</text:span></text:p>
      <text:p text:style-name="P1"><text:span text:style-name="T2">Copilot and passenger cockpits are described under Miscellaneous Equipment.</text:span></text:p>
      <text:p text:style-name="P5"/>
      <text:p text:style-name="P1"><text:span text:style-name="T6">MECHA FLIGHT SYSTEMS</text:span></text:p>
      <text:p text:style-name="P1"><text:span text:style-name="T2">All mecha are equipped with legs that allow them to walk and run. A mecha’s size determines its base speed, as noted in Table: Mecha Sizes. This section describes various optional flight systems. To build a flight system from scratch, a character must succeed at a Craft (mechanical) check (DC 30) after investing 60 hours in its assembly. A character without a mechanical tool kit takes a –4 penalty on the skill check. The character must also make a Wealth check against the flight system’s purchase DC.</text:span></text:p>
      <text:p text:style-name="P4"/>
      <text:p text:style-name="P1"><text:span text:style-name="T3">AFTERBURNER SYSTEM (PL 6)</text:span></text:p>
      <text:p text:style-name="P1"><text:span text:style-name="T2">The afterburner system dumps a shot of raw fuel into the mecha’s thruster system, giving the mecha a temporary speed boost. The mecha’s fly speed is doubled for 1 round. The afterburner system is good for only one use; additional activations require additional afterburner systems.</text:span></text:p>
      <text:p text:style-name="P1"><text:span text:style-name="T3">Equipment Slots: </text:span><text:span text:style-name="T2">1, must be torso, back, or leg.</text:span></text:p>
      <text:p text:style-name="P1"><text:span text:style-name="T3">Activation: </text:span><text:span text:style-name="T2">Free action.</text:span></text:p>
      <text:p text:style-name="P1"><text:soft-page-break/><text:span text:style-name="T3">Range: </text:span><text:span text:style-name="T2">Personal.</text:span></text:p>
      <text:p text:style-name="P1"><text:span text:style-name="T3">Target: </text:span><text:span text:style-name="T2">You.</text:span></text:p>
      <text:p text:style-name="P1"><text:span text:style-name="T3">Duration: </text:span><text:span text:style-name="T2">1 round.</text:span></text:p>
      <text:p text:style-name="P1"><text:span text:style-name="T3">Saving Throw: </text:span><text:span text:style-name="T2">None.</text:span></text:p>
      <text:p text:style-name="P1"><text:span text:style-name="T3">Purchase DC: </text:span><text:span text:style-name="T2">8 + one-quarter the mecha’s base purchase DC.</text:span></text:p>
      <text:p text:style-name="P1"><text:span text:style-name="T3">Restriction: </text:span><text:span text:style-name="T2">None.</text:span></text:p>
      <text:p text:style-name="P4"/>
      <text:p text:style-name="P1"><text:span text:style-name="T3">JETPACK (PL 6)</text:span></text:p>
      <text:p text:style-name="P1"><text:span text:style-name="T2">A jetpack combines vectored thrust with simple avionics, granting the mecha a fly speed of 100 feet (clumsy). The jetpack carries enough fuel for the mecha to travel a total of 1,000 feet; refueling has a purchase DC of 16.</text:span></text:p>
      <text:p text:style-name="P1"><text:span text:style-name="T3">Equipment Slots: </text:span><text:span text:style-name="T2">1, must be back or boots; or 2, must be left leg and right leg.</text:span></text:p>
      <text:p text:style-name="P1"><text:span text:style-name="T3">Activation: </text:span><text:span text:style-name="T2">Free action.</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0 + one-quarter the mecha’s base purchase DC.</text:span></text:p>
      <text:p text:style-name="P1"><text:span text:style-name="T3">Restriction: </text:span><text:span text:style-name="T2">None.</text:span></text:p>
      <text:p text:style-name="P4"/>
      <text:p text:style-name="P1"><text:span text:style-name="T3">JET-ASSIST WINGS (PL 7)</text:span></text:p>
      <text:p text:style-name="P1"><text:span text:style-name="T2">Jet-assist wings allow a flying mecha to maneuver more effectively, but do not provide the mecha with the ability to fly. A mecha with jet-assist wings improves its flight maneuverability by one category (clumsy to poor, poor to average, and so on).</text:span></text:p>
      <text:p text:style-name="P1"><text:span text:style-name="T3">Equipment Slots: </text:span><text:span text:style-name="T2">1, must be back or shoulders (Large or Huge); 2, must be back or shoulders (Gargantuan or Colossal).</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5 + one-quarter the mecha’s purchase DC.</text:span></text:p>
      <text:p text:style-name="P1"><text:soft-page-break/><text:span text:style-name="T3">Restriction: </text:span><text:span text:style-name="T2">None.</text:span></text:p>
      <text:p text:style-name="P4"/>
      <text:p text:style-name="P1"><text:span text:style-name="T3">THRUSTER BOOTS (PL 7)</text:span></text:p>
      <text:p text:style-name="P1"><text:span text:style-name="T2">Thruster boots combine powerful fusion thrusters to give the mecha a fly speed of 150 feet (poor).</text:span></text:p>
      <text:p text:style-name="P1"><text:span text:style-name="T3">Equipment Slots: </text:span><text:span text:style-name="T2">1, must be boots.</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0 + one-quarter the mecha’s purchase DC.</text:span></text:p>
      <text:p text:style-name="P1"><text:span text:style-name="T3">Restriction: </text:span><text:span text:style-name="T2">None.</text:span></text:p>
      <text:p text:style-name="P4"/>
      <text:p text:style-name="P1"><text:span text:style-name="T3">RAMJET THRUSTER BOOTS (PL 8)</text:span></text:p>
      <text:p text:style-name="P1"><text:span text:style-name="T2">The best thruster system available uses ramjet technology to improve the performance of the PL 7 thruster boots, granting the mecha a fly speed of 200 feet (poor).</text:span></text:p>
      <text:p text:style-name="P1"><text:span text:style-name="T3">Equipment Slots: </text:span><text:span text:style-name="T2">1, must be boots.</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0 + one-quarter the mecha’s purchase DC.</text:span></text:p>
      <text:p text:style-name="P1"><text:span text:style-name="T3">Restriction: </text:span><text:span text:style-name="T2">None.</text:span></text:p>
      <text:p text:style-name="P5"/>
      <text:p text:style-name="P1"><text:span text:style-name="T6">MECHA SENSOR SYSTEMS</text:span></text:p>
      <text:p text:style-name="P1"><text:span text:style-name="T2">Sensor systems make it easier for mecha operators to perceive their surroundings; however, not all mecha are equipped with sensors (or even require them). In such cases, mecha operators must rely on their own acute vision and hearing.</text:span></text:p>
      <text:p text:style-name="P1"><text:span text:style-name="T2">A mecha equipped with sensors conducts passive scans of the surrounding area constantly, without the operator’s attention. A passive scan extends in all directions at once, providing the operator with data on surrounding terrain, obstacles, and the location of other creatures, vehicles, and mecha within several miles of the mecha’s position.</text:span></text:p>
      <text:p text:style-name="P1"><text:soft-page-break/><text:span text:style-name="T2">A sensor system can also be used to conduct an active scan of a single target. With a successful Computer Use check (DC 15) and a move action, a mecha’s operator can use the onboard sensor system to actively scan a single nonliving target (usually another mecha or vehicle) and determine specific information about that target, as specified in the sensor system’s description.</text:span></text:p>
      <text:p text:style-name="P1"><text:span text:style-name="T2">To build a sensor system from scratch, a character must succeed at a Craft (electrical) check (DC 30) after investing 60 hours in its assembly. A character without an electrical tool kit takes a –4 penalty on the skill check. The character must also make a Wealth check against the sensor system’s purchase DC.</text:span></text:p>
      <text:p text:style-name="P4"/>
      <text:p text:style-name="P1"><text:span text:style-name="T3">CLASS I SENSOR SYSTEM (PL 6)</text:span></text:p>
      <text:p text:style-name="P1"><text:span text:style-name="T2">This sensor system includes air/space radar that allows a mecha operator to scan the basic topography of the surrounding area and pick out targets well enough to aim weapons at them. A Class I sensor system grants a +2 equipment bonus on the operator’s Navigate and Spot checks.</text:span></text:p>
      <text:p text:style-name="P1"><text:span text:style-name="T2">With a successful Computer Use check (DC 15) and a move action, the operator can use the sensor system to actively scan a single nonliving target (usually another mecha or vehicle) and determine all the following information about that target:</text:span></text:p>
      <text:p text:style-name="P1"><text:span text:style-name="T2">• The target’s size.</text:span></text:p>
      <text:p text:style-name="P1"><text:span text:style-name="T2">• The target’s locomotive capabilities.</text:span></text:p>
      <text:p text:style-name="P1"><text:span text:style-name="T2">• The target’s present direction or trajectory.</text:span></text:p>
      <text:p text:style-name="P1"><text:span text:style-name="T3">Equipment Slots: </text:span><text:span text:style-name="T2">1.</text:span></text:p>
      <text:p text:style-name="P1"><text:span text:style-name="T3">Activation: </text:span><text:span text:style-name="T2">Move action (active scan mode only).</text:span></text:p>
      <text:p text:style-name="P1"><text:span text:style-name="T3">Range: </text:span><text:span text:style-name="T2">1-mile-radius emanation centered on your mecha.</text:span></text:p>
      <text:p text:style-name="P1"><text:span text:style-name="T3">Area: </text:span><text:span text:style-name="T2">1 nonliving target (active scan only).</text:span></text:p>
      <text:p text:style-name="P1"><text:span text:style-name="T3">Duration: </text:span><text:span text:style-name="T2">Persistent (passive scan mode) or 1 round (active scan mode).</text:span></text:p>
      <text:p text:style-name="P1"><text:span text:style-name="T3">Saving Throw: </text:span><text:span text:style-name="T2">None.</text:span></text:p>
      <text:p text:style-name="P1"><text:span text:style-name="T3">Purchase DC: </text:span><text:span text:style-name="T2">18.</text:span></text:p>
      <text:p text:style-name="P1"><text:span text:style-name="T3">Restriction: </text:span><text:span text:style-name="T2">None.</text:span></text:p>
      <text:p text:style-name="P4"/>
      <text:p text:style-name="P1"><text:span text:style-name="T3">CLASS II SENSOR SYSTEM (PL 6)</text:span></text:p>
      <text:p text:style-name="P1"><text:span text:style-name="T2">This sensor system includes an electromagnetic (EM) detector array that localizes electromagnetic emissions, and an infrared detector that tracks targets by their heat signatures. It also incorporates a high-resolution video system that differentiates targets by their visual profile. The hi-res video system incorporates a zoom feature, allowing close inspection of distant targets. A Class II sensor system grants a +2 equipment bonus on the operator’s Navigate and Spot checks.</text:span></text:p>
      <text:p text:style-name="P1"><text:span text:style-name="T2">With a successful Computer Use check (DC 15) and a move action, the operator can use the sensor system to actively scan a single nonliving target (usually another mecha or vehicle) and determine all the following information about that target: </text:span></text:p>
      <text:p text:style-name="P1"><text:span text:style-name="T2">• The target’s size.</text:span></text:p>
      <text:p text:style-name="P1"><text:span text:style-name="T2">• The target’s locomotive capabilities.</text:span></text:p>
      <text:p text:style-name="P1"><text:span text:style-name="T2">• The target’s present direction or trajectory.</text:span></text:p>
      <text:p text:style-name="P1"><text:span text:style-name="T2">• The number of living creatures aboard, if applicable.</text:span></text:p>
      <text:p text:style-name="P1"><text:span text:style-name="T2">• The composition of the target’s hull or superstructure, as well as the type of its armor, if any.</text:span></text:p>
      <text:p text:style-name="P1"><text:span text:style-name="T2">• The target’s weapon systems (functional and nonfunctional).</text:span></text:p>
      <text:p text:style-name="P1"><text:soft-page-break/><text:span text:style-name="T3">Equipment Slots: </text:span><text:span text:style-name="T2">1.</text:span></text:p>
      <text:p text:style-name="P1"><text:span text:style-name="T3">Activation: </text:span><text:span text:style-name="T2">Move action (active scan mode only).</text:span></text:p>
      <text:p text:style-name="P1"><text:span text:style-name="T3">Range: </text:span><text:span text:style-name="T2">1-mile-radius emanation centered on your mecha.</text:span></text:p>
      <text:p text:style-name="P1"><text:span text:style-name="T3">Area: </text:span><text:span text:style-name="T2">1 nonliving target (active scan only).</text:span></text:p>
      <text:p text:style-name="P1"><text:span text:style-name="T3">Duration: </text:span><text:span text:style-name="T2">Persistent (passive scan mode) or 1 round (active scan mode).</text:span></text:p>
      <text:p text:style-name="P1"><text:span text:style-name="T3">Saving Throw: </text:span><text:span text:style-name="T2">None.</text:span></text:p>
      <text:p text:style-name="P1"><text:span text:style-name="T3">Purchase DC: </text:span><text:span text:style-name="T2">21.</text:span></text:p>
      <text:p text:style-name="P1"><text:span text:style-name="T3">Restriction: </text:span><text:span text:style-name="T2">None.</text:span></text:p>
      <text:p text:style-name="P4"/>
      <text:p text:style-name="P1"><text:span text:style-name="T3">CLASS III SENSOR SYSTEM (PL 6)</text:span></text:p>
      <text:p text:style-name="P1"><text:span text:style-name="T2">This system combines the features of the Class II sensor system with an advanced night-vision unit.</text:span></text:p>
      <text:p text:style-name="P1"><text:span text:style-name="T2">The mecha operator gains darkvision to a range of 90 feet. A Class III sensor system also grants a +2 equipment bonus on the operator’s Navigate and Spot checks.</text:span></text:p>
      <text:p text:style-name="P1"><text:span text:style-name="T2">With a successful Computer Use check (DC 15) and a move action, the operator can use the sensor system to actively scan a single nonliving target (usually another mecha or vehicle) and determine all the following information about that target:</text:span></text:p>
      <text:p text:style-name="P1"><text:span text:style-name="T2">• The target’s size.</text:span></text:p>
      <text:p text:style-name="P1"><text:span text:style-name="T2">• The target’s locomotive capabilities.</text:span></text:p>
      <text:p text:style-name="P1"><text:span text:style-name="T2">• The target’s present direction or trajectory.</text:span></text:p>
      <text:p text:style-name="P1"><text:span text:style-name="T2">• The number of living creatures aboard, if applicable.</text:span></text:p>
      <text:p text:style-name="P1"><text:span text:style-name="T2">• The composition of the target’s hull or superstructure, as well as the type of its armor, if any.</text:span></text:p>
      <text:p text:style-name="P1"><text:span text:style-name="T2">• The target’s weapon systems (functional and nonfunctional).</text:span></text:p>
      <text:p text:style-name="P1"><text:span text:style-name="T3">Equipment Slots: </text:span><text:span text:style-name="T2">1.</text:span></text:p>
      <text:p text:style-name="P1"><text:span text:style-name="T3">Activation: </text:span><text:span text:style-name="T2">Move action (active scan mode only).</text:span></text:p>
      <text:p text:style-name="P1"><text:span text:style-name="T3">Range: </text:span><text:span text:style-name="T2">1-mile-radius emanation centered on your mecha.</text:span></text:p>
      <text:p text:style-name="P1"><text:span text:style-name="T3">Area: </text:span><text:span text:style-name="T2">1 nonliving target (active scan only).</text:span></text:p>
      <text:p text:style-name="P1"><text:span text:style-name="T3">Duration: </text:span><text:span text:style-name="T2">Persistent (passive scan mode) or 1 round (active scan mode).</text:span></text:p>
      <text:p text:style-name="P1"><text:span text:style-name="T3">Saving Throw: </text:span><text:span text:style-name="T2">None.</text:span></text:p>
      <text:p text:style-name="P1"><text:span text:style-name="T3">Purchase DC: </text:span><text:span text:style-name="T2">25.</text:span></text:p>
      <text:p text:style-name="P1"><text:span text:style-name="T3">Restriction: </text:span><text:span text:style-name="T2">Licensed (+1).</text:span></text:p>
      <text:p text:style-name="P4"><text:soft-page-break/></text:p>
      <text:p text:style-name="P1"><text:span text:style-name="T3">ENIGMA SENSOR SUITE (PL 6)</text:span></text:p>
      <text:p text:style-name="P1"><text:span text:style-name="T2">Using a combination of thermal imaging, X-rays, and vibration sensors, the Enigma sensor suite enables the operator to effectively see through solid objects. Fine details can’t be detected, but a mecha using the Enigma suite could tell, for example, that three Medium-size humanoids were crouched behind a closed door, or that an escape tunnel runs from one building to another.</text:span></text:p>
      <text:p text:style-name="P1"><text:span text:style-name="T2">A mecha with the Enigma suite reduces the effects of concealment by two grades. Thus, an object with total concealment (50% miss chance) would have three-quarters concealment (30% miss chance) instead.</text:span></text:p>
      <text:p text:style-name="P1"><text:span text:style-name="T3">Equipment Slots: </text:span><text:span text:style-name="T2">1.</text:span></text:p>
      <text:p text:style-name="P1"><text:span text:style-name="T3">Activation: </text:span><text:span text:style-name="T2">None.</text:span></text:p>
      <text:p text:style-name="P1"><text:span text:style-name="T3">Range: </text:span><text:span text:style-name="T2">150 feet.</text:span></text:p>
      <text:p text:style-name="P1"><text:span text:style-name="T3">Area: </text:span><text:span text:style-name="T2">Cone-shaped emanation.</text:span></text:p>
      <text:p text:style-name="P1"><text:span text:style-name="T3">Duration: </text:span><text:span text:style-name="T2">1 round.</text:span></text:p>
      <text:p text:style-name="P1"><text:span text:style-name="T3">Saving Throw: </text:span><text:span text:style-name="T2">None.</text:span></text:p>
      <text:p text:style-name="P1"><text:span text:style-name="T3">Purchase DC: </text:span><text:span text:style-name="T2">29.</text:span></text:p>
      <text:p text:style-name="P1"><text:span text:style-name="T3">Restriction: </text:span><text:span text:style-name="T2">None.</text:span></text:p>
      <text:p text:style-name="P4"/>
      <text:p text:style-name="P1"><text:span text:style-name="T3">ORACLE TARGETING SYSTEM (PL 6)</text:span></text:p>
      <text:p text:style-name="P1"><text:span text:style-name="T2">The standard computer-assisted targeting system for mecha combines holographic displays and heuristic target-prediction profiling to increase a mecha operator’s accuracy. The system grants an enhancement bonus on attack rolls (+1 to +5) when using a specific ranged weapon selected by the operator. Switching the bonus from one weapon to another requires a move action.</text:span></text:p>
      <text:p text:style-name="P1"><text:span text:style-name="T2">The Oracle system has five different categories (denoted Mark I through Mark V). The purchase DC varies depending on the enhancement bonus conferred.</text:span></text:p>
      <text:p text:style-name="P1"><text:span text:style-name="T3">Equipment Slots: </text:span><text:span text:style-name="T2">1, must be helmet or visor.</text:span></text:p>
      <text:p text:style-name="P1"><text:span text:style-name="T3">Activation: </text:span><text:span text:style-name="T2">Move action (to activate or switch).</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6 for Mark I (+1), 18 for Mark II (+2), 20 for Mark III (+3), 22 for Mark IV (+4), 24 for Mark V (+5).</text:span></text:p>
      <text:p text:style-name="P1"><text:span text:style-name="T3">Restriction: </text:span><text:span text:style-name="T2">None.</text:span></text:p>
      <text:p text:style-name="P4"/>
      <text:p text:style-name="P1"><text:span text:style-name="T3">CLASS IV SENSOR SYSTEM (PL 7)</text:span></text:p>
      <text:p text:style-name="P1"><text:span text:style-name="T2">This system includes electromagnetic (EM), infrared detector, hi-res video, and nightvision sensors similar to those found on the Class II and Class III systems. It also incorporates a ladar system that uses low-powered laser beams to quickly locate and identify difficult terrain, distant obstacles, and targets.</text:span></text:p>
      <text:p text:style-name="P1"><text:soft-page-break/><text:span text:style-name="T2">The mecha operator gains darkvision to a range of 120 feet. A Class IV sensor system also grants a +4 equipment bonus on the operator’s Navigate and Spot checks.</text:span></text:p>
      <text:p text:style-name="P1"><text:span text:style-name="T2">With a successful Computer Use check (DC 15) and a move action, the operator can use the sensor system to actively scan a single nonliving target (usually another mecha or vehicle) and determine all the following information about that target: </text:span></text:p>
      <text:p text:style-name="P1"><text:span text:style-name="T2">• The target’s size.</text:span></text:p>
      <text:p text:style-name="P1"><text:span text:style-name="T2">• The target’s locomotive capabilities.</text:span></text:p>
      <text:p text:style-name="P1"><text:span text:style-name="T2">• The target’s present direction or trajectory.</text:span></text:p>
      <text:p text:style-name="P1"><text:span text:style-name="T2">• The number of living creatures aboard, if applicable.</text:span></text:p>
      <text:p text:style-name="P1"><text:span text:style-name="T2">• The composition of the target’s hull or superstructure, as well as the type of its armor, if any.</text:span></text:p>
      <text:p text:style-name="P1"><text:span text:style-name="T2">• The target’s weapon systems (both functional and nonfunctional).</text:span></text:p>
      <text:p text:style-name="P1"><text:span text:style-name="T2">• How much damage (in hit points) the target has taken.</text:span></text:p>
      <text:p text:style-name="P1"><text:span text:style-name="T3">Equipment Slots: </text:span><text:span text:style-name="T2">1.</text:span></text:p>
      <text:p text:style-name="P1"><text:span text:style-name="T3">Activation: </text:span><text:span text:style-name="T2">Move action (active scan mode only).</text:span></text:p>
      <text:p text:style-name="P1"><text:span text:style-name="T3">Range: </text:span><text:span text:style-name="T2">10-mile-radius emanation centered on your mecha.</text:span></text:p>
      <text:p text:style-name="P1"><text:span text:style-name="T3">Area: </text:span><text:span text:style-name="T2">1 nonliving target (active scan only).</text:span></text:p>
      <text:p text:style-name="P1"><text:span text:style-name="T3">Duration: </text:span><text:span text:style-name="T2">Persistent (passive scan mode) or 1 round (active scan mode).</text:span></text:p>
      <text:p text:style-name="P1"><text:span text:style-name="T3">Saving Throw: </text:span><text:span text:style-name="T2">None.</text:span></text:p>
      <text:p text:style-name="P1"><text:span text:style-name="T3">Purchase DC: </text:span><text:span text:style-name="T2">27.</text:span></text:p>
      <text:p text:style-name="P1"><text:span text:style-name="T3">Restriction: </text:span><text:span text:style-name="T2">Licensed (+1). </text:span><text:span text:style-name="T8">Oracle Targeting System</text:span></text:p>
      <text:p text:style-name="P4"/>
      <text:p text:style-name="P1"><text:span text:style-name="T3">CLASS V SENSOR SYSTEM (PL 7)</text:span></text:p>
      <text:p text:style-name="P1"><text:span text:style-name="T2">This system improves upon earlier sensor systems by replacing the air/space radar with powerful multiband radar that quickly and effortlessly identifies and tracks mecha, creatures, and vehicles. It also combines the electromagnetic, infrared, and video scanners into a single, more powerful array. The Class V sensor system also extends the mecha’s nightvision capability.</text:span></text:p>
      <text:p text:style-name="P1"><text:span text:style-name="T2">The mecha operator gains darkvision to a range of 180 feet. A Class V sensor system also grants a +6 equipment bonus on the operator’s Navigate and Spot checks.</text:span></text:p>
      <text:p text:style-name="P1"><text:span text:style-name="T2">With a successful Computer Use check (DC 15) and a move action, the operator can use the sensor system to actively scan a single nonliving target (usually another mecha or vehicle) and determine all the following information about that target:</text:span></text:p>
      <text:p text:style-name="P1"><text:span text:style-name="T2">• The target’s size.</text:span></text:p>
      <text:p text:style-name="P1"><text:span text:style-name="T2">• The target’s locomotive capabilities.</text:span></text:p>
      <text:p text:style-name="P1"><text:span text:style-name="T2">• The target’s present direction or trajectory.</text:span></text:p>
      <text:p text:style-name="P1"><text:span text:style-name="T2">• The number of living creatures aboard, if applicable.</text:span></text:p>
      <text:p text:style-name="P1"><text:span text:style-name="T2">• The composition of the target’s hull or superstructure, as well as the type of its armor, if any.</text:span></text:p>
      <text:p text:style-name="P1"><text:soft-page-break/><text:span text:style-name="T2">• The target’s weapon, defense, and sensor systems (both functional and nonfunctional).</text:span></text:p>
      <text:p text:style-name="P1"><text:span text:style-name="T2">• How much damage (in hit points) the target has taken.</text:span></text:p>
      <text:p text:style-name="P1"><text:span text:style-name="T3">Equipment Slots: </text:span><text:span text:style-name="T2">1.</text:span></text:p>
      <text:p text:style-name="P1"><text:span text:style-name="T3">Activation: </text:span><text:span text:style-name="T2">Move action (active scan mode only).</text:span></text:p>
      <text:p text:style-name="P1"><text:span text:style-name="T3">Range: </text:span><text:span text:style-name="T2">10-mile-radius emanation centered on your mecha.</text:span></text:p>
      <text:p text:style-name="P1"><text:span text:style-name="T3">Area: </text:span><text:span text:style-name="T2">1 nonliving target (active scan only).</text:span></text:p>
      <text:p text:style-name="P1"><text:span text:style-name="T3">Duration: </text:span><text:span text:style-name="T2">Persistent (passive scan mode) or 1 round (active scan mode).</text:span></text:p>
      <text:p text:style-name="P1"><text:span text:style-name="T3">Saving Throw: </text:span><text:span text:style-name="T2">None.</text:span></text:p>
      <text:p text:style-name="P1"><text:span text:style-name="T3">Purchase DC: </text:span><text:span text:style-name="T2">30.</text:span></text:p>
      <text:p text:style-name="P1"><text:span text:style-name="T3">Restriction: </text:span><text:span text:style-name="T2">Licensed (+1).</text:span></text:p>
      <text:p text:style-name="P4"/>
      <text:p text:style-name="P1"><text:span text:style-name="T3">CLASS VI SENSOR SYSTEM (PL 8)</text:span></text:p>
      <text:p text:style-name="P1"><text:span text:style-name="T2">This sensor system resembles the Class V sensor array, except that it replaces the multiband radar unit with multiphase radar capable of penetrating nearly any obstacle or barrier.</text:span></text:p>
      <text:p text:style-name="P1"><text:span text:style-name="T2">The mecha operator gains darkvision to a range of 180 feet. A Class VI sensor system also grants a +8 equipment bonus on the operator’s Navigate and Spot checks.</text:span></text:p>
      <text:p text:style-name="P1"><text:span text:style-name="T2">With a successful Computer Use check (DC 15) and a move action, the operator can use the sensor system to actively scan a single nonliving target (usually another mecha or vehicle) and determine all the following information about that target:</text:span></text:p>
      <text:p text:style-name="P1"><text:span text:style-name="T2">• The target’s size.</text:span></text:p>
      <text:p text:style-name="P1"><text:span text:style-name="T2">• The target’s locomotive capabilities.</text:span></text:p>
      <text:p text:style-name="P1"><text:span text:style-name="T2">• The target’s present direction or trajectory.</text:span></text:p>
      <text:p text:style-name="P1"><text:span text:style-name="T2">• The number of living creatures aboard, if applicable.</text:span></text:p>
      <text:p text:style-name="P1"><text:span text:style-name="T2">• The composition of the target’s hull or superstructure, as well as the type of its armor, if any.</text:span></text:p>
      <text:p text:style-name="P1"><text:span text:style-name="T2">• The target’s weapon, defense, and sensor systems (both functional and nonfunctional).</text:span></text:p>
      <text:p text:style-name="P1"><text:span text:style-name="T2">• How much damage (in hit points) the target has taken, and how much damage it can withstand (that is, hit points remaining).</text:span></text:p>
      <text:p text:style-name="P1"><text:span text:style-name="T3">Equipment Slots: </text:span><text:span text:style-name="T2">1.</text:span></text:p>
      <text:p text:style-name="P1"><text:span text:style-name="T3">Activation: </text:span><text:span text:style-name="T2">Move action (active scan mode only).</text:span></text:p>
      <text:p text:style-name="P1"><text:span text:style-name="T3">Range: </text:span><text:span text:style-name="T2">100-mile-radius emanation centered on your mecha.</text:span></text:p>
      <text:p text:style-name="P1"><text:span text:style-name="T3">Area: </text:span><text:span text:style-name="T2">1 nonliving target (active scan only).</text:span></text:p>
      <text:p text:style-name="P1"><text:span text:style-name="T3">Duration: </text:span><text:span text:style-name="T2">Persistent (passive scan mode) or 1 round (active scan mode).</text:span></text:p>
      <text:p text:style-name="P1"><text:soft-page-break/><text:span text:style-name="T3">Saving Throw: </text:span><text:span text:style-name="T2">None.</text:span></text:p>
      <text:p text:style-name="P1"><text:span text:style-name="T3">Purchase DC: </text:span><text:span text:style-name="T2">32.</text:span></text:p>
      <text:p text:style-name="P1"><text:span text:style-name="T3">Restriction: </text:span><text:span text:style-name="T2">Licensed (+1).</text:span></text:p>
      <text:p text:style-name="P5"/>
      <text:p text:style-name="P1"><text:span text:style-name="T6">MECHA DEFENSE SYSTEMS</text:span></text:p>
      <text:p text:style-name="P1"><text:span text:style-name="T2">Defense systems include energy shields, life support systems, and other equipment intended to protect the mecha and its operator from harm.</text:span></text:p>
      <text:p text:style-name="P1"><text:span text:style-name="T2">To build a defense system from scratch, a character must succeed at a Craft (mechanical) check (DC 30) after investing 60 hours in its assembly. A character without a mechanical tool kit takes a –4 penalty on the skill check. The character must also make a Wealth check against the defense system’s purchase DC.</text:span></text:p>
      <text:p text:style-name="P4"/>
      <text:p text:style-name="P1"><text:span text:style-name="T3">BULWARK TACTICAL SHIELD (PL 5)</text:span></text:p>
      <text:p text:style-name="P1"><text:span text:style-name="T2">The Bulwark tactical shield—a high-tech version of the shields carried by knights of old—is worn on one of the mecha’s arms. It improves the mecha’s equipment bonus to Defense by +4.</text:span></text:p>
      <text:p text:style-name="P1"><text:span text:style-name="T3">Equipment Slots: </text:span><text:span text:style-name="T2">1, must be arm.</text:span></text:p>
      <text:p text:style-name="P1"><text:span text:style-name="T3">Activation: </text:span><text:span text:style-name="T2">None.</text:span></text:p>
      <text:p text:style-name="P1"><text:span text:style-name="T3">Range: </text:span><text:span text:style-name="T2">Touch.</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5 + one-quarter the mecha’s base purchase DC.</text:span></text:p>
      <text:p text:style-name="P1"><text:span text:style-name="T3">Restriction: </text:span><text:span text:style-name="T2">None.</text:span></text:p>
      <text:p text:style-name="P4"/>
      <text:p text:style-name="P1"><text:span text:style-name="T3">BASTION TACTICAL SHIELD (PL 6)</text:span></text:p>
      <text:p text:style-name="P1"><text:span text:style-name="T2">The Bastion tactical shield improves upon the Bulwark tactical shield (see above). It improves the mecha’s equipment bonus to Defense by +6.</text:span></text:p>
      <text:p text:style-name="P1"><text:span text:style-name="T2">When not deployed, the Bastion tactical shield can retract into the mecha’s arm. Deploying or retracting the shield is a move action.</text:span></text:p>
      <text:p text:style-name="P1"><text:span text:style-name="T3">Equipment Slots: </text:span><text:span text:style-name="T2">1, must be arm.</text:span></text:p>
      <text:p text:style-name="P1"><text:span text:style-name="T3">Activation: </text:span><text:span text:style-name="T2">None or move action (see text).</text:span></text:p>
      <text:p text:style-name="P1"><text:span text:style-name="T3">Range: </text:span><text:span text:style-name="T2">Touch.</text:span></text:p>
      <text:p text:style-name="P1"><text:span text:style-name="T3">Target: </text:span><text:span text:style-name="T2">You.</text:span></text:p>
      <text:p text:style-name="P1"><text:span text:style-name="T3">Duration: </text:span><text:span text:style-name="T2">Persistent.</text:span></text:p>
      <text:p text:style-name="P1"><text:soft-page-break/><text:span text:style-name="T3">Saving Throw: </text:span><text:span text:style-name="T2">None.</text:span></text:p>
      <text:p text:style-name="P1"><text:span text:style-name="T3">Purchase DC: </text:span><text:span text:style-name="T2">5 + one-quarter the mecha’s base purchase DC.</text:span></text:p>
      <text:p text:style-name="P1"><text:span text:style-name="T3">Restriction: </text:span><text:span text:style-name="T2">None.</text:span></text:p>
      <text:p text:style-name="P4"/>
      <text:p text:style-name="P1"><text:span text:style-name="T3">LX-10 ANTISHOCK ARRAY (PL 6)</text:span></text:p>
      <text:p text:style-name="P1"><text:span text:style-name="T2">The LX-10 antishock array grounds the mecha and protects it against electrical attacks. The mecha gains electricity resistance 10.</text:span></text:p>
      <text:p text:style-name="P1"><text:span text:style-name="T3">Equipment Slots: </text:span><text:span text:style-name="T2">1.</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21.</text:span></text:p>
      <text:p text:style-name="P1"><text:span text:style-name="T3">Restriction: </text:span><text:span text:style-name="T2">None.</text:span></text:p>
      <text:p text:style-name="P4"/>
      <text:p text:style-name="P1"><text:span text:style-name="T3">BARRICADE TACTICAL SHIELD (PL 7)</text:span></text:p>
      <text:p text:style-name="P1"><text:span text:style-name="T2">A larger version of the Bastion tactical shield, the Barricade shield not only improves the mecha’s equipment bonus to Defense by +8, but its superior ceramic coating grants the mecha fire resistance 10.</text:span></text:p>
      <text:p text:style-name="P1"><text:span text:style-name="T2">When not deployed, the Barricade tactical shield can retract into the mecha’s arm. Deploying or retracting the shield is a move action.</text:span></text:p>
      <text:p text:style-name="P1"><text:span text:style-name="T3">Equipment Slots: </text:span><text:span text:style-name="T2">1, must be arm.</text:span></text:p>
      <text:p text:style-name="P1"><text:span text:style-name="T3">Activation: </text:span><text:span text:style-name="T2">None or move action (see text).</text:span></text:p>
      <text:p text:style-name="P1"><text:span text:style-name="T3">Range: </text:span><text:span text:style-name="T2">Touch.</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8 + one-quarter the mecha’s base purchase DC.</text:span></text:p>
      <text:p text:style-name="P1"><text:span text:style-name="T3">Restriction: </text:span><text:span text:style-name="T2">None.</text:span></text:p>
      <text:p text:style-name="P4"/>
      <text:p text:style-name="P1"><text:soft-page-break/><text:span text:style-name="T3">DELPHI DEFENSE SUITE (PL 7)</text:span></text:p>
      <text:p text:style-name="P1"><text:span text:style-name="T2">The Delphi defense suite consists of a heuristic collision avoidance system, enhanced crew restraints, and a series of adrenal and nonadrenal autoinjectors for the mecha operator. The Delphi defense suite grants the operator a resistance bonus on all saving throws for 1 minute: +1 for the Mark I version and up to +5 for the Mark V version.</text:span></text:p>
      <text:p text:style-name="P1"><text:span text:style-name="T3">Equipment Slots: </text:span><text:span text:style-name="T2">1 (Mark I and Mark II versions), 2 (Mark III, Mark IV, and Mark V versions).</text:span></text:p>
      <text:p text:style-name="P1"><text:span text:style-name="T3">Activation: </text:span><text:span text:style-name="T2">Attack action.</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1 minute.</text:span></text:p>
      <text:p text:style-name="P1"><text:span text:style-name="T3">Saving Throw: </text:span><text:span text:style-name="T2">None.</text:span></text:p>
      <text:p text:style-name="P1"><text:span text:style-name="T3">Purchase DC: </text:span><text:span text:style-name="T2">21 for Mark I (+1), 23 for Mark II (+2), 25 for Mark III (+3), 27 for Mark IV (+4), 29 for Mark V (+5).</text:span></text:p>
      <text:p text:style-name="P1"><text:span text:style-name="T3">Restriction: </text:span><text:span text:style-name="T2">None.</text:span></text:p>
      <text:p text:style-name="P4"/>
      <text:p text:style-name="P1"><text:span text:style-name="T3">LIGHT FORTIFICATION (PL 7)</text:span></text:p>
      <text:p text:style-name="P1"><text:span text:style-name="T2">The mecha’s structural integrity is reinforced so it can shake off attacks that would cripple it otherwise. Light fortification converts 25% of all critical hits into regular hits.</text:span></text:p>
      <text:p text:style-name="P1"><text:span text:style-name="T2">Installing <text:s/>light fortification requires a Craft (structural) check instead of a Craft (mechanical) check. Light fortification takes the place of one of the mecha’s equipment slots.</text:span></text:p>
      <text:p text:style-name="P1"><text:span text:style-name="T3">Equipment Slots: </text:span><text:span text:style-name="T2">1 (equivalent).</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0 + one-half the mecha’s base purchase DC.</text:span></text:p>
      <text:p text:style-name="P1"><text:span text:style-name="T3">Restriction: </text:span><text:span text:style-name="T2">Licensed (+1).</text:span></text:p>
      <text:p text:style-name="P4"/>
      <text:p text:style-name="P1"><text:span text:style-name="T3">LX-20 ANTISHOCK ARRAY (PL 7)</text:span></text:p>
      <text:p text:style-name="P1"><text:span text:style-name="T2">Similar to the LX-10 antishock array, the LX-20 antishock array grants the mecha electricity resistance 20. In addition, it insulates and protects the crew from the collateral dazing effect of an electromagnetic pulse, such as the type caused by an M-70 EMP rocket launcher (page 163).</text:span></text:p>
      <text:p text:style-name="P4"/>
      <text:p text:style-name="P1"><text:span text:style-name="T3">CLOAKING SCREEN (PL 8)</text:span></text:p>
      <text:p text:style-name="P1"><text:soft-page-break/><text:span text:style-name="T2">The cloaking screen warps light and energy around the mecha, rendering it invisible to visual and electronic sensors.</text:span></text:p>
      <text:p text:style-name="P1"><text:span text:style-name="T2">A cloaked mecha has total concealment. To attack a cloaked mecha, an attacker must guess in which square the mecha currently is (or determine its position based on where it attacked last), and even if the guess is accurate, there is a 50% chance that the attack misses. A cloaked mecha gains a +40 bonus on Hide checks if immobile, or a +20 bonus on Hide checks if moving. Pinpointing the location of a cloaked mecha that isn’t attempting to hide requires a Spot check against DC 40 if immobile or DC 20 if moving (as if the mecha operator had rolled a 0 on the Hide check).</text:span></text:p>
      <text:p text:style-name="P1"><text:span text:style-name="T3">Equipment Slots: </text:span><text:span text:style-name="T2">1.</text:span></text:p>
      <text:p text:style-name="P1"><text:span text:style-name="T3">Activation: </text:span><text:span text:style-name="T2">Attack or move action.</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20 + one-quarter the mecha’s base purchase DC.</text:span></text:p>
      <text:p text:style-name="P1"><text:span text:style-name="T3">Restriction: </text:span><text:span text:style-name="T2">Military (+3).</text:span></text:p>
      <text:p text:style-name="P4"/>
      <text:p text:style-name="P1"><text:span text:style-name="T3">DEFLECTION FIELD (PL 8)</text:span></text:p>
      <text:p text:style-name="P1"><text:span text:style-name="T2">The deflection field uses broadcast magnetics to provide a semipermeable energy field around the mecha. It provides a +1 to +5 deflection bonus to the mecha’s Defense. The purchase DC of the system is based on the type of field (denoted Mark I through Mark V).</text:span></text:p>
      <text:p text:style-name="P1"><text:span text:style-name="T2">The operator can activate or deactivate the deflection field once per round as a free action.</text:span></text:p>
      <text:p text:style-name="P1"><text:span text:style-name="T3">Equipment Slots: </text:span><text:span text:style-name="T2">1.</text:span></text:p>
      <text:p text:style-name="P1"><text:span text:style-name="T3">Activation: </text:span><text:span text:style-name="T2">None or free action (see text).</text:span></text:p>
      <text:p text:style-name="P1"><text:span text:style-name="T3">Range: </text:span><text:span text:style-name="T2">Touch.</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24 for Mark I (+1), 27 for Mark II (+2), 30 for Mark III (+3), 33 for Mark IV (+4), 36 for Mark V (+5).</text:span></text:p>
      <text:p text:style-name="P1"><text:span text:style-name="T3">Restriction: </text:span><text:span text:style-name="T2">Licensed (+1).</text:span></text:p>
      <text:p text:style-name="P4"/>
      <text:p text:style-name="P1"><text:span text:style-name="T3">MEDIUM FORTIFICATION (PL 8)</text:span></text:p>
      <text:p text:style-name="P1"><text:span text:style-name="T2">Similar to the light fortification system, the medium fortification system converts 75% of all critical hits into regular hits.</text:span></text:p>
      <text:p text:style-name="P1"><text:span text:style-name="T2">Medium fortification takes the place of two of the mecha’s equipment slots.</text:span></text:p>
      <text:p text:style-name="P1"><text:span text:style-name="T3">Equipment Slots: </text:span><text:span text:style-name="T2">2 (equivalent).</text:span></text:p>
      <text:p text:style-name="P4"><text:soft-page-break/></text:p>
      <text:p text:style-name="P1"><text:span text:style-name="T3">HEAVY FORTIFICATION (PL 9)</text:span></text:p>
      <text:p text:style-name="P1"><text:span text:style-name="T2">Similar to the light fortification system, the heavy fortification system converts all critical hits into regular hits.</text:span></text:p>
      <text:p text:style-name="P1"><text:span text:style-name="T2">Heavy fortification takes the place of three of the mecha’s equipment slots.</text:span></text:p>
      <text:p text:style-name="P1"><text:span text:style-name="T3">Equipment Slots: </text:span><text:span text:style-name="T2">3 (equivalent).</text:span></text:p>
      <text:p text:style-name="P5"/>
      <text:p text:style-name="P1"><text:span text:style-name="T6">MECHA WEAPONS</text:span></text:p>
      <text:p text:style-name="P1"><text:span text:style-name="T2">Mecha use both melee and ranged weapons to dispatch foes. In addition, a weapon can either be handheld or integrated into the mecha’s superstructure; each version has its benefits.</text:span></text:p>
      <text:p text:style-name="P1"><text:span text:style-name="T3">Handheld Weapons: </text:span><text:span text:style-name="T2">A handheld weapon does not cost an equipment slot. However, a mecha with a handheld weapon can be disarmed.</text:span></text:p>
      <text:p text:style-name="P1"><text:span text:style-name="T3">Integrated Weapons: </text:span><text:span text:style-name="T2">An integrated weapon takes up one or more of the mecha’s equipment slots, but the mecha cannot be disarmed of the weapon. Table: Mecha Weapons summarizes each weapon’s statistics.</text:span></text:p>
      <text:p text:style-name="P1"><text:span text:style-name="T2">To build a handheld or integrated weapon from scratch, a character must succeed at a Craft (mechanical) check (DC 30) after investing 60 hours in its assembly. A character without a mechanical tool kit takes a –4 penalty on the skill check. The character must also make a Wealth check against the weapon’s purchase DC.</text:span></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F"/>
        <table:table-column table:style-name="Table3.I"/>
        <table:table-column table:style-name="Table3.J"/>
        <table:table-column table:style-name="Table3.K"/>
        <table:table-row table:style-name="Table3.1">
          <table:table-cell table:style-name="Table3.A1" table:number-columns-spanned="11" office:value-type="string">
            <text:h text:style-name="P22" text:outline-level="3"><text:span text:style-name="T1">Table: Mecha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h text:style-name="P22" text:outline-level="3"><text:span text:style-name="T1">Weapon </text:span></text:h>
          </table:table-cell>
          <table:table-cell table:style-name="Table3.A2" office:value-type="string">
            <text:h text:style-name="P22" text:outline-level="3"><text:span text:style-name="T1">Damage</text:span></text:h>
          </table:table-cell>
          <table:table-cell table:style-name="Table3.A2" office:value-type="string">
            <text:p text:style-name="P24"><text:span text:style-name="T1">Critical</text:span></text:p>
          </table:table-cell>
          <table:table-cell table:style-name="Table3.A2" office:value-type="string">
            <text:p text:style-name="P21"><text:span text:style-name="T1">Damage Type</text:span></text:p>
          </table:table-cell>
          <table:table-cell table:style-name="Table3.A2" office:value-type="string">
            <text:p text:style-name="P21"><text:span text:style-name="T1">Range Increment</text:span></text:p>
          </table:table-cell>
          <table:table-cell table:style-name="Table3.A2" office:value-type="string">
            <text:p text:style-name="P24"><text:span text:style-name="T1">Rate of Fire</text:span></text:p>
          </table:table-cell>
          <table:table-cell table:style-name="Table3.A2" office:value-type="string">
            <text:p text:style-name="P24"><text:span text:style-name="T1">Magazine</text:span></text:p>
          </table:table-cell>
          <table:table-cell table:style-name="Table3.A2" office:value-type="string">
            <text:p text:style-name="P24"><text:span text:style-name="T1">Size</text:span></text:p>
          </table:table-cell>
          <table:table-cell table:style-name="Table3.A2" office:value-type="string">
            <text:p text:style-name="P24"><text:span text:style-name="T1">Weight</text:span></text:p>
          </table:table-cell>
          <table:table-cell table:style-name="Table3.A2" office:value-type="string">
            <text:p text:style-name="P24"><text:span text:style-name="T1">Purchase DC</text:span></text:p>
          </table:table-cell>
          <table:table-cell table:style-name="Table3.A2" office:value-type="string">
            <text:p text:style-name="P24"><text:span text:style-name="T1">Restriction</text:span></text:p>
          </table:table-cell>
        </table:table-row>
        <text:soft-page-break/>
        <table:table-row table:style-name="Table3.1">
          <table:table-cell table:style-name="Table3.A3" table:number-columns-spanned="11" office:value-type="string">
            <text:h text:style-name="P22" text:outline-level="3"><text:span text:style-name="T1">Progress Level 5: Information Age</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3" office:value-type="string">
            <text:p text:style-name="P12"><text:span text:style-name="T1">A3X Dragon flame thrower</text:span></text:p>
          </table:table-cell>
          <table:table-cell table:style-name="Table3.A2" office:value-type="string">
            <text:p text:style-name="P9"><text:span text:style-name="T1">4d6</text:span></text:p>
          </table:table-cell>
          <table:table-cell table:style-name="Table3.A2" office:value-type="string">
            <text:p text:style-name="P8"><text:span text:style-name="T1">—</text:span></text:p>
          </table:table-cell>
          <table:table-cell table:style-name="Table3.A2" office:value-type="string">
            <text:p text:style-name="P9"><text:span text:style-name="T1">Fire</text:span></text:p>
          </table:table-cell>
          <table:table-cell table:style-name="Table3.A2" office:value-type="string">
            <text:p text:style-name="P9"><text:span text:style-name="T1">—</text:span></text:p>
          </table:table-cell>
          <table:table-cell table:style-name="Table3.A2" office:value-type="string">
            <text:p text:style-name="P8"><text:span text:style-name="T1">Single</text:span></text:p>
          </table:table-cell>
          <table:table-cell table:style-name="Table3.A2" office:value-type="string">
            <text:p text:style-name="P8"><text:span text:style-name="T1">20 int.</text:span></text:p>
          </table:table-cell>
          <table:table-cell table:style-name="Table3.A2" office:value-type="string">
            <text:p text:style-name="P8"><text:span text:style-name="T1">Large</text:span></text:p>
          </table:table-cell>
          <table:table-cell table:style-name="Table3.A2" office:value-type="string">
            <text:p text:style-name="P8"><text:span text:style-name="T1">75 lb.</text:span></text:p>
          </table:table-cell>
          <table:table-cell table:style-name="Table3.A2" office:value-type="string">
            <text:p text:style-name="P8"><text:span text:style-name="T1">21</text:span></text:p>
          </table:table-cell>
          <table:table-cell table:style-name="Table3.A2" office:value-type="string">
            <text:p text:style-name="P8"><text:span text:style-name="T1">Mil (+3)</text:span></text:p>
          </table:table-cell>
        </table:table-row>
        <text:soft-page-break/>
        <table:table-row table:style-name="Table3.2">
          <table:table-cell table:style-name="Table3.A3" office:value-type="string">
            <text:p text:style-name="P11"><text:span text:style-name="T1">M-9 Barrage chaingun</text:span></text:p>
          </table:table-cell>
          <table:table-cell table:style-name="Table3.A2" office:value-type="string">
            <text:p text:style-name="P1"><text:span text:style-name="T1">5d6</text:span></text:p>
          </table:table-cell>
          <table:table-cell table:style-name="Table3.A2" office:value-type="string">
            <text:p text:style-name="P7"><text:span text:style-name="T1">20</text:span></text:p>
          </table:table-cell>
          <table:table-cell table:style-name="Table3.A2" office:value-type="string">
            <text:p text:style-name="P1"><text:span text:style-name="T1">Ballistic</text:span></text:p>
          </table:table-cell>
          <table:table-cell table:style-name="Table3.A2" office:value-type="string">
            <text:p text:style-name="P1"><text:span text:style-name="T1">60 ft.</text:span></text:p>
          </table:table-cell>
          <table:table-cell table:style-name="Table3.A2" office:value-type="string">
            <text:p text:style-name="P7"><text:span text:style-name="T1">S, A</text:span></text:p>
          </table:table-cell>
          <table:table-cell table:style-name="Table3.A2" office:value-type="string">
            <text:p text:style-name="P7"><text:span text:style-name="T1">Linked</text:span></text:p>
          </table:table-cell>
          <table:table-cell table:style-name="Table3.A2" office:value-type="string">
            <text:p text:style-name="P7"><text:span text:style-name="T1">Huge</text:span></text:p>
          </table:table-cell>
          <table:table-cell table:style-name="Table3.A2" office:value-type="string">
            <text:p text:style-name="P7"><text:span text:style-name="T1">100 lb.</text:span></text:p>
          </table:table-cell>
          <table:table-cell table:style-name="Table3.A2" office:value-type="string">
            <text:p text:style-name="P7"><text:span text:style-name="T1">21</text:span></text:p>
          </table:table-cell>
          <table:table-cell table:style-name="Table3.A2" office:value-type="string">
            <text:p text:style-name="P7"><text:span text:style-name="T1">Res (+2)</text:span></text:p>
          </table:table-cell>
        </table:table-row>
        <table:table-row table:style-name="Table3.2">
          <table:table-cell table:style-name="Table3.A3" office:value-type="string">
            <text:p text:style-name="P11"><text:span text:style-name="T1">M-53 Firestar rocket launcher</text:span></text:p>
          </table:table-cell>
          <table:table-cell table:style-name="Table3.A2" office:value-type="string">
            <text:p text:style-name="P1"><text:span text:style-name="T1">10d6</text:span></text:p>
          </table:table-cell>
          <table:table-cell table:style-name="Table3.A2" office:value-type="string">
            <text:p text:style-name="P7"><text:span text:style-name="T1">—</text:span></text:p>
          </table:table-cell>
          <table:table-cell table:style-name="Table3.A2" office:value-type="string">
            <text:p text:style-name="P1"><text:span text:style-name="T1">Fire</text:span></text:p>
          </table:table-cell>
          <table:table-cell table:style-name="Table3.A2" office:value-type="string">
            <text:p text:style-name="P1"><text:span text:style-name="T1">—</text:span></text:p>
          </table:table-cell>
          <table:table-cell table:style-name="Table3.A2" office:value-type="string">
            <text:p text:style-name="P7"><text:span text:style-name="T1">Single</text:span></text:p>
          </table:table-cell>
          <table:table-cell table:style-name="Table3.A2" office:value-type="string">
            <text:p text:style-name="P7"><text:span text:style-name="T1">6 int.</text:span></text:p>
          </table:table-cell>
          <table:table-cell table:style-name="Table3.A2" office:value-type="string">
            <text:p text:style-name="P7"><text:span text:style-name="T1">Huge</text:span></text:p>
          </table:table-cell>
          <table:table-cell table:style-name="Table3.A2" office:value-type="string">
            <text:p text:style-name="P7"><text:span text:style-name="T1">35 lb.</text:span></text:p>
          </table:table-cell>
          <table:table-cell table:style-name="Table3.A2" office:value-type="string">
            <text:p text:style-name="P7"><text:span text:style-name="T1">24</text:span></text:p>
          </table:table-cell>
          <table:table-cell table:style-name="Table3.A2" office:value-type="string">
            <text:p text:style-name="P7"><text:span text:style-name="T1">Mil (+3)</text:span></text:p>
          </table:table-cell>
        </table:table-row>
        <text:soft-page-break/>
        <table:table-row table:style-name="Table3.2">
          <table:table-cell table:style-name="Table3.A3" office:value-type="string">
            <text:p text:style-name="P11"><text:span text:style-name="T1">M-55 Crud rocket launcher</text:span></text:p>
          </table:table-cell>
          <table:table-cell table:style-name="Table3.A2" office:value-type="string">
            <text:p text:style-name="P1"><text:span text:style-name="T1">10d6</text:span></text:p>
          </table:table-cell>
          <table:table-cell table:style-name="Table3.A2" office:value-type="string">
            <text:p text:style-name="P7"><text:span text:style-name="T1">—</text:span></text:p>
          </table:table-cell>
          <table:table-cell table:style-name="Table3.A2" office:value-type="string">
            <text:p text:style-name="P1"><text:span text:style-name="T1">Slashing</text:span></text:p>
          </table:table-cell>
          <table:table-cell table:style-name="Table3.A2" office:value-type="string">
            <text:p text:style-name="P1"><text:span text:style-name="T1">—</text:span></text:p>
          </table:table-cell>
          <table:table-cell table:style-name="Table3.A2" office:value-type="string">
            <text:p text:style-name="P7"><text:span text:style-name="T1">Single</text:span></text:p>
          </table:table-cell>
          <table:table-cell table:style-name="Table3.A2" office:value-type="string">
            <text:p text:style-name="P7"><text:span text:style-name="T1">6 int.</text:span></text:p>
          </table:table-cell>
          <table:table-cell table:style-name="Table3.A2" office:value-type="string">
            <text:p text:style-name="P7"><text:span text:style-name="T1">Huge</text:span></text:p>
          </table:table-cell>
          <table:table-cell table:style-name="Table3.A2" office:value-type="string">
            <text:p text:style-name="P7"><text:span text:style-name="T1">35 lb.</text:span></text:p>
          </table:table-cell>
          <table:table-cell table:style-name="Table3.A2" office:value-type="string">
            <text:p text:style-name="P7"><text:span text:style-name="T1">24</text:span></text:p>
          </table:table-cell>
          <table:table-cell table:style-name="Table3.A2" office:value-type="string">
            <text:p text:style-name="P7"><text:span text:style-name="T1">Mil (+3)</text:span></text:p>
          </table:table-cell>
        </table:table-row>
        <table:table-row table:style-name="Table3.2">
          <table:table-cell table:style-name="Table3.A3" office:value-type="string">
            <text:p text:style-name="P11"><text:span text:style-name="T1">M-87 Talon missile launcher</text:span></text:p>
          </table:table-cell>
          <table:table-cell table:style-name="Table3.A2" office:value-type="string">
            <text:p text:style-name="P1"><text:span text:style-name="T1">15d6</text:span></text:p>
          </table:table-cell>
          <table:table-cell table:style-name="Table3.A2" office:value-type="string">
            <text:p text:style-name="P7"><text:span text:style-name="T1">20</text:span></text:p>
          </table:table-cell>
          <table:table-cell table:style-name="Table3.A2" office:value-type="string">
            <text:p text:style-name="P1"><text:span text:style-name="T1">Ballistic/ Fire</text:span></text:p>
          </table:table-cell>
          <table:table-cell table:style-name="Table3.A2" office:value-type="string">
            <text:p text:style-name="P1"><text:span text:style-name="T1">—</text:span></text:p>
          </table:table-cell>
          <table:table-cell table:style-name="Table3.A2" office:value-type="string">
            <text:p text:style-name="P7"><text:span text:style-name="T1">Single</text:span></text:p>
          </table:table-cell>
          <table:table-cell table:style-name="Table3.A2" office:value-type="string">
            <text:p text:style-name="P7"><text:span text:style-name="T1">4 int.</text:span></text:p>
          </table:table-cell>
          <table:table-cell table:style-name="Table3.A2" office:value-type="string">
            <text:p text:style-name="P7"><text:span text:style-name="T1">Huge</text:span></text:p>
          </table:table-cell>
          <table:table-cell table:style-name="Table3.A2" office:value-type="string">
            <text:p text:style-name="P7"><text:span text:style-name="T1">20 lb.</text:span></text:p>
          </table:table-cell>
          <table:table-cell table:style-name="Table3.A2" office:value-type="string">
            <text:p text:style-name="P7"><text:span text:style-name="T1">23</text:span></text:p>
          </table:table-cell>
          <table:table-cell table:style-name="Table3.A2" office:value-type="string">
            <text:p text:style-name="P7"><text:span text:style-name="T1">Mil (+3)</text:span></text:p>
          </table:table-cell>
        </table:table-row>
        <text:soft-page-break/>
        <table:table-row table:style-name="Table3.2">
          <table:table-cell table:style-name="Table3.A3" office:value-type="string">
            <text:p text:style-name="P11"><text:span text:style-name="T1">PS-15 Panther claws</text:span></text:p>
          </table:table-cell>
          <table:table-cell table:style-name="Table3.A2" office:value-type="string">
            <text:p text:style-name="P1"><text:span text:style-name="T1">Varies</text:span><text:span text:style-name="T11">1</text:span></text:p>
          </table:table-cell>
          <table:table-cell table:style-name="Table3.A2" office:value-type="string">
            <text:p text:style-name="P7"><text:span text:style-name="T1">19–20</text:span></text:p>
          </table:table-cell>
          <table:table-cell table:style-name="Table3.A2" office:value-type="string">
            <text:p text:style-name="P1"><text:span text:style-name="T1">Slashing</text:span></text:p>
          </table:table-cell>
          <table:table-cell table:style-name="Table3.A2" office:value-type="string">
            <text:p text:style-name="P1"><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row>
        <table:table-row table:style-name="Table3.2">
          <table:table-cell table:style-name="Table3.A3" office:value-type="string">
            <text:p text:style-name="P11"><text:span text:style-name="T1">Thunderbolt shock rod</text:span></text:p>
          </table:table-cell>
          <table:table-cell table:style-name="Table3.A2" office:value-type="string">
            <text:p text:style-name="P1"><text:span text:style-name="T1">Varies</text:span><text:span text:style-name="T11">1</text:span></text:p>
          </table:table-cell>
          <table:table-cell table:style-name="Table3.A2" office:value-type="string">
            <text:p text:style-name="P7"><text:span text:style-name="T1">20</text:span></text:p>
          </table:table-cell>
          <table:table-cell table:style-name="Table3.A2" office:value-type="string">
            <text:p text:style-name="P1"><text:span text:style-name="T1">Electricity/ Bludgeoning</text:span></text:p>
          </table:table-cell>
          <table:table-cell table:style-name="Table3.A2" office:value-type="string">
            <text:p text:style-name="P1"><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row>
        <text:soft-page-break/>
        <table:table-row table:style-name="Table3.2">
          <table:table-cell table:style-name="Table3.A3" office:value-type="string">
            <text:p text:style-name="P11"><text:span text:style-name="T1">Warpath recoilless rifle</text:span></text:p>
          </table:table-cell>
          <table:table-cell table:style-name="Table3.A2" office:value-type="string">
            <text:p text:style-name="P1"><text:span text:style-name="T1">10d6</text:span></text:p>
          </table:table-cell>
          <table:table-cell table:style-name="Table3.A2" office:value-type="string">
            <text:p text:style-name="P7"><text:span text:style-name="T1">20</text:span></text:p>
          </table:table-cell>
          <table:table-cell table:style-name="Table3.A2" office:value-type="string">
            <text:p text:style-name="P1"><text:span text:style-name="T1">Ballistic</text:span></text:p>
          </table:table-cell>
          <table:table-cell table:style-name="Table3.A2" office:value-type="string">
            <text:p text:style-name="P1"><text:span text:style-name="T1">40 ft.</text:span></text:p>
          </table:table-cell>
          <table:table-cell table:style-name="Table3.A2" office:value-type="string">
            <text:p text:style-name="P7"><text:span text:style-name="T1">S, A</text:span></text:p>
          </table:table-cell>
          <table:table-cell table:style-name="Table3.A2" office:value-type="string">
            <text:p text:style-name="P7"><text:span text:style-name="T1">20 box</text:span></text:p>
          </table:table-cell>
          <table:table-cell table:style-name="Table3.A2" office:value-type="string">
            <text:p text:style-name="P7"><text:span text:style-name="T1">Huge</text:span></text:p>
          </table:table-cell>
          <table:table-cell table:style-name="Table3.A2" office:value-type="string">
            <text:p text:style-name="P7"><text:span text:style-name="T1">50 lb.</text:span></text:p>
          </table:table-cell>
          <table:table-cell table:style-name="Table3.A2" office:value-type="string">
            <text:p text:style-name="P7"><text:span text:style-name="T1">22</text:span></text:p>
          </table:table-cell>
          <table:table-cell table:style-name="Table3.A2" office:value-type="string">
            <text:p text:style-name="P7"><text:span text:style-name="T1">Mil (+3)</text:span></text:p>
          </table:table-cell>
        </table:table-row>
        <table:table-row table:style-name="Table3.1">
          <table:table-cell table:style-name="Table3.A3" table:number-columns-spanned="11" office:value-type="string">
            <text:h text:style-name="P22" text:outline-level="3"><text:span text:style-name="T1">Progress Level 6: Fusion Age</text:span></text:h>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3.2">
          <table:table-cell table:style-name="Table3.A3" office:value-type="string">
            <text:p text:style-name="P12"><text:span text:style-name="T1">Corona microwave beam</text:span></text:p>
          </table:table-cell>
          <table:table-cell table:style-name="Table3.A2" office:value-type="string">
            <text:p text:style-name="P9"><text:span text:style-name="T1">5d6</text:span></text:p>
          </table:table-cell>
          <table:table-cell table:style-name="Table3.A2" office:value-type="string">
            <text:p text:style-name="P8"><text:span text:style-name="T1">20</text:span></text:p>
          </table:table-cell>
          <table:table-cell table:style-name="Table3.A2" office:value-type="string">
            <text:p text:style-name="P9"><text:span text:style-name="T1">Fire</text:span></text:p>
          </table:table-cell>
          <table:table-cell table:style-name="Table3.A2" office:value-type="string">
            <text:p text:style-name="P9"><text:span text:style-name="T1">15 ft.</text:span></text:p>
          </table:table-cell>
          <table:table-cell table:style-name="Table3.A2" office:value-type="string">
            <text:p text:style-name="P8"><text:span text:style-name="T1">Single</text:span></text:p>
          </table:table-cell>
          <table:table-cell table:style-name="Table3.A2" office:value-type="string">
            <text:p text:style-name="P8"><text:span text:style-name="T1">—</text:span></text:p>
          </table:table-cell>
          <table:table-cell table:style-name="Table3.A2" office:value-type="string">
            <text:p text:style-name="P8"><text:span text:style-name="T1">Large</text:span></text:p>
          </table:table-cell>
          <table:table-cell table:style-name="Table3.A2" office:value-type="string">
            <text:p text:style-name="P8"><text:span text:style-name="T1">15 lb.</text:span></text:p>
          </table:table-cell>
          <table:table-cell table:style-name="Table3.A2" office:value-type="string">
            <text:p text:style-name="P8"><text:span text:style-name="T1">19</text:span></text:p>
          </table:table-cell>
          <table:table-cell table:style-name="Table3.A2" office:value-type="string">
            <text:p text:style-name="P8"><text:span text:style-name="T1">Res (+2)</text:span></text:p>
          </table:table-cell>
        </table:table-row>
        <table:table-row table:style-name="Table3.2">
          <table:table-cell table:style-name="Table3.A3" office:value-type="string">
            <text:p text:style-name="P11"><text:span text:style-name="T1">LK8 armor-piercing pike</text:span></text:p>
          </table:table-cell>
          <table:table-cell table:style-name="Table3.A2" office:value-type="string">
            <text:p text:style-name="P1"><text:span text:style-name="T1">Varies</text:span><text:span text:style-name="T11">1</text:span></text:p>
          </table:table-cell>
          <table:table-cell table:style-name="Table3.A2" office:value-type="string">
            <text:p text:style-name="P7"><text:span text:style-name="T1">3</text:span></text:p>
          </table:table-cell>
          <table:table-cell table:style-name="Table3.A2" office:value-type="string">
            <text:p text:style-name="P1"><text:span text:style-name="T1">Piercing</text:span></text:p>
          </table:table-cell>
          <table:table-cell table:style-name="Table3.A2" office:value-type="string">
            <text:p text:style-name="P1"><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row>
        <text:soft-page-break/>
        <table:table-row table:style-name="Table3.2">
          <table:table-cell table:style-name="Table3.A3" office:value-type="string">
            <text:p text:style-name="P11"><text:span text:style-name="T1">M-21 Comet autolaser</text:span></text:p>
          </table:table-cell>
          <table:table-cell table:style-name="Table3.A2" office:value-type="string">
            <text:p text:style-name="P1"><text:span text:style-name="T1">8d6</text:span></text:p>
          </table:table-cell>
          <table:table-cell table:style-name="Table3.A2" office:value-type="string">
            <text:p text:style-name="P7"><text:span text:style-name="T1">20</text:span></text:p>
          </table:table-cell>
          <table:table-cell table:style-name="Table3.A2" office:value-type="string">
            <text:p text:style-name="P1"><text:span text:style-name="T1">Fire</text:span></text:p>
          </table:table-cell>
          <table:table-cell table:style-name="Table3.A2" office:value-type="string">
            <text:p text:style-name="P1"><text:span text:style-name="T1">75 ft.</text:span></text:p>
          </table:table-cell>
          <table:table-cell table:style-name="Table3.A2" office:value-type="string">
            <text:p text:style-name="P7"><text:span text:style-name="T1">S, A</text:span></text:p>
          </table:table-cell>
          <table:table-cell table:style-name="Table3.A2" office:value-type="string">
            <text:p text:style-name="P7"><text:span text:style-name="T1">—</text:span></text:p>
          </table:table-cell>
          <table:table-cell table:style-name="Table3.A2" office:value-type="string">
            <text:p text:style-name="P7"><text:span text:style-name="T1">Huge</text:span></text:p>
          </table:table-cell>
          <table:table-cell table:style-name="Table3.A2" office:value-type="string">
            <text:p text:style-name="P7"><text:span text:style-name="T1">40 lb.</text:span></text:p>
          </table:table-cell>
          <table:table-cell table:style-name="Table3.A2" office:value-type="string">
            <text:p text:style-name="P7"><text:span text:style-name="T1">22</text:span></text:p>
          </table:table-cell>
          <table:table-cell table:style-name="Table3.A2" office:value-type="string">
            <text:p text:style-name="P7"><text:span text:style-name="T1">Mil (+3)</text:span></text:p>
          </table:table-cell>
        </table:table-row>
        <table:table-row table:style-name="Table3.2">
          <table:table-cell table:style-name="Table3.A3" office:value-type="string">
            <text:p text:style-name="P11"><text:span text:style-name="T1">M-70 EMP rocket launcher </text:span></text:p>
          </table:table-cell>
          <table:table-cell table:style-name="Table3.A2" office:value-type="string">
            <text:p text:style-name="P1"><text:span text:style-name="T1">10d6</text:span><text:span text:style-name="T11">2</text:span></text:p>
          </table:table-cell>
          <table:table-cell table:style-name="Table3.A2" office:value-type="string">
            <text:p text:style-name="P7"><text:span text:style-name="T1">20</text:span></text:p>
          </table:table-cell>
          <table:table-cell table:style-name="Table3.A2" office:value-type="string">
            <text:p text:style-name="P1"><text:span text:style-name="T1">Electricity</text:span></text:p>
          </table:table-cell>
          <table:table-cell table:style-name="Table3.A2" office:value-type="string">
            <text:p text:style-name="P1"><text:span text:style-name="T1">—</text:span></text:p>
          </table:table-cell>
          <table:table-cell table:style-name="Table3.A2" office:value-type="string">
            <text:p text:style-name="P7"><text:span text:style-name="T1">Single</text:span></text:p>
          </table:table-cell>
          <table:table-cell table:style-name="Table3.A2" office:value-type="string">
            <text:p text:style-name="P7"><text:span text:style-name="T1">6 int.</text:span></text:p>
          </table:table-cell>
          <table:table-cell table:style-name="Table3.A2" office:value-type="string">
            <text:p text:style-name="P7"><text:span text:style-name="T1">Huge</text:span></text:p>
          </table:table-cell>
          <table:table-cell table:style-name="Table3.A2" office:value-type="string">
            <text:p text:style-name="P7"><text:span text:style-name="T1">35 lb.</text:span></text:p>
          </table:table-cell>
          <table:table-cell table:style-name="Table3.A2" office:value-type="string">
            <text:p text:style-name="P7"><text:span text:style-name="T1">27</text:span></text:p>
          </table:table-cell>
          <table:table-cell table:style-name="Table3.A2" office:value-type="string">
            <text:p text:style-name="P7"><text:span text:style-name="T1">Mil (+3)</text:span></text:p>
          </table:table-cell>
        </table:table-row>
        <text:soft-page-break/>
        <table:table-row table:style-name="Table3.2">
          <table:table-cell table:style-name="Table3.A3" office:value-type="string">
            <text:p text:style-name="P11"><text:span text:style-name="T1">M-75 Cricket rocket launcher</text:span></text:p>
          </table:table-cell>
          <table:table-cell table:style-name="Table3.A2" office:value-type="string">
            <text:p text:style-name="P1"><text:span text:style-name="T1">10d6</text:span><text:span text:style-name="T11">2</text:span></text:p>
          </table:table-cell>
          <table:table-cell table:style-name="Table3.A2" office:value-type="string">
            <text:p text:style-name="P7"><text:span text:style-name="T1">—</text:span></text:p>
          </table:table-cell>
          <table:table-cell table:style-name="Table3.A2" office:value-type="string">
            <text:p text:style-name="P1"><text:span text:style-name="T1">Sonic</text:span></text:p>
          </table:table-cell>
          <table:table-cell table:style-name="Table3.A2" office:value-type="string">
            <text:p text:style-name="P1"><text:span text:style-name="T1">—</text:span></text:p>
          </table:table-cell>
          <table:table-cell table:style-name="Table3.A2" office:value-type="string">
            <text:p text:style-name="P7"><text:span text:style-name="T1">Single</text:span></text:p>
          </table:table-cell>
          <table:table-cell table:style-name="Table3.A2" office:value-type="string">
            <text:p text:style-name="P7"><text:span text:style-name="T1">6 int.</text:span></text:p>
          </table:table-cell>
          <table:table-cell table:style-name="Table3.A2" office:value-type="string">
            <text:p text:style-name="P7"><text:span text:style-name="T1">Huge</text:span></text:p>
          </table:table-cell>
          <table:table-cell table:style-name="Table3.A2" office:value-type="string">
            <text:p text:style-name="P7"><text:span text:style-name="T1">35 lb.</text:span></text:p>
          </table:table-cell>
          <table:table-cell table:style-name="Table3.A2" office:value-type="string">
            <text:p text:style-name="P7"><text:span text:style-name="T1">25</text:span></text:p>
          </table:table-cell>
          <table:table-cell table:style-name="Table3.A2" office:value-type="string">
            <text:p text:style-name="P7"><text:span text:style-name="T1">Mil (+3)</text:span></text:p>
          </table:table-cell>
        </table:table-row>
        <table:table-row table:style-name="Table3.2">
          <table:table-cell table:style-name="Table3.A3" office:value-type="string">
            <text:p text:style-name="P11"><text:span text:style-name="T1">NKP Puma pop-up turret</text:span></text:p>
          </table:table-cell>
          <table:table-cell table:style-name="Table3.A2" office:value-type="string">
            <text:p text:style-name="P1"><text:span text:style-name="T1">8d6</text:span></text:p>
          </table:table-cell>
          <table:table-cell table:style-name="Table3.A2" office:value-type="string">
            <text:p text:style-name="P7"><text:span text:style-name="T1">20</text:span></text:p>
          </table:table-cell>
          <table:table-cell table:style-name="Table3.A2" office:value-type="string">
            <text:p text:style-name="P1"><text:span text:style-name="T1">Fire</text:span></text:p>
          </table:table-cell>
          <table:table-cell table:style-name="Table3.A2" office:value-type="string">
            <text:p text:style-name="P1"><text:span text:style-name="T1">75 ft.</text:span></text:p>
          </table:table-cell>
          <table:table-cell table:style-name="Table3.A2" office:value-type="string">
            <text:p text:style-name="P7"><text:span text:style-name="T1">Single</text:span></text:p>
          </table:table-cell>
          <table:table-cell table:style-name="Table3.A2" office:value-type="string">
            <text:p text:style-name="P7"><text:span text:style-name="T1">—</text:span></text:p>
          </table:table-cell>
          <table:table-cell table:style-name="Table3.A2" office:value-type="string">
            <text:p text:style-name="P7"><text:span text:style-name="T1">Large</text:span></text:p>
          </table:table-cell>
          <table:table-cell table:style-name="Table3.A2" office:value-type="string">
            <text:p text:style-name="P7"><text:span text:style-name="T1">20 lb.</text:span></text:p>
          </table:table-cell>
          <table:table-cell table:style-name="Table3.A2" office:value-type="string">
            <text:p text:style-name="P7"><text:span text:style-name="T1">23</text:span></text:p>
          </table:table-cell>
          <table:table-cell table:style-name="Table3.A2" office:value-type="string">
            <text:p text:style-name="P7"><text:span text:style-name="T1">Mil (+3)</text:span></text:p>
          </table:table-cell>
        </table:table-row>
        <text:soft-page-break/>
        <table:table-row table:style-name="Table3.2">
          <table:table-cell table:style-name="Table3.A3" office:value-type="string">
            <text:p text:style-name="P11"><text:span text:style-name="T1">T-95 Cavalcade chaingun</text:span></text:p>
          </table:table-cell>
          <table:table-cell table:style-name="Table3.A2" office:value-type="string">
            <text:p text:style-name="P1"><text:span text:style-name="T1">7d6</text:span></text:p>
          </table:table-cell>
          <table:table-cell table:style-name="Table3.A2" office:value-type="string">
            <text:p text:style-name="P7"><text:span text:style-name="T1">20</text:span></text:p>
          </table:table-cell>
          <table:table-cell table:style-name="Table3.A2" office:value-type="string">
            <text:p text:style-name="P1"><text:span text:style-name="T1">Ballistic</text:span></text:p>
          </table:table-cell>
          <table:table-cell table:style-name="Table3.A2" office:value-type="string">
            <text:p text:style-name="P1"><text:span text:style-name="T1">60 ft.</text:span></text:p>
          </table:table-cell>
          <table:table-cell table:style-name="Table3.A2" office:value-type="string">
            <text:p text:style-name="P7"><text:span text:style-name="T1">S, A</text:span></text:p>
          </table:table-cell>
          <table:table-cell table:style-name="Table3.A2" office:value-type="string">
            <text:p text:style-name="P7"><text:span text:style-name="T1">Linked</text:span></text:p>
          </table:table-cell>
          <table:table-cell table:style-name="Table3.A2" office:value-type="string">
            <text:p text:style-name="P7"><text:span text:style-name="T1">Huge</text:span></text:p>
          </table:table-cell>
          <table:table-cell table:style-name="Table3.A2" office:value-type="string">
            <text:p text:style-name="P7"><text:span text:style-name="T1">80 lb.</text:span></text:p>
          </table:table-cell>
          <table:table-cell table:style-name="Table3.A2" office:value-type="string">
            <text:p text:style-name="P7"><text:span text:style-name="T1">21</text:span></text:p>
          </table:table-cell>
          <table:table-cell table:style-name="Table3.A2" office:value-type="string">
            <text:p text:style-name="P7"><text:span text:style-name="T1">Res (+2)</text:span></text:p>
          </table:table-cell>
        </table:table-row>
        <table:table-row table:style-name="Table3.2">
          <table:table-cell table:style-name="Table3.A3" office:value-type="string">
            <text:p text:style-name="P11"><text:span text:style-name="T1">Typhoon 240 laser cannon</text:span></text:p>
          </table:table-cell>
          <table:table-cell table:style-name="Table3.A2" office:value-type="string">
            <text:p text:style-name="P1"><text:span text:style-name="T1">10d6</text:span></text:p>
          </table:table-cell>
          <table:table-cell table:style-name="Table3.A2" office:value-type="string">
            <text:p text:style-name="P7"><text:span text:style-name="T1">20</text:span></text:p>
          </table:table-cell>
          <table:table-cell table:style-name="Table3.A2" office:value-type="string">
            <text:p text:style-name="P1"><text:span text:style-name="T1">Fire</text:span></text:p>
          </table:table-cell>
          <table:table-cell table:style-name="Table3.A2" office:value-type="string">
            <text:p text:style-name="P1"><text:span text:style-name="T1">100 ft.</text:span></text:p>
          </table:table-cell>
          <table:table-cell table:style-name="Table3.A2" office:value-type="string">
            <text:p text:style-name="P7"><text:span text:style-name="T1">Single</text:span></text:p>
          </table:table-cell>
          <table:table-cell table:style-name="Table3.A2" office:value-type="string">
            <text:p text:style-name="P7"><text:span text:style-name="T1">—</text:span></text:p>
          </table:table-cell>
          <table:table-cell table:style-name="Table3.A2" office:value-type="string">
            <text:p text:style-name="P7"><text:span text:style-name="T1">Huge</text:span></text:p>
          </table:table-cell>
          <table:table-cell table:style-name="Table3.A2" office:value-type="string">
            <text:p text:style-name="P7"><text:span text:style-name="T1">80 lb.</text:span></text:p>
          </table:table-cell>
          <table:table-cell table:style-name="Table3.A2" office:value-type="string">
            <text:p text:style-name="P7"><text:span text:style-name="T1">25</text:span></text:p>
          </table:table-cell>
          <table:table-cell table:style-name="Table3.A2" office:value-type="string">
            <text:p text:style-name="P7"><text:span text:style-name="T1">Mil (+3)</text:span></text:p>
          </table:table-cell>
        </table:table-row>
        <text:soft-page-break/>
        <table:table-row table:style-name="Table3.1">
          <table:table-cell table:style-name="Table3.A3" table:number-columns-spanned="11" office:value-type="string">
            <text:h text:style-name="P22" text:outline-level="3"><text:span text:style-name="T1">Progress Level 7: Gravity Age</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3" office:value-type="string">
            <text:p text:style-name="P12"><text:span text:style-name="T1">Chrysanthemum laser array</text:span></text:p>
          </table:table-cell>
          <table:table-cell table:style-name="Table3.A2" office:value-type="string">
            <text:p text:style-name="P9"><text:span text:style-name="T1">16d6</text:span></text:p>
          </table:table-cell>
          <table:table-cell table:style-name="Table3.A2" office:value-type="string">
            <text:p text:style-name="P8"><text:span text:style-name="T1">—</text:span></text:p>
          </table:table-cell>
          <table:table-cell table:style-name="Table3.A2" office:value-type="string">
            <text:p text:style-name="P9"><text:span text:style-name="T1">Fire</text:span></text:p>
          </table:table-cell>
          <table:table-cell table:style-name="Table3.A2" office:value-type="string">
            <text:p text:style-name="P9"><text:span text:style-name="T1">—</text:span></text:p>
          </table:table-cell>
          <table:table-cell table:style-name="Table3.A2" office:value-type="string">
            <text:p text:style-name="P8"><text:span text:style-name="T1">Single</text:span></text:p>
          </table:table-cell>
          <table:table-cell table:style-name="Table3.A2" office:value-type="string">
            <text:p text:style-name="P8"><text:span text:style-name="T1">1 int.</text:span></text:p>
          </table:table-cell>
          <table:table-cell table:style-name="Table3.A2" office:value-type="string">
            <text:p text:style-name="P8"><text:span text:style-name="T1">Huge</text:span></text:p>
          </table:table-cell>
          <table:table-cell table:style-name="Table3.A2" office:value-type="string">
            <text:p text:style-name="P8"><text:span text:style-name="T1">50 lb.</text:span></text:p>
          </table:table-cell>
          <table:table-cell table:style-name="Table3.A2" office:value-type="string">
            <text:p text:style-name="P8"><text:span text:style-name="T1">26</text:span></text:p>
          </table:table-cell>
          <table:table-cell table:style-name="Table3.A2" office:value-type="string">
            <text:p text:style-name="P8"><text:span text:style-name="T1">Mil (+3)</text:span></text:p>
          </table:table-cell>
        </table:table-row>
        <text:soft-page-break/>
        <table:table-row table:style-name="Table3.2">
          <table:table-cell table:style-name="Table3.A3" office:value-type="string">
            <text:p text:style-name="P11"><text:span text:style-name="T1">M-300 Rhino mass cannon</text:span></text:p>
          </table:table-cell>
          <table:table-cell table:style-name="Table3.A2" office:value-type="string">
            <text:p text:style-name="P1"><text:span text:style-name="T1">8d12</text:span></text:p>
          </table:table-cell>
          <table:table-cell table:style-name="Table3.A2" office:value-type="string">
            <text:p text:style-name="P7"><text:span text:style-name="T1">20</text:span></text:p>
          </table:table-cell>
          <table:table-cell table:style-name="Table3.A2" office:value-type="string">
            <text:p text:style-name="P1"><text:span text:style-name="T1">Ballistic</text:span></text:p>
          </table:table-cell>
          <table:table-cell table:style-name="Table3.A2" office:value-type="string">
            <text:p text:style-name="P1"><text:span text:style-name="T1">100 ft.</text:span></text:p>
          </table:table-cell>
          <table:table-cell table:style-name="Table3.A2" office:value-type="string">
            <text:p text:style-name="P7"><text:span text:style-name="T1">Single</text:span></text:p>
          </table:table-cell>
          <table:table-cell table:style-name="Table3.A2" office:value-type="string">
            <text:p text:style-name="P7"><text:span text:style-name="T1">—</text:span></text:p>
          </table:table-cell>
          <table:table-cell table:style-name="Table3.A2" office:value-type="string">
            <text:p text:style-name="P7"><text:span text:style-name="T1">Huge</text:span></text:p>
          </table:table-cell>
          <table:table-cell table:style-name="Table3.A2" office:value-type="string">
            <text:p text:style-name="P7"><text:span text:style-name="T1">65 lb.</text:span></text:p>
          </table:table-cell>
          <table:table-cell table:style-name="Table3.A2" office:value-type="string">
            <text:p text:style-name="P7"><text:span text:style-name="T1">29</text:span></text:p>
          </table:table-cell>
          <table:table-cell table:style-name="Table3.A2" office:value-type="string">
            <text:p text:style-name="P7"><text:span text:style-name="T1">Mil (+3)</text:span></text:p>
          </table:table-cell>
        </table:table-row>
        <table:table-row table:style-name="Table3.2">
          <table:table-cell table:style-name="Table3.A3" office:value-type="string">
            <text:p text:style-name="P11"><text:span text:style-name="T1">PS-25 Tiger claws</text:span></text:p>
          </table:table-cell>
          <table:table-cell table:style-name="Table3.A2" office:value-type="string">
            <text:p text:style-name="P1"><text:span text:style-name="T1">Varies</text:span><text:span text:style-name="T11">1</text:span></text:p>
          </table:table-cell>
          <table:table-cell table:style-name="Table3.A2" office:value-type="string">
            <text:p text:style-name="P7"><text:span text:style-name="T1">19–20</text:span></text:p>
          </table:table-cell>
          <table:table-cell table:style-name="Table3.A2" office:value-type="string">
            <text:p text:style-name="P1"><text:span text:style-name="T1">Slashing</text:span></text:p>
          </table:table-cell>
          <table:table-cell table:style-name="Table3.A2" office:value-type="string">
            <text:p text:style-name="P1"><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row>
        <text:soft-page-break/>
        <table:table-row table:style-name="Table3.2">
          <table:table-cell table:style-name="Table3.A3" office:value-type="string">
            <text:p text:style-name="P11"><text:span text:style-name="T1">Tsunami 480 plasma cannon</text:span></text:p>
          </table:table-cell>
          <table:table-cell table:style-name="Table3.A2" office:value-type="string">
            <text:p text:style-name="P1"><text:span text:style-name="T1">12d6</text:span></text:p>
          </table:table-cell>
          <table:table-cell table:style-name="Table3.A2" office:value-type="string">
            <text:p text:style-name="P7"><text:span text:style-name="T1">See text</text:span></text:p>
          </table:table-cell>
          <table:table-cell table:style-name="Table3.A2" office:value-type="string">
            <text:p text:style-name="P1"><text:span text:style-name="T1">Fire</text:span></text:p>
          </table:table-cell>
          <table:table-cell table:style-name="Table3.A2" office:value-type="string">
            <text:p text:style-name="P1"><text:span text:style-name="T1">See text</text:span></text:p>
          </table:table-cell>
          <table:table-cell table:style-name="Table3.A2" office:value-type="string">
            <text:p text:style-name="P7"><text:span text:style-name="T1">Single</text:span></text:p>
          </table:table-cell>
          <table:table-cell table:style-name="Table3.A2" office:value-type="string">
            <text:p text:style-name="P7"><text:span text:style-name="T1">—</text:span></text:p>
          </table:table-cell>
          <table:table-cell table:style-name="Table3.A2" office:value-type="string">
            <text:p text:style-name="P7"><text:span text:style-name="T1">Huge</text:span></text:p>
          </table:table-cell>
          <table:table-cell table:style-name="Table3.A2" office:value-type="string">
            <text:p text:style-name="P7"><text:span text:style-name="T1">75 lb.</text:span></text:p>
          </table:table-cell>
          <table:table-cell table:style-name="Table3.A2" office:value-type="string">
            <text:p text:style-name="P7"><text:span text:style-name="T1">25</text:span></text:p>
          </table:table-cell>
          <table:table-cell table:style-name="Table3.A2" office:value-type="string">
            <text:p text:style-name="P7"><text:span text:style-name="T1">Mil (+3)</text:span></text:p>
          </table:table-cell>
        </table:table-row>
        <table:table-row table:style-name="Table3.2">
          <table:table-cell table:style-name="Table3.A3" office:value-type="string">
            <text:p text:style-name="P11"><text:span text:style-name="T1">XJ-A Python electro-whip</text:span></text:p>
          </table:table-cell>
          <table:table-cell table:style-name="Table3.A2" office:value-type="string">
            <text:p text:style-name="P1"><text:span text:style-name="T1">Varies</text:span><text:span text:style-name="T11">1</text:span></text:p>
          </table:table-cell>
          <table:table-cell table:style-name="Table3.A2" office:value-type="string">
            <text:p text:style-name="P7"><text:span text:style-name="T1">20</text:span></text:p>
          </table:table-cell>
          <table:table-cell table:style-name="Table3.A2" office:value-type="string">
            <text:p text:style-name="P1"><text:span text:style-name="T1">Electricity</text:span></text:p>
          </table:table-cell>
          <table:table-cell table:style-name="Table3.A2" office:value-type="string">
            <text:p text:style-name="P1"><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row>
        <text:soft-page-break/>
        <table:table-row table:style-name="Table3.1">
          <table:table-cell table:style-name="Table3.A3" table:number-columns-spanned="11" office:value-type="string">
            <text:h text:style-name="P22" text:outline-level="3"><text:span text:style-name="T1">Progress Level 8: Energy Age</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3" office:value-type="string">
            <text:p text:style-name="P12"><text:span text:style-name="T1">Avenger electro-scimitar</text:span><text:span text:style-name="T11">3</text:span></text:p>
          </table:table-cell>
          <table:table-cell table:style-name="Table3.A2" office:value-type="string">
            <text:p text:style-name="P9"><text:span text:style-name="T1">Varies</text:span><text:span text:style-name="T11">1</text:span></text:p>
          </table:table-cell>
          <table:table-cell table:style-name="Table3.A2" office:value-type="string">
            <text:p text:style-name="P8"><text:span text:style-name="T1">18–20</text:span></text:p>
          </table:table-cell>
          <table:table-cell table:style-name="Table3.A2" office:value-type="string">
            <text:p text:style-name="P9"><text:span text:style-name="T1">Slashing/ Electricity</text:span></text:p>
          </table:table-cell>
          <table:table-cell table:style-name="Table3.A2" office:value-type="string">
            <text:p text:style-name="P9"><text:span text:style-name="T1">—</text:span></text:p>
          </table:table-cell>
          <table:table-cell table:style-name="Table3.A2" office:value-type="string">
            <text:p text:style-name="P8"><text:span text:style-name="T1">—</text:span></text:p>
          </table:table-cell>
          <table:table-cell table:style-name="Table3.A2" office:value-type="string">
            <text:p text:style-name="P8"><text:span text:style-name="T1">—</text:span></text:p>
          </table:table-cell>
          <table:table-cell table:style-name="Table3.A2" office:value-type="string">
            <text:p text:style-name="P8"><text:span text:style-name="T1">Varies</text:span><text:span text:style-name="T11">1</text:span></text:p>
          </table:table-cell>
          <table:table-cell table:style-name="Table3.A2" office:value-type="string">
            <text:p text:style-name="P8"><text:span text:style-name="T1">—</text:span></text:p>
          </table:table-cell>
          <table:table-cell table:style-name="Table3.A2" office:value-type="string">
            <text:p text:style-name="P8"><text:span text:style-name="T1">Varies</text:span><text:span text:style-name="T11">1</text:span></text:p>
          </table:table-cell>
          <table:table-cell table:style-name="Table3.A2" office:value-type="string">
            <text:p text:style-name="P8"><text:span text:style-name="T1">—</text:span></text:p>
          </table:table-cell>
        </table:table-row>
        <text:soft-page-break/>
        <table:table-row table:style-name="Table3.2">
          <table:table-cell table:style-name="Table3.A3" office:value-type="string">
            <text:p text:style-name="P11"><text:span text:style-name="T1">LT-5 Longshot mass driver</text:span></text:p>
          </table:table-cell>
          <table:table-cell table:style-name="Table3.A2" office:value-type="string">
            <text:p text:style-name="P1"><text:span text:style-name="T1">15d6</text:span></text:p>
          </table:table-cell>
          <table:table-cell table:style-name="Table3.A2" office:value-type="string">
            <text:p text:style-name="P7"><text:span text:style-name="T1">20</text:span></text:p>
          </table:table-cell>
          <table:table-cell table:style-name="Table3.A2" office:value-type="string">
            <text:p text:style-name="P1"><text:span text:style-name="T1">Ballistic</text:span></text:p>
          </table:table-cell>
          <table:table-cell table:style-name="Table3.A2" office:value-type="string">
            <text:p text:style-name="P1"><text:span text:style-name="T1">120 ft.</text:span></text:p>
          </table:table-cell>
          <table:table-cell table:style-name="Table3.A2" office:value-type="string">
            <text:p text:style-name="P7"><text:span text:style-name="T1">Single</text:span></text:p>
          </table:table-cell>
          <table:table-cell table:style-name="Table3.A2" office:value-type="string">
            <text:p text:style-name="P7"><text:span text:style-name="T1">10 box</text:span></text:p>
          </table:table-cell>
          <table:table-cell table:style-name="Table3.A2" office:value-type="string">
            <text:p text:style-name="P7"><text:span text:style-name="T1">Huge</text:span></text:p>
          </table:table-cell>
          <table:table-cell table:style-name="Table3.A2" office:value-type="string">
            <text:p text:style-name="P7"><text:span text:style-name="T1">90 lb.</text:span></text:p>
          </table:table-cell>
          <table:table-cell table:style-name="Table3.A2" office:value-type="string">
            <text:p text:style-name="P7"><text:span text:style-name="T1">24</text:span></text:p>
          </table:table-cell>
          <table:table-cell table:style-name="Table3.A2" office:value-type="string">
            <text:p text:style-name="P7"><text:span text:style-name="T1">Mil (+3)</text:span></text:p>
          </table:table-cell>
        </table:table-row>
        <table:table-row table:style-name="Table3.2">
          <table:table-cell table:style-name="Table3.A3" office:value-type="string">
            <text:p text:style-name="P11"><text:span text:style-name="T1">RP-91 Reaper laser scythe</text:span><text:span text:style-name="T11">3</text:span></text:p>
          </table:table-cell>
          <table:table-cell table:style-name="Table3.A2" office:value-type="string">
            <text:p text:style-name="P1"><text:span text:style-name="T1">Varies</text:span><text:span text:style-name="T11">1</text:span></text:p>
          </table:table-cell>
          <table:table-cell table:style-name="Table3.A2" office:value-type="string">
            <text:p text:style-name="P7"><text:span text:style-name="T1">4</text:span></text:p>
          </table:table-cell>
          <table:table-cell table:style-name="Table3.A2" office:value-type="string">
            <text:p text:style-name="P1"><text:span text:style-name="T1">Slashing/ Fire</text:span></text:p>
          </table:table-cell>
          <table:table-cell table:style-name="Table3.A2" office:value-type="string">
            <text:p text:style-name="P1"><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cell table:style-name="Table3.A2" office:value-type="string">
            <text:p text:style-name="P7"><text:span text:style-name="T1">Varies</text:span><text:span text:style-name="T11">1</text:span></text:p>
          </table:table-cell>
          <table:table-cell table:style-name="Table3.A2" office:value-type="string">
            <text:p text:style-name="P7"><text:span text:style-name="T1">—</text:span></text:p>
          </table:table-cell>
        </table:table-row>
        <text:soft-page-break/>
        <table:table-row table:style-name="Table3.1">
          <table:table-cell table:style-name="Table3.A3" table:number-columns-spanned="11" office:value-type="string">
            <text:p text:style-name="P9"><text:span text:style-name="T1">1 See the weapon’s description for detail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table:number-columns-spanned="11" office:value-type="string">
            <text:p text:style-name="P1"><text:span text:style-name="T1">2 See the weapon’s description for collateral effects to crew and passengers.</text:spa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33" table:number-columns-spanned="11" office:value-type="string">
            <text:p text:style-name="P9"><text:span text:style-name="T1">3 This mastercraft weapon grants a +1 bonus on attack rolls.</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1"><text:span text:style-name="T3">A3X DRAGON FLAME-THROWER (PL 5)</text:span></text:p>
      <text:p text:style-name="P1"><text:span text:style-name="T2">Used primarily against soft, unarmored targets, the A3X Dragon flame-thrower sprays a 30-foot cone of burning liquid fuel. Anyone caught within the cone must succeed at a Reflex save (DC 13) or take 4d6 points of fire damage. The flame-thrower carries enough fuel for 20 attacks; refueling the tank has a purchase DC of 12.</text:span></text:p>
      <text:p text:style-name="P1"><text:span text:style-name="T3">Equipment Slots: </text:span><text:span text:style-name="T2">1.</text:span></text:p>
      <text:p text:style-name="P1"><text:span text:style-name="T3">Activation: </text:span><text:span text:style-name="T2">Attack action.</text:span></text:p>
      <text:p text:style-name="P1"><text:span text:style-name="T3">Range Increment: </text:span><text:span text:style-name="T2">Emanates from mecha.</text:span></text:p>
      <text:p text:style-name="P1"><text:span text:style-name="T3">Area: </text:span><text:span text:style-name="T2">30-foot cone.</text:span></text:p>
      <text:p text:style-name="P1"><text:span text:style-name="T3">Duration: </text:span><text:span text:style-name="T2">Instantaneous.</text:span></text:p>
      <text:p text:style-name="P1"><text:span text:style-name="T3">Saving Throw: </text:span><text:span text:style-name="T2">Reflex half (DC 13).</text:span></text:p>
      <text:p text:style-name="P1"><text:span text:style-name="T3">Purchase DC: </text:span><text:span text:style-name="T2">21.</text:span></text:p>
      <text:p text:style-name="P1"><text:span text:style-name="T3">Restriction: </text:span><text:span text:style-name="T2">Military (+3).</text:span></text:p>
      <text:p text:style-name="P4"/>
      <text:p text:style-name="P1"><text:span text:style-name="T3">M-9 BARRAGE CHAINGUN (PL 5)</text:span></text:p>
      <text:p text:style-name="P1"><text:span text:style-name="T2">Essentially a high-tech version of the medium machinegun, the M-9 Barrage has multiple barrels that fire large-caliber ammunition, dealing 5d6 points of ballistic damage on a successful hit. The base unit has enough room for four 50-round ammo belts. Each additional equipment slot devoted to ammo storage has room for six more ammo belts. Each additional ammo belt has a purchase DC of 8.</text:span></text:p>
      <text:p text:style-name="P1"><text:span text:style-name="T3">Equipment Slots: </text:span><text:span text:style-name="T2">1, must be hand (or arm if Large), arm, or shoulders.</text:span></text:p>
      <text:p text:style-name="P1"><text:span text:style-name="T3">Activation: </text:span><text:span text:style-name="T2">Attack action.</text:span></text:p>
      <text:p text:style-name="P1"><text:span text:style-name="T3">Range Increment: </text:span><text:span text:style-name="T2">60 feet.</text:span></text:p>
      <text:p text:style-name="P1"><text:span text:style-name="T3">Target: </text:span><text:span text:style-name="T2">Single target within 600 feet, or autofire.</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21.</text:span></text:p>
      <text:p text:style-name="P1"><text:span text:style-name="T3">Restriction: </text:span><text:span text:style-name="T2">Restricted (+2).</text:span></text:p>
      <text:p text:style-name="P4"/>
      <text:p text:style-name="P1"><text:span text:style-name="T3">M-53 FIRESTAR ROCKET LAUNCHER (PL 5)</text:span></text:p>
      <text:p text:style-name="P1"><text:span text:style-name="T2">M-53 Firestar rocket launchers fire self-guided incendiary-tipped rockets at any point within range. When the rocket reaches the designated target point—which can be a point in mid-air—it explodes, dealing 10d6 points of fire damage to everything within its burst radius. A successful Reflex save (DC 17) reduces the damage by half. The system carries six rockets.</text:span></text:p>
      <text:p text:style-name="P1"><text:span text:style-name="T3">Equipment Slots: </text:span><text:span text:style-name="T2">1 for launcher, must be hand (or arm if Large), arm, or shoulders; 1 for each six-rocket pack.</text:span></text:p>
      <text:p text:style-name="P1"><text:soft-page-break/><text:span text:style-name="T3">Activation: </text:span><text:span text:style-name="T2">Attack action.</text:span></text:p>
      <text:p text:style-name="P1"><text:span text:style-name="T3">Range: </text:span><text:span text:style-name="T2">200 feet.</text:span></text:p>
      <text:p text:style-name="P1"><text:span text:style-name="T3">Area: </text:span><text:span text:style-name="T2">20-foot-radius burst.</text:span></text:p>
      <text:p text:style-name="P1"><text:span text:style-name="T3">Duration: </text:span><text:span text:style-name="T2">Instantaneous.</text:span></text:p>
      <text:p text:style-name="P1"><text:span text:style-name="T3">Saving Throw: </text:span><text:span text:style-name="T2">Reflex half (DC 17).</text:span></text:p>
      <text:p text:style-name="P1"><text:span text:style-name="T3">Purchase DC: </text:span><text:span text:style-name="T2">24 for rocket launcher and 6 rockets, 12 per additional 6-rocket pack.</text:span></text:p>
      <text:p text:style-name="P1"><text:span text:style-name="T3">Restriction: </text:span><text:span text:style-name="T2">Military (+3).</text:span></text:p>
      <text:p text:style-name="P4"/>
      <text:p text:style-name="P1"><text:span text:style-name="T3">M-55 CRUD ROCKET LAUNCHER (PL 5)</text:span></text:p>
      <text:p text:style-name="P1"><text:span text:style-name="T2">The M-55 Crud rocket launcher is similar to the M-53 Firestar rocket launcher. M-55 Crud shells release high-velocity shrapnel that deals 10d6 points of slashing damage to everything within its burst radius. A successful Reflex save (DC 17) reduces the damage by half.</text:span></text:p>
      <text:p text:style-name="P4"/>
      <text:p text:style-name="P1"><text:span text:style-name="T3">M-87 TALON MISSILE LAUNCHER (PL 5)</text:span></text:p>
      <text:p text:style-name="P1"><text:span text:style-name="T2">The most common missile launcher installed on mecha, the M-87 Talon deals 15d6 points of damage to its target; half of the damage is ballistic damage, and half of the damage is fire damage. The missile’s guidance system negates the normal penalty for range increments.</text:span></text:p>
      <text:p text:style-name="P1"><text:span text:style-name="T3">Equipment Slots: </text:span><text:span text:style-name="T2">1 for launcher, must be hand (or arm if Large), arm, or shoulders; 1 for each 4-missile battery.</text:span></text:p>
      <text:p text:style-name="P1"><text:span text:style-name="T3">Activation: </text:span><text:span text:style-name="T2">Attack action.</text:span></text:p>
      <text:p text:style-name="P1"><text:span text:style-name="T3">Range: </text:span><text:span text:style-name="T2">2,000 feet.</text:span></text:p>
      <text:p text:style-name="P1"><text:span text:style-name="T3">Target: </text:span><text:span text:style-name="T2">Single target.</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23 for missile launcher and 4 missiles, 21 per additional 4-missile pack.</text:span></text:p>
      <text:p text:style-name="P1"><text:span text:style-name="T3">Restriction: </text:span><text:span text:style-name="T2">Military (+3).</text:span></text:p>
      <text:p text:style-name="P4"/>
      <text:p text:style-name="P1"><text:span text:style-name="T3">PS-15 PANTHER CLAWS (PL 5)</text:span></text:p>
      <text:p text:style-name="P1"><text:span text:style-name="T2">A mecha equipped with these durable alloy claws can tear great rents in most metal plating. The claws can be extended or retracted as a free action.</text:span></text:p>
      <text:p text:style-name="P1"><text:span text:style-name="T2">The claws convert the mecha’s slam attack into a claw attack that deals slashing damage. The amount of damage is based on the mecha’s size: Large 2d6, Huge 2d8, Gargantuan 4d6, and Colossal 4d10. The claws have a critical threat range of 19–20.</text:span></text:p>
      <text:p text:style-name="P1"><text:span text:style-name="T2">The claws are one size category smaller than the mecha’s size category.</text:span></text:p>
      <text:p text:style-name="P1"><text:span text:style-name="T3">Equipment Slots: </text:span><text:span text:style-name="T2">1, must be hand (or arm if Large).</text:span></text:p>
      <text:p text:style-name="P1"><text:soft-page-break/><text:span text:style-name="T3">Activation: </text:span><text:span text:style-name="T2">Attack action.</text:span></text:p>
      <text:p text:style-name="P1"><text:span text:style-name="T3">Range: </text:span><text:span text:style-name="T2">Touch.</text:span></text:p>
      <text:p text:style-name="P1"><text:span text:style-name="T3">Target: </text:span><text:span text:style-name="T2">Single target within reach.</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10 + one-quarter the mecha’s base purchase DC.</text:span></text:p>
      <text:p text:style-name="P1"><text:span text:style-name="T3">Restriction: </text:span><text:span text:style-name="T2">None.</text:span></text:p>
      <text:p text:style-name="P4"/>
      <text:p text:style-name="P1"><text:span text:style-name="T3">THUNDERBOLT SHOCK ROD (PL 5)</text:span></text:p>
      <text:p text:style-name="P1"><text:span text:style-name="T2">The Thunderbolt shock rod is essentially a one-handed metal rod with an electrical current running through the end. Damage is determined by the size of the mecha wielding it: Large 6d6, Huge 8d6, Gargantuan 10d6, and Colossal 12d6. Half of the damage is bludgeoning damage, and half is electricity damage.</text:span></text:p>
      <text:p text:style-name="P1"><text:span text:style-name="T2">The shock rod’s size category is the same as the mecha’s size category.</text:span></text:p>
      <text:p text:style-name="P1"><text:span text:style-name="T3">Equipment Slots: </text:span><text:span text:style-name="T2">1, must be hand (or arm if Large).</text:span></text:p>
      <text:p text:style-name="P1"><text:span text:style-name="T3">Activation: </text:span><text:span text:style-name="T2">Attack action.</text:span></text:p>
      <text:p text:style-name="P1"><text:span text:style-name="T3">Range: </text:span><text:span text:style-name="T2">Touch.</text:span></text:p>
      <text:p text:style-name="P1"><text:span text:style-name="T3">Target: </text:span><text:span text:style-name="T2">Single target within reach.</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10 + one-quarter the mecha’s base purchase DC.</text:span></text:p>
      <text:p text:style-name="P1"><text:span text:style-name="T3">Restriction: </text:span><text:span text:style-name="T2">None.</text:span></text:p>
      <text:p text:style-name="P4"/>
      <text:p text:style-name="P1"><text:span text:style-name="T3">WARPATH RECOILLESS RIFLE (PL 5)</text:span></text:p>
      <text:p text:style-name="P1"><text:span text:style-name="T2">The Warpath recoilless rifle is a rapid-fire cannon that fires shells that detonate on impact. Each shell deals 10d6 points of damage, and the system’s magazine holds 20 shells.</text:span></text:p>
      <text:p text:style-name="P1"><text:span text:style-name="T3">Equipment Slots: </text:span><text:span text:style-name="T2">1 for rifle, must be hand (or arm if Large); 1 for each 20-round magazine.</text:span></text:p>
      <text:p text:style-name="P1"><text:span text:style-name="T3">Activation: </text:span><text:span text:style-name="T2">Attack action.</text:span></text:p>
      <text:p text:style-name="P1"><text:span text:style-name="T3">Range Increment: </text:span><text:span text:style-name="T2">40 feet.</text:span></text:p>
      <text:p text:style-name="P1"><text:span text:style-name="T3">Target: </text:span><text:span text:style-name="T2">Single target within 400 feet, or autofire.</text:span></text:p>
      <text:p text:style-name="P1"><text:span text:style-name="T3">Duration: </text:span><text:span text:style-name="T2">Instantaneous.</text:span></text:p>
      <text:p text:style-name="P1"><text:soft-page-break/><text:span text:style-name="T3">Saving Throw: </text:span><text:span text:style-name="T2">None.</text:span></text:p>
      <text:p text:style-name="P1"><text:span text:style-name="T3">Purchase DC : </text:span><text:span text:style-name="T2">22 for rifle and 20-round magazine, 15 per additional magazine.</text:span></text:p>
      <text:p text:style-name="P1"><text:span text:style-name="T3">Restriction: </text:span><text:span text:style-name="T2">Military (+3).</text:span></text:p>
      <text:p text:style-name="P4"/>
      <text:p text:style-name="P1"><text:span text:style-name="T3">CORONA MICROWAVE BEAM (PL 6)</text:span></text:p>
      <text:p text:style-name="P1"><text:span text:style-name="T2">The Corona microwave beam is the cheapest PL 6 mecha energy weapon. It deals 5d6 points of fire damage on a successful hit. </text:span></text:p>
      <text:p text:style-name="P1"><text:span text:style-name="T3">Equipment Slots: </text:span><text:span text:style-name="T2">1.</text:span></text:p>
      <text:p text:style-name="P1"><text:span text:style-name="T3">Activation: </text:span><text:span text:style-name="T2">Attack action.</text:span></text:p>
      <text:p text:style-name="P1"><text:span text:style-name="T3">Range Increment: </text:span><text:span text:style-name="T2">15 feet.</text:span></text:p>
      <text:p text:style-name="P1"><text:span text:style-name="T3">Target: </text:span><text:span text:style-name="T2">Single target within 150 feet.</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19.</text:span></text:p>
      <text:p text:style-name="P1"><text:span text:style-name="T3">Restriction: </text:span><text:span text:style-name="T2">Restricted (+2).</text:span></text:p>
      <text:p text:style-name="P4"/>
      <text:p text:style-name="P1"><text:span text:style-name="T3">LK8 ARMOR-PIERCING PIKE (PL 6)</text:span></text:p>
      <text:p text:style-name="P1"><text:span text:style-name="T2">This massive carbon-alloy polearm deals piercing damage based on the size of the mecha wielding it: Large 2d10, Huge 4d10, Gargantuan 6d10, and Colossal 8d10. It deals triple damage on a successful critical hit. The mecha applies one and one-half times its Strength bonus on damage rolls when wielding the weapon with both hands. The pike has an extra 5 feet of reach.</text:span></text:p>
      <text:p text:style-name="P1"><text:span text:style-name="T2">The armor-piercing pike’s size category is one greater than the mecha’s size category, up to a maximum size of Colossal.</text:span></text:p>
      <text:p text:style-name="P1"><text:span text:style-name="T3">Equipment Slots: </text:span><text:span text:style-name="T2">1, must be hand (or arm if Large).</text:span></text:p>
      <text:p text:style-name="P1"><text:span text:style-name="T3">Activation: </text:span><text:span text:style-name="T2">Attack action.</text:span></text:p>
      <text:p text:style-name="P1"><text:span text:style-name="T3">Range: </text:span><text:span text:style-name="T2">Touch.</text:span></text:p>
      <text:p text:style-name="P1"><text:span text:style-name="T3">Target: </text:span><text:span text:style-name="T2">Single target within reach.</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10 + one-quarter the mecha’s base purchase DC.</text:span></text:p>
      <text:p text:style-name="P1"><text:span text:style-name="T3">Restriction: </text:span><text:span text:style-name="T2">None.</text:span></text:p>
      <text:p text:style-name="P4"/>
      <text:p text:style-name="P1"><text:soft-page-break/><text:span text:style-name="T3">M-21 COMET AUTOLASER (PL 6)</text:span></text:p>
      <text:p text:style-name="P1"><text:span text:style-name="T2">Consisting of a rotating ring of laser cannons, the M-21 Comet autolaser deals 8d6 points of fire damage with a successful attack.</text:span></text:p>
      <text:p text:style-name="P1"><text:span text:style-name="T3">Equipment Slots: </text:span><text:span text:style-name="T2">2, including hand (or arm if Large), arm, or shoulders.</text:span></text:p>
      <text:p text:style-name="P1"><text:span text:style-name="T3">Activation: </text:span><text:span text:style-name="T2">Attack action.</text:span></text:p>
      <text:p text:style-name="P1"><text:span text:style-name="T3">Range Increment: </text:span><text:span text:style-name="T2">75 feet.</text:span></text:p>
      <text:p text:style-name="P1"><text:span text:style-name="T3">Target: </text:span><text:span text:style-name="T2">Single target within 750 feet, or autofire.</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22.</text:span></text:p>
      <text:p text:style-name="P1"><text:span text:style-name="T3">Restriction: </text:span><text:span text:style-name="T2">Military (+3).</text:span></text:p>
      <text:p text:style-name="P4"/>
      <text:p text:style-name="P1"><text:span text:style-name="T3">M-70 EMP ROCKET LAUNCHER (PL 6)</text:span></text:p>
      <text:p text:style-name="P1"><text:span text:style-name="T2">The M-70 EMP rocket launcher is similar to the M-53 Firestar rocket launcher. An EMP shell releases an electromagnetic pulse that deals 10d6 points of electricity damage to everything within its burst radius. A successful Reflex save (DC 17) reduces the damage by half.</text:span></text:p>
      <text:p text:style-name="P1"><text:span text:style-name="T2">If a mecha takes any damage from an EMP rocket, all crew and passengers aboard the damaged mecha must succeed at a Fortitude save (DC 15) or be dazed for 1 round.</text:span></text:p>
      <text:p text:style-name="P1"><text:span text:style-name="T3">Purchase DC: </text:span><text:span text:style-name="T2">27 for rocket launcher and 6 rockets, 15 per additional 6-rocket pack.</text:span></text:p>
      <text:p text:style-name="P4"/>
      <text:p text:style-name="P1"><text:span text:style-name="T3">M-75 CRICKET ROCKET LAUNCHER (PL 6)</text:span></text:p>
      <text:p text:style-name="P1"><text:span text:style-name="T2">The M-75 Cricket rocket launder is similar to the M-53 Firestar rocket launder. A Cricket shell releases a sonic pulse that deals 10d6 points of sonic damage to everything within its burst radius. A successful Reflex save (DC 17) reduces the damage by half.</text:span></text:p>
      <text:p text:style-name="P1"><text:span text:style-name="T2">If a mecha takes any damage from a Cricket rocket, all crew and passengers aboard the damaged mecha must succeed at a Fortitude save (DC 15) or be deafened for 1d6 rounds.</text:span></text:p>
      <text:p text:style-name="P1"><text:span text:style-name="T3">Purchase DC: </text:span><text:span text:style-name="T2">25 for rocket launcher and 6 rockets, 13 per additional 6-rocket pack.</text:span></text:p>
      <text:p text:style-name="P4"/>
      <text:p text:style-name="P1"><text:span text:style-name="T3">NKP PUMA POP-UP TURRET (PL 6)</text:span></text:p>
      <text:p text:style-name="P1"><text:span text:style-name="T2">The NKP Puma pop-up turret is a miniature plasma cannon concealed under a breakaway hatch in a mecha’s hull. A triumph of miniaturization, it packs significant wallop in a small, versatile (it can be installed in any equipment slot) package. It deals 8d6 points of fire damage.</text:span></text:p>
      <text:p text:style-name="P1"><text:span text:style-name="T3">Equipment Slots: </text:span><text:span text:style-name="T2">1.</text:span></text:p>
      <text:p text:style-name="P1"><text:span text:style-name="T3">Activation: </text:span><text:span text:style-name="T2">Attack action.</text:span></text:p>
      <text:p text:style-name="P1"><text:span text:style-name="T3">Range Increment: </text:span><text:span text:style-name="T2">75 feet.</text:span></text:p>
      <text:p text:style-name="P1"><text:span text:style-name="T3">Target: </text:span><text:span text:style-name="T2">Single target within 750 feet.</text:span></text:p>
      <text:p text:style-name="P1"><text:soft-page-break/><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23.</text:span></text:p>
      <text:p text:style-name="P1"><text:span text:style-name="T3">Restriction: </text:span><text:span text:style-name="T2">Military (+2).</text:span></text:p>
      <text:p text:style-name="P4"/>
      <text:p text:style-name="P1"><text:span text:style-name="T3">T-95 CAVALCADE CHAINGUN (PL 6)</text:span></text:p>
      <text:p text:style-name="P1"><text:span text:style-name="T2">More compact and powerful than the M-9 Barrage chaingun, the M- 95 Cavalcade has multiple barrels that fire large-caliber ammunition, dealing 7d6 points of ballistic damage on a successful hit. The base unit has enough room for four 50-round ammo belts. Each additional equipment slot devoted to ammo storage has room for six more ammo belts. Each additional ammo belt has a purchase DC of 10.</text:span></text:p>
      <text:p text:style-name="P1"><text:span text:style-name="T3">Equipment Slots: </text:span><text:span text:style-name="T2">1, must be hand (or arm if Large), arm, or shoulders.</text:span></text:p>
      <text:p text:style-name="P1"><text:span text:style-name="T3">Activation: </text:span><text:span text:style-name="T2">Attack action.</text:span></text:p>
      <text:p text:style-name="P1"><text:span text:style-name="T3">Range Increment: </text:span><text:span text:style-name="T2">60 feet.</text:span></text:p>
      <text:p text:style-name="P1"><text:span text:style-name="T3">Target: </text:span><text:span text:style-name="T2">Single target within 600 feet, or autofire.</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21 for weapon, 10 for ammo belt.</text:span></text:p>
      <text:p text:style-name="P1"><text:span text:style-name="T3">Restriction: </text:span><text:span text:style-name="T2">Restricted (+2).</text:span></text:p>
      <text:p text:style-name="P4"/>
      <text:p text:style-name="P1"><text:span text:style-name="T3">TYPHOON 240 LASER CANNON (PL 6)</text:span></text:p>
      <text:p text:style-name="P1"><text:span text:style-name="T2">A reliable laser cannon, the Typhoon 240 deals 10d6 points of fire damage with a successful attack.</text:span></text:p>
      <text:p text:style-name="P1"><text:span text:style-name="T3">Equipment Slots: </text:span><text:span text:style-name="T2">2, including hand (or arm if Large), arm, shoulders, or visor.</text:span></text:p>
      <text:p text:style-name="P1"><text:span text:style-name="T3">Activation: </text:span><text:span text:style-name="T2">Attack action.</text:span></text:p>
      <text:p text:style-name="P1"><text:span text:style-name="T3">Range Increment: </text:span><text:span text:style-name="T2">100 feet.</text:span></text:p>
      <text:p text:style-name="P1"><text:span text:style-name="T3">Target: </text:span><text:span text:style-name="T2">Single target within 1,000 feet.</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25.</text:span></text:p>
      <text:p text:style-name="P1"><text:span text:style-name="T3">Restriction: </text:span><text:span text:style-name="T2">Military (+3).</text:span></text:p>
      <text:p text:style-name="P4"/>
      <text:p text:style-name="P1"><text:soft-page-break/><text:span text:style-name="T3">CHRYSANTHEMUM LASER ARRAY (PL 6)</text:span></text:p>
      <text:p text:style-name="P1"><text:span text:style-name="T2">A barrage of phosphorus lasers deals massive damage to the mecha’s surroundings, making this a weapon of last resort. Everything within 60 feet of the mecha (but not the mecha itself) takes 16d8 points of fire damage, after which the lasers burn themselves out. A successful Reflex save (DC 25) means the target takes only half damage.</text:span></text:p>
      <text:p text:style-name="P1"><text:span text:style-name="T2">Once fired, the Chrysanthemum burst array becomes nonfunctional and must be replaced.</text:span></text:p>
      <text:p text:style-name="P1"><text:span text:style-name="T3">Equipment Slots: </text:span><text:span text:style-name="T2">1.</text:span></text:p>
      <text:p text:style-name="P1"><text:span text:style-name="T3">Activation: </text:span><text:span text:style-name="T2">Attack action.</text:span></text:p>
      <text:p text:style-name="P1"><text:span text:style-name="T3">Range: </text:span><text:span text:style-name="T2">0 feet.</text:span></text:p>
      <text:p text:style-name="P1"><text:span text:style-name="T3">Area: </text:span><text:span text:style-name="T2">60-foot-radius burst centered on you.</text:span></text:p>
      <text:p text:style-name="P1"><text:span text:style-name="T3">Duration: </text:span><text:span text:style-name="T2">Instantaneous.</text:span></text:p>
      <text:p text:style-name="P1"><text:span text:style-name="T3">Saving Throw: </text:span><text:span text:style-name="T2">Reflex half (DC 25).</text:span></text:p>
      <text:p text:style-name="P1"><text:span text:style-name="T3">Purchase DC: </text:span><text:span text:style-name="T2">26.</text:span></text:p>
      <text:p text:style-name="P1"><text:span text:style-name="T3">Restriction: </text:span><text:span text:style-name="T2">Military (+3).</text:span></text:p>
      <text:p text:style-name="P4"/>
      <text:p text:style-name="P1"><text:span text:style-name="T3">M-300 RHINO MASS CANNON (PL 7)</text:span></text:p>
      <text:p text:style-name="P1"><text:span text:style-name="T2">The M-300 Rhino mass cannon charges a small bit of matter with incredible gravitational energy, then hurls it at the target, where its increased gravitational pull causes it to slam into the target like a wrecking ball. The weapon deals 8d12 points of ballistic damage on a successful hit.</text:span></text:p>
      <text:p text:style-name="P1"><text:span text:style-name="T3">Equipment Slots: </text:span><text:span text:style-name="T2">2, including hand (or arm if Large), arm, or shoulders.</text:span></text:p>
      <text:p text:style-name="P1"><text:span text:style-name="T3">Activation: </text:span><text:span text:style-name="T2">Attack action.</text:span></text:p>
      <text:p text:style-name="P1"><text:span text:style-name="T3">Range Increment: </text:span><text:span text:style-name="T2">100 feet.</text:span></text:p>
      <text:p text:style-name="P1"><text:span text:style-name="T3">Target: </text:span><text:span text:style-name="T2">Single target within 1,000 feet.</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29.</text:span></text:p>
      <text:p text:style-name="P1"><text:span text:style-name="T3">Restriction: </text:span><text:span text:style-name="T2">Military (+3).</text:span></text:p>
      <text:p text:style-name="P4"/>
      <text:p text:style-name="P1"><text:span text:style-name="T3">PS-25 TIGER CLAWS (PL 7)</text:span></text:p>
      <text:p text:style-name="P1"><text:span text:style-name="T2">An improvement over the PS-15 Panther claws, PS-25 Tiger claws have monofilament edges that shear through armor plating like knives through butter. They can be extended or retracted as a free action.</text:span></text:p>
      <text:p text:style-name="P1"><text:span text:style-name="T2">The claws convert the mecha’s slam attack into a claw attack that deals slashing damage. The amount of damage is based on the mecha’s size: Large 6d8, Huge 8d8, Gargantuan 10d8, and Colossal 12d8. The claws have a critical threat range of 19–20.</text:span></text:p>
      <text:p text:style-name="P1"><text:span text:style-name="T2">The claws are one size category smaller than the mecha’s size category.</text:span></text:p>
      <text:p text:style-name="P1"><text:soft-page-break/><text:span text:style-name="T3">Equipment Slots: </text:span><text:span text:style-name="T2">1, must be hand (or arm if Large).</text:span></text:p>
      <text:p text:style-name="P1"><text:span text:style-name="T3">Activation: </text:span><text:span text:style-name="T2">Attack action.</text:span></text:p>
      <text:p text:style-name="P1"><text:span text:style-name="T3">Range: </text:span><text:span text:style-name="T2">Touch.</text:span></text:p>
      <text:p text:style-name="P1"><text:span text:style-name="T3">Target: </text:span><text:span text:style-name="T2">Single target within reach.</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10 + one-quarter the mecha’s base purchase DC.</text:span></text:p>
      <text:p text:style-name="P1"><text:span text:style-name="T3">Restriction: </text:span><text:span text:style-name="T2">None.</text:span></text:p>
      <text:p text:style-name="P4"/>
      <text:p text:style-name="P1"><text:span text:style-name="T3">TSUNAMI 480 PLASMA CANNON (PL 7)</text:span></text:p>
      <text:p text:style-name="P1"><text:span text:style-name="T2">The Tsunami 280 plasma cannon has two aperture settings: focused beam and wide-angle beam. The mecha operator can switch between settings as a move action. The focused beam setting deals 12d6 points of fire damage with a successful ranged attack, and it has a critical threat range of 20. On the wide-angle setting, the weapon automatically hits everything within a 60-foot cone for 12d6 points of fire damage, but those in the area can make a Reflex save (DC 19) to reduce the damage by half. Critical hits aren’t possible on the wide-angle setting.</text:span></text:p>
      <text:p text:style-name="P1"><text:span text:style-name="T3">Equipment Slots: </text:span><text:span text:style-name="T2">3, including hand (or arm if Large), arm, shoulders, or visor.</text:span></text:p>
      <text:p text:style-name="P1"><text:span text:style-name="T3">Activation: </text:span><text:span text:style-name="T2">Attack action.</text:span></text:p>
      <text:p text:style-name="P1"><text:span text:style-name="T3">Range Increment/Range: </text:span><text:span text:style-name="T2">150 feet (focused beam), or 60 feet (wide-angle).</text:span></text:p>
      <text:p text:style-name="P1"><text:span text:style-name="T3">Target/Area: </text:span><text:span text:style-name="T2">Single target within 1,500 feet, or 60-foot cone.</text:span></text:p>
      <text:p text:style-name="P1"><text:span text:style-name="T3">Duration: </text:span><text:span text:style-name="T2">Instantaneous.</text:span></text:p>
      <text:p text:style-name="P1"><text:span text:style-name="T3">Saving Throw: </text:span><text:span text:style-name="T2">None or Reflex half (DC 19; see text).</text:span></text:p>
      <text:p text:style-name="P1"><text:span text:style-name="T3">Purchase DC: </text:span><text:span text:style-name="T2">25.</text:span></text:p>
      <text:p text:style-name="P1"><text:span text:style-name="T3">Restriction: </text:span><text:span text:style-name="T2">Military (+3).</text:span></text:p>
      <text:p text:style-name="P4"/>
      <text:p text:style-name="P1"><text:span text:style-name="T3">XJ-A PYTHON ELECTRO-WHIP (PL 7)</text:span></text:p>
      <text:p text:style-name="P1"><text:span text:style-name="T2">The XJ-A Python is an electrified cable with embedded servomotors that wrap around the target. The Python deals electricity damage according to the mecha’s size: Large 2d10, Huge 4d10, Gargantuan 6d10, and Colossal 8d10. The Python has an extra 15 feet of reach.</text:span></text:p>
      <text:p text:style-name="P1"><text:span text:style-name="T2">When using the Python, you get a +2 equipment bonus on your opposed attack roll when attempting to disarm an opponent (including the roll to avoid being disarmed if you fail to disarm your opponent).</text:span></text:p>
      <text:p text:style-name="P1"><text:span text:style-name="T2">Because the electro-whip can wrap around an enemy’s leg or other limb, you can make a trip attack with it by succeeding at a melee touch attack. If you are tripped during your own trip attempt, you can drop or detach the Python electro-whip to avoid being tripped.</text:span></text:p>
      <text:p text:style-name="P1"><text:span text:style-name="T2">The electro-whip’s size category is the same as the mecha’s size category.</text:span></text:p>
      <text:p text:style-name="P1"><text:span text:style-name="T3">Equipment Slots: </text:span><text:span text:style-name="T2">1, must be hand (or arm if Large).</text:span></text:p>
      <text:p text:style-name="P1"><text:span text:style-name="T3">Activation: </text:span><text:span text:style-name="T2">Attack action.</text:span></text:p>
      <text:p text:style-name="P1"><text:soft-page-break/><text:span text:style-name="T3">Range: </text:span><text:span text:style-name="T2">Touch.</text:span></text:p>
      <text:p text:style-name="P1"><text:span text:style-name="T3">Target: </text:span><text:span text:style-name="T2">Single target within reach.</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10 + one-quarter the mecha’s base purchase DC.</text:span></text:p>
      <text:p text:style-name="P1"><text:span text:style-name="T3">Restriction: </text:span><text:span text:style-name="T2">Restricted (+2).</text:span></text:p>
      <text:p text:style-name="P4"/>
      <text:p text:style-name="P1"><text:span text:style-name="T3">AVENGER ELECTRO-SCIMITAR (PL 8)</text:span></text:p>
      <text:p text:style-name="P1"><text:span text:style-name="T2">The Avenger electro-scimitar is a lightweight and efficient one-handed melee weapon. As a mastercraft item, it grants a +1 bonus on attack rolls.</text:span></text:p>
      <text:p text:style-name="P1"><text:span text:style-name="T2">Damage for the energy scimitar is based on the size of the mecha wielding it: Large 4d6, Huge 8d6, Gargantuan 12d6, and Colossal 16d6. The energy scimitar has a critical threat range of 18–20. Half of the damage the energy sword deals is slashing damage, and the other half is electricity damage.</text:span></text:p>
      <text:p text:style-name="P1"><text:span text:style-name="T2">The electro-scimitar’s size category is the same as the mecha’s size category.</text:span></text:p>
      <text:p text:style-name="P1"><text:span text:style-name="T3">Equipment Slots: </text:span><text:span text:style-name="T2">1, must be hand (or arm if Large).</text:span></text:p>
      <text:p text:style-name="P1"><text:span text:style-name="T3">Activation: </text:span><text:span text:style-name="T2">Attack action.</text:span></text:p>
      <text:p text:style-name="P1"><text:span text:style-name="T3">Range: </text:span><text:span text:style-name="T2">Touch.</text:span></text:p>
      <text:p text:style-name="P1"><text:span text:style-name="T3">Target: </text:span><text:span text:style-name="T2">Single target within reach.</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15 + one-quarter the mecha’s base purchase DC.</text:span></text:p>
      <text:p text:style-name="P1"><text:span text:style-name="T3">Restriction: </text:span><text:span text:style-name="T2">None.</text:span></text:p>
      <text:p text:style-name="P4"/>
      <text:p text:style-name="P1"><text:span text:style-name="T3">LT-5 LONGSHOT MASS DRIVER (PL 8)</text:span></text:p>
      <text:p text:style-name="P1"><text:span text:style-name="T2">Mass drivers fire hyper-accelerated spent-uranium slugs at the target, dealing damage strictly through the massive kinetic energy the round imparts to the target. A mass driver round deals 15d6 points of ballistic damage, and the system’s magazine holds 10 rounds. Each 10-round magazine has a purchase DC of 12.</text:span></text:p>
      <text:p text:style-name="P1"><text:span text:style-name="T3">Equipment Slots: </text:span><text:span text:style-name="T2">2 for weapon, including hand (or arm if Large), arm, or shoulders; 1 for each 10-round ammo bay.</text:span></text:p>
      <text:p text:style-name="P1"><text:span text:style-name="T3">Activation: </text:span><text:span text:style-name="T2">Attack action.</text:span></text:p>
      <text:p text:style-name="P1"><text:span text:style-name="T3">Range Increment: </text:span><text:span text:style-name="T2">120 feet.</text:span></text:p>
      <text:p text:style-name="P1"><text:span text:style-name="T3">Target: </text:span><text:span text:style-name="T2">Single target within 1,200 feet.</text:span></text:p>
      <text:p text:style-name="P1"><text:span text:style-name="T3">Duration: </text:span><text:span text:style-name="T2">Instantaneous.</text:span></text:p>
      <text:p text:style-name="P1"><text:soft-page-break/><text:span text:style-name="T3">Saving Throw: </text:span><text:span text:style-name="T2">None.</text:span></text:p>
      <text:p text:style-name="P1"><text:span text:style-name="T3">Purchase DC: </text:span><text:span text:style-name="T2">24 for drive and 10-round magazine, 12 per additional magazine.</text:span></text:p>
      <text:p text:style-name="P1"><text:span text:style-name="T3">Restriction: </text:span><text:span text:style-name="T2">Military (+3).</text:span></text:p>
      <text:p text:style-name="P4"/>
      <text:p text:style-name="P1"><text:span text:style-name="T3">RP-91 REAPER LASER SCYTHE (PL 8)</text:span></text:p>
      <text:p text:style-name="P1"><text:span text:style-name="T2">The RP-91 Reaper is a two-handed melee weapon with a crystal carbon shaft housing laser and magnetic field generators. When activated by the mecha operator, it suspends a laser beam within a razor-thin magnetic “envelope” shaped like a farmer’s scythe. As a mastercraft item, it grants a +1 bonus on attack rolls.</text:span></text:p>
      <text:p text:style-name="P1"><text:span text:style-name="T2">Damage with a successful melee attack depends on the size of the wielding mecha: Large 4d10, Huge 6d10, Gargantuan 8d10, and Colossal 10d10. On a successful critical hit, the damage is quadrupled. Half of the damage the energy sword deals is slashing damage, and the other half is fire damage. The mecha applies one and one-half times its Strength bonus on damage rolls when wielding the weapon.</text:span></text:p>
      <text:p text:style-name="P1"><text:span text:style-name="T2">The laser scythe’s size category is one size category larger than the mecha’s size category, up to a maximum size of Colossal.</text:span></text:p>
      <text:p text:style-name="P1"><text:span text:style-name="T3">Equipment Slots: </text:span><text:span text:style-name="T2">2, must be hand (or arm if Large).</text:span></text:p>
      <text:p text:style-name="P1"><text:span text:style-name="T3">Activation: </text:span><text:span text:style-name="T2">Attack action.</text:span></text:p>
      <text:p text:style-name="P1"><text:span text:style-name="T3">Range: </text:span><text:span text:style-name="T2">Touch.</text:span></text:p>
      <text:p text:style-name="P1"><text:span text:style-name="T3">Target: </text:span><text:span text:style-name="T2">Single target within reach.</text:span></text:p>
      <text:p text:style-name="P1"><text:span text:style-name="T3">Duration: </text:span><text:span text:style-name="T2">Instantaneous.</text:span></text:p>
      <text:p text:style-name="P1"><text:span text:style-name="T3">Saving Throw: </text:span><text:span text:style-name="T2">None.</text:span></text:p>
      <text:p text:style-name="P1"><text:span text:style-name="T3">Purchase DC: </text:span><text:span text:style-name="T2">15 + one-quarter the mecha’s base purchase DC.</text:span></text:p>
      <text:p text:style-name="P1"><text:span text:style-name="T3">Restriction: </text:span><text:span text:style-name="T2">None.</text:span></text:p>
      <text:p text:style-name="P5"/>
      <text:p text:style-name="P1"><text:span text:style-name="T6">MISCELLANEOUS EQUIPMENT</text:span></text:p>
      <text:p text:style-name="P1"><text:span text:style-name="T2">This section describes various other pieces of mecha equipment that don’t fall neatly under the other categories, including a variety of electrical systems.</text:span></text:p>
      <text:p text:style-name="P1"><text:span text:style-name="T2">Building a system from scratch requires a character to make a Wealth check against the system’s purchase DC, invest time in its assembly, and succeed at a Craft (electrical), Craft (mechanical), or Craft (structural) check (DC 30)—whichever seems most appropriate given the type of equipment. See the Craft skill description for further guidance. A character without the appropriate electrical or mechanical tool kit takes a –4 penalty on the skill check.</text:span></text:p>
      <text:p text:style-name="P4"/>
      <text:p text:style-name="P1"><text:span text:style-name="T3">COCKPIT, COPILOT (PL 5)</text:span></text:p>
      <text:p text:style-name="P1"><text:span text:style-name="T2">This extra cockpit provides a comfortable station inside the mecha for a Small or Medium-size copilot. A copilot has the ability to fire the mecha’s ranged weapons, perform active scans using the mecha’s sensor systems, or aid the pilot’s attacks and skill checks (using the aid another action). Melee combat, defense, and movement remain under the control of the mecha’s operator in the main cockpit. A copilot doesn’t grant the mecha additional attacks in a round, and only one character may fire each ranged weapon each round. The mecha operator or copilot can transfer weapon control as a free action.</text:span></text:p>
      <text:p text:style-name="P1"><text:span text:style-name="T2">As a move action, the mecha’s operator can lock out one or more copilot cockpits, shutting off the cameras, locking the hatches, and so on.</text:span></text:p>
      <text:p text:style-name="P1"><text:span text:style-name="T2">It takes a successful Computer Use check (DC 25 if the operator is disabled, 35 if the operator is still active) to switch overall control of the mecha to a copilot cockpit.</text:span></text:p>
      <text:p text:style-name="P1"><text:span text:style-name="T3">Equipment Slots: </text:span><text:span text:style-name="T2">3, must be torso or back.</text:span></text:p>
      <text:p text:style-name="P1"><text:span text:style-name="T3">Activation: </text:span><text:span text:style-name="T2">None.</text:span></text:p>
      <text:p text:style-name="P1"><text:soft-page-break/><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20.</text:span></text:p>
      <text:p text:style-name="P1"><text:span text:style-name="T3">Restriction: </text:span><text:span text:style-name="T2">None.</text:span></text:p>
      <text:p text:style-name="P4"/>
      <text:p text:style-name="P1"><text:span text:style-name="T3">COCKPIT, PASSENGER (PL 5)</text:span></text:p>
      <text:p text:style-name="P1"><text:span text:style-name="T2">This extra cockpit merely provides a comfortable place inside the mecha for a Small or Medium-size passenger to sit. The passenger can’t do anything other than observe the surroundings (seeing exactly what the mecha’s operator sees), communicate privately with the operator and publicly over open frequencies, and leave the cockpit as a full-round action. As a move action, the operator can prevent any of the above by shutting off the cameras, locking the hatch, and so on.</text:span></text:p>
      <text:p text:style-name="P1"><text:span text:style-name="T3">Equipment Slots: </text:span><text:span text:style-name="T2">2, must be torso or back.</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20.</text:span></text:p>
      <text:p text:style-name="P1"><text:span text:style-name="T3">Restriction: </text:span><text:span text:style-name="T2">None.</text:span></text:p>
      <text:p text:style-name="P4"/>
      <text:p text:style-name="P1"><text:span text:style-name="T3">COMM SYSTEM (PL 5)</text:span></text:p>
      <text:p text:style-name="P1"><text:span text:style-name="T2">The mecha is equipped with a radio transceiver that can transmit on multiple frequencies in either LOS (line of sight) or omnidirectional mode. It can handle up to ten simultaneous two-way conversations.</text:span></text:p>
      <text:p text:style-name="P1"><text:span text:style-name="T3">Equipment Slots: </text:span><text:span text:style-name="T2">0.</text:span></text:p>
      <text:p text:style-name="P1"><text:span text:style-name="T3">Activation: </text:span><text:span text:style-name="T2">Free action.</text:span></text:p>
      <text:p text:style-name="P1"><text:span text:style-name="T3">Range: </text:span><text:span text:style-name="T2">100 miles.</text:span></text:p>
      <text:p text:style-name="P1"><text:span text:style-name="T3">Target: </text:span><text:span text:style-name="T2">One or more radio transceivers.</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21.</text:span></text:p>
      <text:p text:style-name="P1"><text:soft-page-break/><text:span text:style-name="T3">Restriction: </text:span><text:span text:style-name="T2">None.</text:span></text:p>
      <text:p text:style-name="P4"/>
      <text:p text:style-name="P1"><text:span text:style-name="T3">LIFE SUPPORT SYSTEM (PL 5)</text:span></text:p>
      <text:p text:style-name="P1"><text:span text:style-name="T2">The mecha’s life support system provides a closed environment, allowing the mecha operator to ignore the effects of inhaled poisons and immersion in water. The onboard air supply lasts for 24 hours. A mecha equipped with a life support system has one less equipment slot.</text:span></text:p>
      <text:p text:style-name="P1"><text:span text:style-name="T3">Equipment Slots: </text:span><text:span text:style-name="T2">1 (equivalent).</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4.</text:span></text:p>
      <text:p text:style-name="P1"><text:span text:style-name="T3">Restriction: </text:span><text:span text:style-name="T2">None.</text:span></text:p>
      <text:p text:style-name="P4"/>
      <text:p text:style-name="P1"><text:span text:style-name="T3">HV-5 HAVEN ESCAPE POD (PL 6)</text:span></text:p>
      <text:p text:style-name="P1"><text:span text:style-name="T2">The HV-5 Haven escape pod jettisons the cockpit and the mecha operator from the rest of the mecha (typically because the mecha is about to be destroyed). The operator can activate it as a move action and move normally at the Haven’s fly speed. The Haven can also be activated as a free action, in which case it flies under the operator’s direction up to its fly speed, but can move no farther that round.</text:span></text:p>
      <text:p text:style-name="P1"><text:span text:style-name="T2">The Haven escape pod has a fly speed of 90 feet (clumsy), 50 hit points, hardness 10, and a Defense of 18. Three rounds after it jettisons from the mecha, it runs out of fuel, landing or crashing as appropriate.</text:span></text:p>
      <text:p text:style-name="P1"><text:span text:style-name="T3">Equipment Slots: </text:span><text:span text:style-name="T2">1, must be torso.</text:span></text:p>
      <text:p text:style-name="P1"><text:span text:style-name="T3">Activation: </text:span><text:span text:style-name="T2">Free action or move action (see text).</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3 rounds.</text:span></text:p>
      <text:p text:style-name="P1"><text:span text:style-name="T3">Saving Throw: </text:span><text:span text:style-name="T2">None.</text:span></text:p>
      <text:p text:style-name="P1"><text:span text:style-name="T3">Purchase DC: </text:span><text:span text:style-name="T2">15 + one-quarter the mecha’s base purchase DC.</text:span></text:p>
      <text:p text:style-name="P1"><text:span text:style-name="T3">Restriction: </text:span><text:span text:style-name="T2">None.</text:span></text:p>
      <text:p text:style-name="P4"/>
      <text:p text:style-name="P1"><text:span text:style-name="T3">SPACE SKIN (PL 6)</text:span></text:p>
      <text:p text:style-name="P1"><text:span text:style-name="T2">Space skin colloquially refers to a series of environmental stabilizers that allow the mecha operator (and other living creatures aboard the mecha) to ignore the effects of vacuum, thus enabling the mecha to operate in space.</text:span></text:p>
      <text:p text:style-name="P1"><text:soft-page-break/><text:span text:style-name="T2">A mecha equipped with space skin has one less equipment slot.</text:span></text:p>
      <text:p text:style-name="P1"><text:span text:style-name="T3">Equipment Slots: </text:span><text:span text:style-name="T2">1 (equivalent).</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8.</text:span></text:p>
      <text:p text:style-name="P1"><text:span text:style-name="T3">Restriction: </text:span><text:span text:style-name="T2">None.</text:span></text:p>
      <text:p text:style-name="P4"/>
      <text:p text:style-name="P1"><text:span text:style-name="T3">STEALTH SUITE (PL 6)</text:span></text:p>
      <text:p text:style-name="P1"><text:span text:style-name="T2">Based on high-tech low observables technology, this combination of sound baffles, heat dispersers, and nonreflective paint combines to give the mecha a +10 bonus on Hide and Move Silently checks. Cost and the size penalty combine to make this structural option impractical on all but the smallest mecha.</text:span></text:p>
      <text:p text:style-name="P1"><text:span text:style-name="T3">Equipment Slots: </text:span><text:span text:style-name="T2">1.</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0 + one-quarter the mecha’s base purchase DC.</text:span></text:p>
      <text:p text:style-name="P1"><text:span text:style-name="T3">Restriction: </text:span><text:span text:style-name="T2">Licensed (+1).</text:span></text:p>
      <text:p text:style-name="P4"/>
      <text:p text:style-name="P1"><text:span text:style-name="T3">ADVANCED DIAGNOSTICS (PL 7)</text:span></text:p>
      <text:p text:style-name="P1"><text:span text:style-name="T2">Multiple redundant systems coupled with the ability to detect and correct minor system faults allow the mecha to repair moderate damage. Advanced diagnostics restores 1d10 points of damage per hour, during which time the mecha cannot move or attack. Only the mecha’s bonus hit points are repaired, not damage to the mecha’s operator.</text:span></text:p>
      <text:p text:style-name="P1"><text:span text:style-name="T3">Equipment Slots: </text:span><text:span text:style-name="T2">1.</text:span></text:p>
      <text:p text:style-name="P1"><text:span text:style-name="T3">Activation: </text:span><text:span text:style-name="T2">Move action.</text:span></text:p>
      <text:p text:style-name="P1"><text:span text:style-name="T3">Range: </text:span><text:span text:style-name="T2">Personal.</text:span></text:p>
      <text:p text:style-name="P1"><text:span text:style-name="T3">Target: </text:span><text:span text:style-name="T2">You.</text:span></text:p>
      <text:p text:style-name="P1"><text:soft-page-break/><text:span text:style-name="T3">Duration: </text:span><text:span text:style-name="T2">1 round.</text:span></text:p>
      <text:p text:style-name="P1"><text:span text:style-name="T3">Saving Throw: </text:span><text:span text:style-name="T2">None.</text:span></text:p>
      <text:p text:style-name="P1"><text:span text:style-name="T3">Purchase DC: </text:span><text:span text:style-name="T2">15 + one-quarter the mecha’s base purchase DC.</text:span></text:p>
      <text:p text:style-name="P1"><text:span text:style-name="T3">Restriction: </text:span><text:span text:style-name="T2">None.</text:span></text:p>
      <text:p text:style-name="P4"/>
      <text:p text:style-name="P1"><text:span text:style-name="T3">STRUCTURAL ENHANCEMENT (PL 7)</text:span></text:p>
      <text:p text:style-name="P1"><text:span text:style-name="T2">Significant advances in engineering inspire a series of modifications to the mecha’s superstructure, granting it an additional 50 hit points. A mecha can undergo structural enhancement multiple times, gaining 50 additional hit points each time, but it can never have more than twice its starting hit points (as noted in Table: Mecha Sizes).</text:span></text:p>
      <text:p text:style-name="P1"><text:span text:style-name="T2">A character may structurally enhance a mecha with a successful Craft (structural) check (DC 30) after devoting an amount of time that varies depending on the mecha’s size: Large 30 hours, Huge 60 hours, Gargantuan 120 hours, Colossal 240 hours. A character attempting the procedure without a mechanical tool kit takes a –4 penalty on the skill check.</text:span></text:p>
      <text:p text:style-name="P1"><text:span text:style-name="T2">Each time a mecha is structurally enhanced, it loses one equipment slot.</text:span></text:p>
      <text:p text:style-name="P1"><text:span text:style-name="T3">Equipment Slots: </text:span><text:span text:style-name="T2">1 (equivalent).</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5 + one-half the mecha’s base purchase DC.</text:span></text:p>
      <text:p text:style-name="P1"><text:span text:style-name="T3">Restriction: </text:span><text:span text:style-name="T2">None.</text:span></text:p>
      <text:p text:style-name="P4"/>
      <text:p text:style-name="P1"><text:span text:style-name="T3">ZERO-G STABILIZER (PL 7)</text:span></text:p>
      <text:p text:style-name="P1"><text:span text:style-name="T2">A zero-G stabilizer allows the mecha and its operator to function normally in low-gravity and zero-gravity environments, as though the operator has the Zero-G Training feat (see page 15).</text:span></text:p>
      <text:p text:style-name="P1"><text:span text:style-name="T3">Equipment Slots: </text:span><text:span text:style-name="T2">1.</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5.</text:span></text:p>
      <text:p text:style-name="P1"><text:soft-page-break/><text:span text:style-name="T3">Restriction: </text:span><text:span text:style-name="T2">None.</text:span></text:p>
      <text:p text:style-name="P4"/>
      <text:p text:style-name="P1"><text:span text:style-name="T3">CRACKERJACK NEURAL LINK (PL 8)</text:span></text:p>
      <text:p text:style-name="P1"><text:span text:style-name="T2">This unit links the operator’s brain directly to the mecha, making it feel less like a machine and more like an extension of the operator’s body. While driving or piloting the mecha, the operator gains a +2 bonus on initiative checks. In addition, the operator can use any of his nonmecha-specific feats while operating a mecha. (This ability does not grant the operator any new feats.)</text:span></text:p>
      <text:p text:style-name="P1"><text:span text:style-name="T3">Equipment Slots: </text:span><text:span text:style-name="T2">1, must be helmet or cranium.</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5 + one-quarter the mecha’s base purchase DC.</text:span></text:p>
      <text:p text:style-name="P1"><text:span text:style-name="T3">Restriction: </text:span><text:span text:style-name="T2">Restricted (+2).</text:span></text:p>
      <text:p text:style-name="P4"/>
      <text:p text:style-name="P1"><text:span text:style-name="T3">NANOREPAIR UNIT (PL 8)</text:span></text:p>
      <text:p text:style-name="P1"><text:span text:style-name="T2">State-of-the-art nanites swarm over the surface of the mecha at the first indication of damage. The mecha automatically heals 5 points of damage per round. The nanorepair unit ceases to function if the mecha loses all its hit points.</text:span></text:p>
      <text:p text:style-name="P1"><text:span text:style-name="T3">Equipment Slots: </text:span><text:span text:style-name="T2">1.</text:span></text:p>
      <text:p text:style-name="P1"><text:span text:style-name="T3">Activation: </text:span><text:span text:style-name="T2">None.</text:span></text:p>
      <text:p text:style-name="P1"><text:span text:style-name="T3">Range: </text:span><text:span text:style-name="T2">Personal.</text:span></text:p>
      <text:p text:style-name="P1"><text:span text:style-name="T3">Target: </text:span><text:span text:style-name="T2">You.</text:span></text:p>
      <text:p text:style-name="P1"><text:span text:style-name="T3">Duration: </text:span><text:span text:style-name="T2">Persistent.</text:span></text:p>
      <text:p text:style-name="P1"><text:span text:style-name="T3">Saving Throw: </text:span><text:span text:style-name="T2">None.</text:span></text:p>
      <text:p text:style-name="P1"><text:span text:style-name="T3">Purchase DC: </text:span><text:span text:style-name="T2">15 + one-quarter the mecha’s base purchase DC.</text:span></text:p>
      <text:p text:style-name="P1"><text:span text:style-name="T3">Restriction: </text:span><text:span text:style-name="T2">Restricted (+2).</text:span></text:p>
      <text:p text:style-name="P5"/>
      <text:h text:style-name="P13" text:outline-level="2"><text:span text:style-name="T6">SAMPLE MECHA</text:span></text:h>
      <text:p text:style-name="P1"><text:span text:style-name="T3">Size: </text:span><text:span text:style-name="T2">The mecha’s body size (and its size penalty on attack rolls and to Defense, in parentheses).</text:span></text:p>
      <text:p text:style-name="P1"><text:span text:style-name="T3">Bonus Hit Points: </text:span><text:span text:style-name="T2">The bonus hit points the mecha gives the operator. This value also represents the mecha’s total hit points.</text:span></text:p>
      <text:p text:style-name="P1"><text:soft-page-break/><text:span text:style-name="T3">Superstructure: </text:span><text:span text:style-name="T2">The chief material used in the construction of the mecha’s superstructure.</text:span></text:p>
      <text:p text:style-name="P1"><text:span text:style-name="T3">Hardness: </text:span><text:span text:style-name="T2">The hardness afforded by the mecha’s superstructure. Hardness reduces the amount of damage the mecha takes from an attack.</text:span></text:p>
      <text:p text:style-name="P1"><text:span text:style-name="T3">Armor: </text:span><text:span text:style-name="T2">The type of armor installed on the mecha. Some types of armor reduce a mecha’s speed.</text:span></text:p>
      <text:p text:style-name="P1"><text:span text:style-name="T3">Bonus to Defense: </text:span><text:span text:style-name="T2">The mecha’s equipment bonus to Defense, as provided by its armor.</text:span></text:p>
      <text:p text:style-name="P1"><text:span text:style-name="T3">Armor Penalty: </text:span><text:span text:style-name="T2">Apply this penalty to the operator’s Balance, Climb, Escape Artist, Hide, Jump, Move Silently, and Tumble checks.</text:span></text:p>
      <text:p text:style-name="P1"><text:span text:style-name="T3">Reach: </text:span><text:span text:style-name="T2">The mecha’s reach.</text:span></text:p>
      <text:p text:style-name="P1"><text:span text:style-name="T3">Strength Bonus: </text:span><text:span text:style-name="T2">The equipment bonus the mecha provides to its operator’s Strength.</text:span></text:p>
      <text:p text:style-name="P1"><text:span text:style-name="T3">Dexterity Penalty: </text:span><text:span text:style-name="T2">The penalty the mecha applies to its operator’s Dexterity (if any).</text:span></text:p>
      <text:p text:style-name="P1"><text:span text:style-name="T3">Speed: </text:span><text:span text:style-name="T2">The mecha’s base land speed (and fly speed, if applicable).</text:span></text:p>
      <text:p text:style-name="P1"><text:span text:style-name="T3">Base Purchase DC: </text:span><text:span text:style-name="T2">The mecha’s base purchase DC does not include armor or equipment.</text:span></text:p>
      <text:p text:style-name="P1"><text:span text:style-name="T3">Standard Equipment Package: </text:span><text:span text:style-name="T2">The standard equipment found on the baseline model. </text:span></text:p>
      <text:p text:style-name="P5"/>
      <text:p text:style-name="P1"><text:span text:style-name="T6">MYRMIDON (PL 6)</text:span></text:p>
      <text:p text:style-name="P1"><text:span text:style-name="T2">The Myrmidon primarily serves as a light infantry support mecha, replacing an armored vehicle on the battlefield. It has also proven effective in close-combat situations, particular in urban arenas. </text:span></text:p>
      <text:p text:style-name="P1"><text:span text:style-name="T2">A Myrmidon installed with the standard equipment package (see below) has a purchase DC of 41.</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7">Size: </text:span><text:span text:style-name="T1">Large (–1 size) </text:span></text:p>
          </table:table-cell>
          <table:table-cell table:style-name="Table4.A1" office:value-type="string">
            <text:p text:style-name="P9"><text:span text:style-name="T7">Bonus Hit Points: </text:span><text:span text:style-name="T1">100</text:span></text:p>
          </table:table-cell>
        </table:table-row>
        <table:table-row table:style-name="Table4.1">
          <table:table-cell table:style-name="Table4.A2" office:value-type="string">
            <text:p text:style-name="P9"><text:span text:style-name="T7">Superstructure: </text:span><text:span text:style-name="T1">Duralloy </text:span></text:p>
          </table:table-cell>
          <table:table-cell table:style-name="Table4.A2" office:value-type="string">
            <text:p text:style-name="P9"><text:span text:style-name="T7">Hardness: </text:span><text:span text:style-name="T1">15</text:span></text:p>
          </table:table-cell>
        </table:table-row>
        <table:table-row table:style-name="Table4.1">
          <table:table-cell table:style-name="Table4.A2" office:value-type="string">
            <text:p text:style-name="P1"><text:span text:style-name="T7">Armor: </text:span><text:span text:style-name="T1">Duralloy </text:span></text:p>
          </table:table-cell>
          <table:table-cell table:style-name="Table4.A2" office:value-type="string">
            <text:p text:style-name="P1"><text:span text:style-name="T7">Bonus to Defense: </text:span><text:span text:style-name="T1">+8</text:span></text:p>
          </table:table-cell>
        </table:table-row>
        <table:table-row table:style-name="Table4.1">
          <table:table-cell table:style-name="Table4.A2" office:value-type="string">
            <text:p text:style-name="P1"><text:span text:style-name="T7">Armor Penalty: </text:span><text:span text:style-name="T1">–8 </text:span></text:p>
          </table:table-cell>
          <table:table-cell table:style-name="Table4.A2" office:value-type="string">
            <text:p text:style-name="P1"><text:span text:style-name="T7">Reach: </text:span><text:span text:style-name="T1">10 ft.</text:span></text:p>
          </table:table-cell>
        </table:table-row>
        <table:table-row table:style-name="Table4.1">
          <table:table-cell table:style-name="Table4.A2" office:value-type="string">
            <text:p text:style-name="P1"><text:span text:style-name="T7">Strength Bonus: </text:span><text:span text:style-name="T1">+8 </text:span></text:p>
          </table:table-cell>
          <table:table-cell table:style-name="Table4.A2" office:value-type="string">
            <text:p text:style-name="P1"><text:span text:style-name="T7">Dexterity Penalty: </text:span><text:span text:style-name="T1">—</text:span></text:p>
          </table:table-cell>
        </table:table-row>
        <table:table-row table:style-name="Table4.1">
          <table:table-cell table:style-name="Table4.A6" office:value-type="string">
            <text:p text:style-name="P9"><text:span text:style-name="T7">Speed: </text:span><text:span text:style-name="T1">20 ft., fly 90 ft. (clumsy) </text:span></text:p>
          </table:table-cell>
          <table:table-cell table:style-name="Table4.A6" office:value-type="string">
            <text:p text:style-name="P9"><text:span text:style-name="T7">Base Purchase DC: </text:span><text:span text:style-name="T1">40</text:span></text:p>
          </table:table-cell>
        </table:table-row>
      </table:table>
      <text:p text:style-name="P1"><text:span text:style-name="T3">Standard Equipment Package: </text:span><text:span text:style-name="T2">Pilot’s cockpit (torso and back), Class II sensor system (helmet), M-9 Barrage chaingun (left arm), 6 50-round ammo belts for M-9 Barrage chaingun (shoulders), PS-15 Panther claws (right arm), jetpack (boots), comm system (no slots).</text:span></text:p>
      <text:p text:style-name="P5"/>
      <text:p text:style-name="P1"><text:span text:style-name="T6">SCOURGE (PL 6)</text:span></text:p>
      <text:p text:style-name="P1"><text:span text:style-name="T2">The Scourge assault mecha uses heavy weapons to disable enemy mecha and vehicles, and leaves them to a mop-up crew of traditional infantry. This frees up the assault mecha for more suitable tasks than disassembling captured ordnance.</text:span></text:p>
      <text:p text:style-name="P1"><text:span text:style-name="T2">A Scourge installed with the standard equipment package (see below) has a purchase DC of 49.</text:span></text:p>
      <table:table table:name="Table5" table:style-name="Table5">
        <table:table-column table:style-name="Table5.A"/>
        <table:table-column table:style-name="Table5.B"/>
        <text:soft-page-break/>
        <table:table-row table:style-name="Table5.1">
          <table:table-cell table:style-name="Table5.A1" office:value-type="string">
            <text:p text:style-name="P9"><text:span text:style-name="T7">Size: </text:span><text:span text:style-name="T1">Huge (–2 size) </text:span></text:p>
          </table:table-cell>
          <table:table-cell table:style-name="Table5.A1" office:value-type="string">
            <text:p text:style-name="P9"><text:span text:style-name="T7">Bonus Hit Points: </text:span><text:span text:style-name="T1">200</text:span></text:p>
          </table:table-cell>
        </table:table-row>
        <table:table-row table:style-name="Table5.1">
          <table:table-cell table:style-name="Table5.A2" office:value-type="string">
            <text:p text:style-name="P9"><text:span text:style-name="T7">Superstructure: </text:span><text:span text:style-name="T1">Vanadium </text:span></text:p>
          </table:table-cell>
          <table:table-cell table:style-name="Table5.A2" office:value-type="string">
            <text:p text:style-name="P9"><text:span text:style-name="T7">Hardness: </text:span><text:span text:style-name="T1">20</text:span></text:p>
          </table:table-cell>
        </table:table-row>
        <table:table-row table:style-name="Table5.1">
          <table:table-cell table:style-name="Table5.A2" office:value-type="string">
            <text:p text:style-name="P1"><text:span text:style-name="T7">Armor: </text:span><text:span text:style-name="T1">Duralloy </text:span></text:p>
          </table:table-cell>
          <table:table-cell table:style-name="Table5.A2" office:value-type="string">
            <text:p text:style-name="P1"><text:span text:style-name="T7">Bonus to Defense: </text:span><text:span text:style-name="T1">+8</text:span></text:p>
          </table:table-cell>
        </table:table-row>
        <table:table-row table:style-name="Table5.1">
          <table:table-cell table:style-name="Table5.A2" office:value-type="string">
            <text:p text:style-name="P1"><text:span text:style-name="T7">Armor Penalty: </text:span><text:span text:style-name="T1">–8 </text:span></text:p>
          </table:table-cell>
          <table:table-cell table:style-name="Table5.A2" office:value-type="string">
            <text:p text:style-name="P1"><text:span text:style-name="T7">Reach: </text:span><text:span text:style-name="T1">10 ft.</text:span></text:p>
          </table:table-cell>
        </table:table-row>
        <table:table-row table:style-name="Table5.1">
          <table:table-cell table:style-name="Table5.A2" office:value-type="string">
            <text:p text:style-name="P1"><text:span text:style-name="T7">Strength Bonus: </text:span><text:span text:style-name="T1">+16 </text:span></text:p>
          </table:table-cell>
          <table:table-cell table:style-name="Table5.A2" office:value-type="string">
            <text:p text:style-name="P1"><text:span text:style-name="T7">Dexterity Penalty: </text:span><text:span text:style-name="T1">—</text:span></text:p>
          </table:table-cell>
        </table:table-row>
        <table:table-row table:style-name="Table5.1">
          <table:table-cell table:style-name="Table5.A6" office:value-type="string">
            <text:p text:style-name="P9"><text:span text:style-name="T7">Speed: </text:span><text:span text:style-name="T1">30 ft., fly 90 ft. (poor) </text:span></text:p>
          </table:table-cell>
          <table:table-cell table:style-name="Table5.A6" office:value-type="string">
            <text:p text:style-name="P9"><text:span text:style-name="T7">Base Purchase DC: </text:span><text:span text:style-name="T1">48</text:span></text:p>
          </table:table-cell>
        </table:table-row>
      </table:table>
      <text:p text:style-name="P1"><text:span text:style-name="T3">Standard Equipment Package: </text:span><text:span text:style-name="T2">Pilot’s cockpit (torso and back), Class II sensor system (helmet), Enigma sensor suite (visor), Typhoon 240 laser cannon (left arm and left hand), M-53 Firestar rocket launcher (right h and), 6-pack o f M -53 Firestar rockets ( right arm), jet-assist wings (shoulders), LX-10 antishock array (belt), jetpack (boots), comm. system (no slots).</text:span></text:p>
      <text:p text:style-name="P5"/>
      <text:p text:style-name="P1"><text:span text:style-name="T6">MANTICORE (PL 7)</text:span></text:p>
      <text:p text:style-name="P1"><text:span text:style-name="T2">The Manticore is a flying quadrupedal assault mecha designed to take out enemy infantry units with a hailstorm of large-caliber shells. The Manticore has a special tail slot that replaces its belt equipment slot; the tail incorporates a deadly Chrysanthemum laser array.</text:span></text:p>
      <text:p text:style-name="P1"><text:span text:style-name="T2">A Manticore installed with the standard equipment package (see below) has a purchase DC of 45.</text:span></text:p>
      <table:table table:name="Table6" table:style-name="Table6">
        <table:table-column table:style-name="Table6.A"/>
        <table:table-column table:style-name="Table6.B"/>
        <table:table-row table:style-name="Table6.1">
          <table:table-cell table:style-name="Table6.A1" office:value-type="string">
            <text:p text:style-name="P9"><text:span text:style-name="T7">Size: </text:span><text:span text:style-name="T1">Huge (–2 size) </text:span></text:p>
          </table:table-cell>
          <table:table-cell table:style-name="Table6.A1" office:value-type="string">
            <text:p text:style-name="P9"><text:span text:style-name="T7">Bonus Hit Points: </text:span><text:span text:style-name="T1">200</text:span></text:p>
          </table:table-cell>
        </table:table-row>
        <table:table-row table:style-name="Table6.1">
          <table:table-cell table:style-name="Table6.A2" office:value-type="string">
            <text:p text:style-name="P9"><text:span text:style-name="T7">Superstructure: </text:span><text:span text:style-name="T1">Neovulcanium </text:span></text:p>
          </table:table-cell>
          <table:table-cell table:style-name="Table6.A2" office:value-type="string">
            <text:p text:style-name="P9"><text:span text:style-name="T7">Hardness: </text:span><text:span text:style-name="T1">20</text:span></text:p>
          </table:table-cell>
        </table:table-row>
        <table:table-row table:style-name="Table6.1">
          <table:table-cell table:style-name="Table6.A2" office:value-type="string">
            <text:p text:style-name="P1"><text:span text:style-name="T7">Armor: </text:span><text:span text:style-name="T1">Crystal carbon </text:span></text:p>
          </table:table-cell>
          <table:table-cell table:style-name="Table6.A2" office:value-type="string">
            <text:p text:style-name="P1"><text:span text:style-name="T7">Bonus to Defense: </text:span><text:span text:style-name="T1">+10</text:span></text:p>
          </table:table-cell>
        </table:table-row>
        <table:table-row table:style-name="Table6.1">
          <table:table-cell table:style-name="Table6.A2" office:value-type="string">
            <text:p text:style-name="P1"><text:span text:style-name="T7">Armor Penalty: </text:span><text:span text:style-name="T1">–8 </text:span></text:p>
          </table:table-cell>
          <table:table-cell table:style-name="Table6.A2" office:value-type="string">
            <text:p text:style-name="P1"><text:span text:style-name="T7">Reach: </text:span><text:span text:style-name="T1">10 ft.</text:span></text:p>
          </table:table-cell>
        </table:table-row>
        <table:table-row table:style-name="Table6.1">
          <table:table-cell table:style-name="Table6.A2" office:value-type="string">
            <text:p text:style-name="P1"><text:span text:style-name="T7">Strength Bonus: </text:span><text:span text:style-name="T1">+16 </text:span></text:p>
          </table:table-cell>
          <table:table-cell table:style-name="Table6.A2" office:value-type="string">
            <text:p text:style-name="P1"><text:span text:style-name="T7">Dexterity Penalty: </text:span><text:span text:style-name="T1">—</text:span></text:p>
          </table:table-cell>
        </table:table-row>
        <table:table-row table:style-name="Table6.1">
          <table:table-cell table:style-name="Table6.A6" office:value-type="string">
            <text:p text:style-name="P9"><text:span text:style-name="T7">Speed: </text:span><text:span text:style-name="T1">50 ft., fly 100 ft. (poor) </text:span></text:p>
          </table:table-cell>
          <table:table-cell table:style-name="Table6.A6" office:value-type="string">
            <text:p text:style-name="P9"><text:span text:style-name="T7">Base Purchase DC: </text:span><text:span text:style-name="T1">44</text:span></text:p>
          </table:table-cell>
        </table:table-row>
      </table:table>
      <text:p text:style-name="P1"><text:span text:style-name="T3">Standard Equipment Package: </text:span><text:span text:style-name="T2">Pilot’s cockpit (torso and helmet), Class IV sensor system (visor), T-95 Cavalcade chaingun (right arm), 6 extra 50-round ammo belts (left arm), Chrysanthemum laser array (tail), jet-assist wings (shoulders), jetpack (back), comm. system (no slots).</text:span></text:p>
      <text:p text:style-name="P5"/>
      <text:p text:style-name="P1"><text:span text:style-name="T6">TEMPEST (PL 7)</text:span></text:p>
      <text:p text:style-name="P1"><text:span text:style-name="T2">The Tempest is a heavy support mecha, designed to work alongside tanks and other heavy armored vehicles, or as the centerpiece of smaller mecha platoons.</text:span></text:p>
      <text:p text:style-name="P1"><text:span text:style-name="T2">A Tempest installed with the standard equipment package (see below) has a purchase DC of 49.</text:span></text:p>
      <table:table table:name="Table7" table:style-name="Table7">
        <table:table-column table:style-name="Table7.A"/>
        <table:table-column table:style-name="Table7.B"/>
        <table:table-row table:style-name="Table7.1">
          <table:table-cell table:style-name="Table7.A1" office:value-type="string">
            <text:p text:style-name="P9"><text:span text:style-name="T7">Size: </text:span><text:span text:style-name="T1">Gargantuan (–4 size) </text:span></text:p>
          </table:table-cell>
          <table:table-cell table:style-name="Table7.A1" office:value-type="string">
            <text:p text:style-name="P9"><text:span text:style-name="T7">Bonus Hit Points: </text:span><text:span text:style-name="T1">450</text:span></text:p>
          </table:table-cell>
        </table:table-row>
        <table:table-row table:style-name="Table7.1">
          <table:table-cell table:style-name="Table7.A2" office:value-type="string">
            <text:p text:style-name="P9"><text:span text:style-name="T7">Superstructure: </text:span><text:span text:style-name="T1">Neovulcanium </text:span></text:p>
          </table:table-cell>
          <table:table-cell table:style-name="Table7.A2" office:value-type="string">
            <text:p text:style-name="P9"><text:span text:style-name="T7">Hardness: </text:span><text:span text:style-name="T1">20</text:span></text:p>
          </table:table-cell>
        </table:table-row>
        <table:table-row table:style-name="Table7.1">
          <table:table-cell table:style-name="Table7.A2" office:value-type="string">
            <text:p text:style-name="P1"><text:span text:style-name="T7">Armor: </text:span><text:span text:style-name="T1">Crystal carbon </text:span></text:p>
          </table:table-cell>
          <table:table-cell table:style-name="Table7.A2" office:value-type="string">
            <text:p text:style-name="P1"><text:span text:style-name="T7">Bonus to Defense: </text:span><text:span text:style-name="T1">+10</text:span></text:p>
          </table:table-cell>
        </table:table-row>
        <table:table-row table:style-name="Table7.1">
          <table:table-cell table:style-name="Table7.A2" office:value-type="string">
            <text:p text:style-name="P1"><text:span text:style-name="T7">Armor Penalty: </text:span><text:span text:style-name="T1">–8 </text:span></text:p>
          </table:table-cell>
          <table:table-cell table:style-name="Table7.A2" office:value-type="string">
            <text:p text:style-name="P1"><text:span text:style-name="T7">Reach: </text:span><text:span text:style-name="T1">15 ft.</text:span></text:p>
          </table:table-cell>
        </table:table-row>
        <table:table-row table:style-name="Table7.1">
          <table:table-cell table:style-name="Table7.A2" office:value-type="string">
            <text:p text:style-name="P1"><text:span text:style-name="T7">Strength Bonus: </text:span><text:span text:style-name="T1">+24 </text:span></text:p>
          </table:table-cell>
          <table:table-cell table:style-name="Table7.A2" office:value-type="string">
            <text:p text:style-name="P1"><text:span text:style-name="T7">Dexterity Penalty: </text:span><text:span text:style-name="T1">–2</text:span></text:p>
          </table:table-cell>
        </table:table-row>
        <table:table-row table:style-name="Table7.1">
          <table:table-cell table:style-name="Table7.A6" office:value-type="string">
            <text:p text:style-name="P9"><text:span text:style-name="T7">Speed: </text:span><text:span text:style-name="T1">50 ft., fly 150 ft. (average) </text:span></text:p>
          </table:table-cell>
          <table:table-cell table:style-name="Table7.A6" office:value-type="string">
            <text:p text:style-name="P9"><text:span text:style-name="T7">Base Purchase DC: </text:span><text:span text:style-name="T1">48</text:span></text:p>
          </table:table-cell>
        </table:table-row>
      </table:table>
      <text:p text:style-name="P1"><text:span text:style-name="T3">Standard Equipment Package: </text:span><text:span text:style-name="T2">Pilot’s cockpit (torso and belt), Mark III Oracle targeting system (visor), Class IV sensor system (cranium), jet-assist wings (back), Tsunami 480 plasma cannon (left hand, left shoulder, and helmet), Bulwark tactical shield (left arm), M-87 Talon missile launcher (right shoulder), 4-pack of M-87 Talon missiles (right arm), XJ-A Python electro-whip (right hand), HV-5 Haven escape pod (torso), life support system (left leg), thruster boots (boots), 50-hp structural enhancement (1 slot equivalent), comm system (no slots).</text:span></text:p>
      <text:p text:style-name="P5"/>
      <text:p text:style-name="P1"><text:span text:style-name="T6">PARAGON (PL 8)</text:span></text:p>
      <text:p text:style-name="P1"><text:span text:style-name="T2">Nothing less than a mobile weapons platform, the Paragon dominates any battlefield and can lay waste to entire armies. In space, it can fight toe-to-toe with armed starships.</text:span></text:p>
      <text:p text:style-name="P1"><text:soft-page-break/><text:span text:style-name="T2">A Paragon installed with the standard equipment package (see below) has a purchase DC of 61.</text:span></text:p>
      <table:table table:name="Table8" table:style-name="Table8">
        <table:table-column table:style-name="Table8.A"/>
        <table:table-column table:style-name="Table8.B"/>
        <table:table-row table:style-name="Table8.1">
          <table:table-cell table:style-name="Table8.A1" office:value-type="string">
            <text:p text:style-name="P9"><text:span text:style-name="T7">Size: </text:span><text:span text:style-name="T1">Colossal (–8 size) </text:span></text:p>
          </table:table-cell>
          <table:table-cell table:style-name="Table8.A1" office:value-type="string">
            <text:p text:style-name="P9"><text:span text:style-name="T7">Bonus Hit Points: </text:span><text:span text:style-name="T1">900</text:span></text:p>
          </table:table-cell>
        </table:table-row>
        <table:table-row table:style-name="Table8.1">
          <table:table-cell table:style-name="Table8.A2" office:value-type="string">
            <text:p text:style-name="P9"><text:span text:style-name="T7">Superstructure: </text:span><text:span text:style-name="T1">Megatanium </text:span></text:p>
          </table:table-cell>
          <table:table-cell table:style-name="Table8.A2" office:value-type="string">
            <text:p text:style-name="P9"><text:span text:style-name="T7">Hardness: </text:span><text:span text:style-name="T1">30</text:span></text:p>
          </table:table-cell>
        </table:table-row>
        <table:table-row table:style-name="Table8.1">
          <table:table-cell table:style-name="Table8.A2" office:value-type="string">
            <text:p text:style-name="P1"><text:span text:style-name="T7">Armor: </text:span><text:span text:style-name="T1">Megatanium </text:span></text:p>
          </table:table-cell>
          <table:table-cell table:style-name="Table8.A2" office:value-type="string">
            <text:p text:style-name="P1"><text:span text:style-name="T7">Bonus to Defense: </text:span><text:span text:style-name="T1">+12</text:span></text:p>
          </table:table-cell>
        </table:table-row>
        <table:table-row table:style-name="Table8.1">
          <table:table-cell table:style-name="Table8.A2" office:value-type="string">
            <text:p text:style-name="P1"><text:span text:style-name="T7">Armor Penalty: </text:span><text:span text:style-name="T1">–10 </text:span></text:p>
          </table:table-cell>
          <table:table-cell table:style-name="Table8.A2" office:value-type="string">
            <text:p text:style-name="P1"><text:span text:style-name="T7">Reach: </text:span><text:span text:style-name="T1">15 ft.</text:span></text:p>
          </table:table-cell>
        </table:table-row>
        <table:table-row table:style-name="Table8.1">
          <table:table-cell table:style-name="Table8.A2" office:value-type="string">
            <text:p text:style-name="P1"><text:span text:style-name="T7">Strength Bonus: </text:span><text:span text:style-name="T1">+32 </text:span></text:p>
          </table:table-cell>
          <table:table-cell table:style-name="Table8.A2" office:value-type="string">
            <text:p text:style-name="P1"><text:span text:style-name="T7">Dexterity Penalty: </text:span><text:span text:style-name="T1">–4</text:span></text:p>
          </table:table-cell>
        </table:table-row>
        <table:table-row table:style-name="Table8.1">
          <table:table-cell table:style-name="Table8.A6" office:value-type="string">
            <text:p text:style-name="P9"><text:span text:style-name="T7">Speed: </text:span><text:span text:style-name="T1">50 ft., fly 200 ft. (poor) </text:span></text:p>
          </table:table-cell>
          <table:table-cell table:style-name="Table8.A6" office:value-type="string">
            <text:p text:style-name="P9"><text:span text:style-name="T7">Base Purchase DC: </text:span><text:span text:style-name="T1">60</text:span></text:p>
          </table:table-cell>
        </table:table-row>
      </table:table>
      <text:p text:style-name="P2"/>
      <text:p text:style-name="P1"><text:span text:style-name="T3">Standard Equipment Package: </text:span><text:span text:style-name="T2">Advanced diagnostics (helmet), Class V sensor system (helmet), Crackerjack neural link (cranium), Mark IV Oracle targeting system (visor), jet-assist wings (back), Avenger electro-scimitar (left hand), Barricade tactical shield (right arm), M-300 Rhino mass cannon (right hand and right arm), M-87 Talon missile launcher (left shoulder), 2 4-packs of M-87 Talon missiles (left arm), M-70 EMP rocket launcher (right shoulder), 2 6-packs of M-70 EMP rockets (torso), HV-5 Haven escape pod (torso), zero-G stabilizer (torso), Mark II deflection field (belt), life support system (left leg), ramjet thruster boots (boots), 100-hp structural enhancement (2 slots equivalent), light fortification (1 slot equivalent), space skin (1 slot equivalent).</text:span></text:p>
      <text:p text:style-name="P3"/>
      <text:h text:style-name="P13" text:outline-level="2"><text:span text:style-name="T6">MECHA CARGO CAPACITY</text:span></text:h>
      <text:p text:style-name="P1"><text:span text:style-name="T2">Although they are not built to haul cargo, mecha superstructures have a limited amount of storage space. Table: Mecha Cargo Capacity lists the maximum weight in additional cargo (not including crew, weapons, or other integrated equipment) a mecha can transport in its internal storage compartments, as well as the maximum size of an object that will fit inside one of these internal compartments.</text:span></text:p>
      <text:p text:style-name="P5"/>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h text:style-name="P22" text:outline-level="3"><text:span text:style-name="T1">Table: Mecha Cargo Capacity</text:span></text:h>
          </table:table-cell>
          <table:covered-table-cell/>
          <table:covered-table-cell/>
        </table:table-row>
        <table:table-row table:style-name="Table9.2">
          <table:table-cell table:style-name="Table9.A2" office:value-type="string">
            <text:p text:style-name="P9"><text:span text:style-name="T7">Mecha Size</text:span></text:p>
          </table:table-cell>
          <table:table-cell table:style-name="Table9.A2" office:value-type="string">
            <text:p text:style-name="P8"><text:span text:style-name="T7">Cargo Capacity</text:span></text:p>
          </table:table-cell>
          <table:table-cell table:style-name="Table9.A2" office:value-type="string">
            <text:p text:style-name="P8"><text:span text:style-name="T7">Maximum Object Size</text:span></text:p>
          </table:table-cell>
        </table:table-row>
        <table:table-row table:style-name="Table9.2">
          <table:table-cell table:style-name="Table9.A2" office:value-type="string">
            <text:p text:style-name="P1"><text:span text:style-name="T1">Colossal </text:span></text:p>
          </table:table-cell>
          <table:table-cell table:style-name="Table9.A2" office:value-type="string">
            <text:p text:style-name="P7"><text:span text:style-name="T1">1,250 lb.</text:span></text:p>
          </table:table-cell>
          <table:table-cell table:style-name="Table9.A2" office:value-type="string">
            <text:p text:style-name="P7"><text:span text:style-name="T1">Huge</text:span></text:p>
          </table:table-cell>
        </table:table-row>
        <table:table-row table:style-name="Table9.2">
          <table:table-cell table:style-name="Table9.A2" office:value-type="string">
            <text:p text:style-name="P1"><text:span text:style-name="T1">Gargantuan </text:span></text:p>
          </table:table-cell>
          <table:table-cell table:style-name="Table9.A2" office:value-type="string">
            <text:p text:style-name="P7"><text:span text:style-name="T1">500 lb.</text:span></text:p>
          </table:table-cell>
          <table:table-cell table:style-name="Table9.A2" office:value-type="string">
            <text:p text:style-name="P7"><text:span text:style-name="T1">Large</text:span></text:p>
          </table:table-cell>
        </table:table-row>
        <table:table-row table:style-name="Table9.2">
          <table:table-cell table:style-name="Table9.A2" office:value-type="string">
            <text:p text:style-name="P1"><text:span text:style-name="T1">Huge </text:span></text:p>
          </table:table-cell>
          <table:table-cell table:style-name="Table9.A2" office:value-type="string">
            <text:p text:style-name="P7"><text:span text:style-name="T1">250 lb.</text:span></text:p>
          </table:table-cell>
          <table:table-cell table:style-name="Table9.A2" office:value-type="string">
            <text:p text:style-name="P7"><text:span text:style-name="T1">Medium-size</text:span></text:p>
          </table:table-cell>
        </table:table-row>
        <table:table-row table:style-name="Table9.2">
          <table:table-cell table:style-name="Table9.A6" office:value-type="string">
            <text:p text:style-name="P9"><text:span text:style-name="T1">Large </text:span></text:p>
          </table:table-cell>
          <table:table-cell table:style-name="Table9.A6" office:value-type="string">
            <text:p text:style-name="P8"><text:span text:style-name="T1">50 lb.</text:span></text:p>
          </table:table-cell>
          <table:table-cell table:style-name="Table9.A6" office:value-type="string">
            <text:p text:style-name="P8"><text:span text:style-name="T1">Small</text:span></text:p>
          </table:table-cell>
        </table:table-row>
      </table:table>
      <text:p text:style-name="P3"/>
      <text:h text:style-name="P13" text:outline-level="2"><text:span text:style-name="T6">MOVEMENT AND COMBAT</text:span></text:h>
      <text:p text:style-name="P1"><text:span text:style-name="T2">Combat between mecha is conducted much as it is between characters. Characters operating mecha are simply much larger and stronger than they would otherwise be, and they can wield truly frightening weapons. However, they still obey the essential rules of movement and combat. They still threaten squares within their reach, take move actions and attack actions, duck behind cover to gain a bonus to Defense, and so forth. In some respects, however, mecha movement and combat differs from character movement and combat. The following sections describe specific situations that arise when mecha maneuver and clash on the battlefield.</text:span></text:p>
      <text:p text:style-name="P5"/>
      <text:p text:style-name="P1"><text:span text:style-name="T6">COCKPIT ACCESS</text:span></text:p>
      <text:p text:style-name="P1"><text:span text:style-name="T2">It takes a full-round action to climb into a mecha’s cockpit and a move action to activate its various systems so it can move and fight. It takes a full-round action to get out of a mecha unless an HV-5 Haven escape pod or similarly expeditious device is used (see Miscellaneous Equipment).</text:span></text:p>
      <text:p text:style-name="P5"/>
      <text:p text:style-name="P1"><text:span text:style-name="T6">DRIVING, PILOTING, AND MOVEMENT</text:span></text:p>
      <text:p text:style-name="P1"><text:soft-page-break/><text:span text:style-name="T2">Mecha operators use the Drive skill to operate their mecha on the ground and the Pilot skill to operate their mecha in the air or in space.</text:span></text:p>
      <text:p text:style-name="P1"><text:span text:style-name="T2">In general, mecha operators don’t need to make Drive or Pilot checks to steer their mecha around the battlefield. However, these skills may come into play in combat under the following circumstances:</text:span></text:p>
      <text:p text:style-name="P1"><text:span text:style-name="T2">• When trying to move past a foe without provoking an attack of opportunity, a mecha operator can make a Drive check or Pilot check (as appropriate) instead of a Tumble check.</text:span></text:p>
      <text:p text:style-name="P1"><text:span text:style-name="T2">• A mecha operator can oppose a trip attempt with a Drive check (if on the ground) or a Pilot check (if in the air). </text:span></text:p>
      <text:p text:style-name="P1"><text:span text:style-name="T2">• A successful Pilot check can pull a mecha out of a stall (see Flying Mecha, below).</text:span></text:p>
      <text:p text:style-name="P1"><text:span text:style-name="T2">• A character in a copilot cockpit can use the aid another action, making Drive or Pilot checks (as appropriate) to aid the Drive and Pilot checks of the mecha’s operator.</text:span></text:p>
      <text:p text:style-name="P5"/>
      <text:p text:style-name="P1"><text:span text:style-name="T6">FLYING MECHA</text:span></text:p>
      <text:p text:style-name="P1"><text:span text:style-name="T2">The vehicle rules are entirely appropriate for ground cars and other normal modes of transportation; however, even a clumsy mecha is more maneuverable than a normal vehicle. </text:span></text:p>
      <text:p text:style-name="P1"><text:span text:style-name="T2">On the ground, mecha move as characters. They can turn at any time, move in any direction, and stop on a dime. In the air, though, they are more limited.</text:span></text:p>
      <text:p text:style-name="P1"><text:span text:style-name="T2">Most flying mecha have to s low down to make a turn, and many are limited to fairly wide turns and must maintain a minimum forward speed. Each flying mecha has a maneuverability rating, as shown on Table: Flight Maneuverability. A mecha’s flight systems determine its maneuverability.</text:span></text:p>
      <text:p text:style-name="P1"><text:span text:style-name="T3">Minimum Forward Speed: </text:span><text:span text:style-name="T2">If a flying mecha fails to maintain its minimum forward speed, it must land at the end of its movement. If it is too high above the ground to land, it falls straight down, descending 150 feet in the first round of falling. If this distance brings it to the ground, it takes falling damage. If the fall doesn’t bring the mecha to the ground, the operator must succeed at a Pilot check (DC 20) to recover. Otherwise, it falls another 300 feet. If it hits the ground, it takes falling damage. Otherwise, it has another chance to recover on its next turn.</text:span></text:p>
      <text:p text:style-name="P1"><text:span text:style-name="T3">Hover: </text:span><text:span text:style-name="T2">The ability to stay in one place while airborne.</text:span></text:p>
      <text:p text:style-name="P1"><text:span text:style-name="T3">Fly Backward: </text:span><text:span text:style-name="T2">The ability to fly backward.</text:span></text:p>
      <text:p text:style-name="P1"><text:span text:style-name="T3">Reverse: </text:span><text:span text:style-name="T2">A mecha with good maneuverability uses up 5 feet of its speed to start flying backward.</text:span></text:p>
      <text:p text:style-name="P1"><text:span text:style-name="T3">Turn: </text:span><text:span text:style-name="T2">How much the flying mecha can turn after covering the stated distance.</text:span></text:p>
      <text:p text:style-name="P1"><text:span text:style-name="T3">Turn in Place: </text:span><text:span text:style-name="T2">A mecha with good or average maneuverability can “spend” some of its speed to turn in place.</text:span></text:p>
      <text:p text:style-name="P1"><text:span text:style-name="T3">Maximum Turn: </text:span><text:span text:style-name="T2">How much the mecha can turn in any one space.</text:span></text:p>
      <text:p text:style-name="P1"><text:span text:style-name="T3">Up Angle: </text:span><text:span text:style-name="T2">The angle at which the mecha can ascend.</text:span></text:p>
      <text:p text:style-name="P1"><text:span text:style-name="T3">Up Speed: </text:span><text:span text:style-name="T2">How fast the mecha can ascend.</text:span></text:p>
      <text:p text:style-name="P1"><text:span text:style-name="T3">Down Angle: </text:span><text:span text:style-name="T2">The angle at which the mecha can descend.</text:span></text:p>
      <text:p text:style-name="P1"><text:span text:style-name="T3">Down Speed: </text:span><text:span text:style-name="T2">A flying mecha can descend at twice its normal flying speed.</text:span></text:p>
      <text:p text:style-name="P1"><text:span text:style-name="T3">Between Down and Up: </text:span><text:span text:style-name="T2">An average, poor, or clumsy mecha must fly level for a minimum distance after descending and before ascending. Any flying mecha can begin descending after an ascent without an intervening distance.</text:span></text:p>
      <text:h text:style-name="P25" text:outline-level="3"/>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row table:style-name="Table10.1">
          <table:table-cell table:style-name="Table10.A1" table:number-columns-spanned="6" office:value-type="string">
            <text:h text:style-name="P22" text:outline-level="3"><text:span text:style-name="T1">Table: Flight Maneuverability</text:span></text:h>
          </table:table-cell>
          <table:covered-table-cell/>
          <table:covered-table-cell/>
          <table:covered-table-cell/>
          <table:covered-table-cell/>
          <table:covered-table-cell/>
        </table:table-row>
        <table:table-row table:style-name="Table10.2">
          <table:table-cell table:style-name="Table10.A2" office:value-type="string">
            <text:p text:style-name="P9"><text:span text:style-name="T7">Maneuver </text:span></text:p>
          </table:table-cell>
          <table:table-cell table:style-name="Table10.A2" office:value-type="string">
            <text:p text:style-name="P8"><text:span text:style-name="T7">Perfect</text:span></text:p>
          </table:table-cell>
          <table:table-cell table:style-name="Table10.A2" office:value-type="string">
            <text:p text:style-name="P8"><text:span text:style-name="T7">Good</text:span></text:p>
          </table:table-cell>
          <table:table-cell table:style-name="Table10.A2" office:value-type="string">
            <text:p text:style-name="P8"><text:span text:style-name="T7">Average</text:span></text:p>
          </table:table-cell>
          <table:table-cell table:style-name="Table10.A2" office:value-type="string">
            <text:p text:style-name="P8"><text:span text:style-name="T7">Poor</text:span></text:p>
          </table:table-cell>
          <table:table-cell table:style-name="Table10.A2" office:value-type="string">
            <text:p text:style-name="P8"><text:span text:style-name="T7">Clumsy</text:span></text:p>
          </table:table-cell>
        </table:table-row>
        <table:table-row table:style-name="Table10.2">
          <table:table-cell table:style-name="Table10.A2" office:value-type="string">
            <text:p text:style-name="P1"><text:span text:style-name="T1">Minimum forward speed</text:span></text:p>
          </table:table-cell>
          <table:table-cell table:style-name="Table10.A2" office:value-type="string">
            <text:p text:style-name="P7"><text:span text:style-name="T1">None</text:span></text:p>
          </table:table-cell>
          <table:table-cell table:style-name="Table10.A2" office:value-type="string">
            <text:p text:style-name="P7"><text:span text:style-name="T1">None</text:span></text:p>
          </table:table-cell>
          <table:table-cell table:style-name="Table10.A2" office:value-type="string">
            <text:p text:style-name="P7"><text:span text:style-name="T1">Half</text:span></text:p>
          </table:table-cell>
          <table:table-cell table:style-name="Table10.A2" office:value-type="string">
            <text:p text:style-name="P7"><text:span text:style-name="T1">Half</text:span></text:p>
          </table:table-cell>
          <table:table-cell table:style-name="Table10.A2" office:value-type="string">
            <text:p text:style-name="P7"><text:span text:style-name="T1">Half</text:span></text:p>
          </table:table-cell>
        </table:table-row>
        <table:table-row table:style-name="Table10.2">
          <table:table-cell table:style-name="Table10.A2" office:value-type="string">
            <text:p text:style-name="P1"><text:span text:style-name="T1">Hover</text:span></text:p>
          </table:table-cell>
          <table:table-cell table:style-name="Table10.A2" office:value-type="string">
            <text:p text:style-name="P7"><text:span text:style-name="T1">Yes</text:span></text:p>
          </table:table-cell>
          <table:table-cell table:style-name="Table10.A2" office:value-type="string">
            <text:p text:style-name="P7"><text:span text:style-name="T1">Yes</text:span></text:p>
          </table:table-cell>
          <table:table-cell table:style-name="Table10.A2" office:value-type="string">
            <text:p text:style-name="P7"><text:span text:style-name="T1">No</text:span></text:p>
          </table:table-cell>
          <table:table-cell table:style-name="Table10.A2" office:value-type="string">
            <text:p text:style-name="P7"><text:span text:style-name="T1">No</text:span></text:p>
          </table:table-cell>
          <table:table-cell table:style-name="Table10.A2" office:value-type="string">
            <text:p text:style-name="P7"><text:span text:style-name="T1">No</text:span></text:p>
          </table:table-cell>
        </table:table-row>
        <text:soft-page-break/>
        <table:table-row table:style-name="Table10.2">
          <table:table-cell table:style-name="Table10.A2" office:value-type="string">
            <text:p text:style-name="P1"><text:span text:style-name="T1">Fly backward</text:span></text:p>
          </table:table-cell>
          <table:table-cell table:style-name="Table10.A2" office:value-type="string">
            <text:p text:style-name="P7"><text:span text:style-name="T1">Yes</text:span></text:p>
          </table:table-cell>
          <table:table-cell table:style-name="Table10.A2" office:value-type="string">
            <text:p text:style-name="P7"><text:span text:style-name="T1">Yes</text:span></text:p>
          </table:table-cell>
          <table:table-cell table:style-name="Table10.A2" office:value-type="string">
            <text:p text:style-name="P7"><text:span text:style-name="T1">No</text:span></text:p>
          </table:table-cell>
          <table:table-cell table:style-name="Table10.A2" office:value-type="string">
            <text:p text:style-name="P7"><text:span text:style-name="T1">No</text:span></text:p>
          </table:table-cell>
          <table:table-cell table:style-name="Table10.A2" office:value-type="string">
            <text:p text:style-name="P7"><text:span text:style-name="T1">No</text:span></text:p>
          </table:table-cell>
        </table:table-row>
        <table:table-row table:style-name="Table10.2">
          <table:table-cell table:style-name="Table10.A2" office:value-type="string">
            <text:p text:style-name="P1"><text:span text:style-name="T1">Reverse</text:span></text:p>
          </table:table-cell>
          <table:table-cell table:style-name="Table10.A2" office:value-type="string">
            <text:p text:style-name="P7"><text:span text:style-name="T1">Free</text:span></text:p>
          </table:table-cell>
          <table:table-cell table:style-name="Table10.A2" office:value-type="string">
            <text:p text:style-name="P7"><text:span text:style-name="T1">–5 ft.</text:span></text:p>
          </table:table-cell>
          <table:table-cell table:style-name="Table10.A2" office:value-type="string">
            <text:p text:style-name="P7"><text:span text:style-name="T1">—</text:span></text:p>
          </table:table-cell>
          <table:table-cell table:style-name="Table10.A2" office:value-type="string">
            <text:p text:style-name="P7"><text:span text:style-name="T1">—</text:span></text:p>
          </table:table-cell>
          <table:table-cell table:style-name="Table10.A2" office:value-type="string">
            <text:p text:style-name="P7"><text:span text:style-name="T1">—</text:span></text:p>
          </table:table-cell>
        </table:table-row>
        <table:table-row table:style-name="Table10.2">
          <table:table-cell table:style-name="Table10.A2" office:value-type="string">
            <text:p text:style-name="P1"><text:span text:style-name="T1">Turn</text:span></text:p>
          </table:table-cell>
          <table:table-cell table:style-name="Table10.A2" office:value-type="string">
            <text:p text:style-name="P7"><text:span text:style-name="T1">Any</text:span></text:p>
          </table:table-cell>
          <table:table-cell table:style-name="Table10.A2" office:value-type="string">
            <text:p text:style-name="P7"><text:span text:style-name="T1">90˚/5 ft.</text:span></text:p>
          </table:table-cell>
          <table:table-cell table:style-name="Table10.A2" office:value-type="string">
            <text:p text:style-name="P7"><text:span text:style-name="T1">45˚/5 ft.</text:span></text:p>
          </table:table-cell>
          <table:table-cell table:style-name="Table10.A2" office:value-type="string">
            <text:p text:style-name="P7"><text:span text:style-name="T1">45˚/5 ft.</text:span></text:p>
          </table:table-cell>
          <table:table-cell table:style-name="Table10.A2" office:value-type="string">
            <text:p text:style-name="P7"><text:span text:style-name="T1">45˚/10 ft.</text:span></text:p>
          </table:table-cell>
        </table:table-row>
        <table:table-row table:style-name="Table10.2">
          <table:table-cell table:style-name="Table10.A2" office:value-type="string">
            <text:p text:style-name="P1"><text:span text:style-name="T1">Turn in place</text:span></text:p>
          </table:table-cell>
          <table:table-cell table:style-name="Table10.A2" office:value-type="string">
            <text:p text:style-name="P7"><text:span text:style-name="T1">Any</text:span></text:p>
          </table:table-cell>
          <table:table-cell table:style-name="Table10.A2" office:value-type="string">
            <text:p text:style-name="P7"><text:span text:style-name="T1">+90˚/5 ft.</text:span></text:p>
          </table:table-cell>
          <table:table-cell table:style-name="Table10.A2" office:value-type="string">
            <text:p text:style-name="P7"><text:span text:style-name="T1">+45˚/5 ft.</text:span></text:p>
          </table:table-cell>
          <table:table-cell table:style-name="Table10.A2" office:value-type="string">
            <text:p text:style-name="P7"><text:span text:style-name="T1">No</text:span></text:p>
          </table:table-cell>
          <table:table-cell table:style-name="Table10.A2" office:value-type="string">
            <text:p text:style-name="P7"><text:span text:style-name="T1">No</text:span></text:p>
          </table:table-cell>
        </table:table-row>
        <text:soft-page-break/>
        <table:table-row table:style-name="Table10.2">
          <table:table-cell table:style-name="Table10.A2" office:value-type="string">
            <text:p text:style-name="P1"><text:span text:style-name="T1">Maximum turn</text:span></text:p>
          </table:table-cell>
          <table:table-cell table:style-name="Table10.A2" office:value-type="string">
            <text:p text:style-name="P7"><text:span text:style-name="T1">Any</text:span></text:p>
          </table:table-cell>
          <table:table-cell table:style-name="Table10.A2" office:value-type="string">
            <text:p text:style-name="P7"><text:span text:style-name="T1">Any</text:span></text:p>
          </table:table-cell>
          <table:table-cell table:style-name="Table10.A2" office:value-type="string">
            <text:p text:style-name="P7"><text:span text:style-name="T1">90˚</text:span></text:p>
          </table:table-cell>
          <table:table-cell table:style-name="Table10.A2" office:value-type="string">
            <text:p text:style-name="P7"><text:span text:style-name="T1">45˚</text:span></text:p>
          </table:table-cell>
          <table:table-cell table:style-name="Table10.A2" office:value-type="string">
            <text:p text:style-name="P7"><text:span text:style-name="T1">45˚</text:span></text:p>
          </table:table-cell>
        </table:table-row>
        <table:table-row table:style-name="Table10.2">
          <table:table-cell table:style-name="Table10.A2" office:value-type="string">
            <text:p text:style-name="P1"><text:span text:style-name="T1">Up angle</text:span></text:p>
          </table:table-cell>
          <table:table-cell table:style-name="Table10.A2" office:value-type="string">
            <text:p text:style-name="P7"><text:span text:style-name="T1">Any</text:span></text:p>
          </table:table-cell>
          <table:table-cell table:style-name="Table10.A2" office:value-type="string">
            <text:p text:style-name="P7"><text:span text:style-name="T1">Any</text:span></text:p>
          </table:table-cell>
          <table:table-cell table:style-name="Table10.A2" office:value-type="string">
            <text:p text:style-name="P7"><text:span text:style-name="T1">60˚</text:span></text:p>
          </table:table-cell>
          <table:table-cell table:style-name="Table10.A2" office:value-type="string">
            <text:p text:style-name="P7"><text:span text:style-name="T1">45˚</text:span></text:p>
          </table:table-cell>
          <table:table-cell table:style-name="Table10.A2" office:value-type="string">
            <text:p text:style-name="P7"><text:span text:style-name="T1">45˚</text:span></text:p>
          </table:table-cell>
        </table:table-row>
        <table:table-row table:style-name="Table10.2">
          <table:table-cell table:style-name="Table10.A2" office:value-type="string">
            <text:p text:style-name="P1"><text:span text:style-name="T1">Up speed</text:span></text:p>
          </table:table-cell>
          <table:table-cell table:style-name="Table10.A2" office:value-type="string">
            <text:p text:style-name="P7"><text:span text:style-name="T1">Full</text:span></text:p>
          </table:table-cell>
          <table:table-cell table:style-name="Table10.A2" office:value-type="string">
            <text:p text:style-name="P7"><text:span text:style-name="T1">Half</text:span></text:p>
          </table:table-cell>
          <table:table-cell table:style-name="Table10.A2" office:value-type="string">
            <text:p text:style-name="P7"><text:span text:style-name="T1">Half</text:span></text:p>
          </table:table-cell>
          <table:table-cell table:style-name="Table10.A2" office:value-type="string">
            <text:p text:style-name="P7"><text:span text:style-name="T1">Half</text:span></text:p>
          </table:table-cell>
          <table:table-cell table:style-name="Table10.A2" office:value-type="string">
            <text:p text:style-name="P7"><text:span text:style-name="T1">Half</text:span></text:p>
          </table:table-cell>
        </table:table-row>
        <table:table-row table:style-name="Table10.2">
          <table:table-cell table:style-name="Table10.A2" office:value-type="string">
            <text:p text:style-name="P1"><text:span text:style-name="T1">Down angle</text:span></text:p>
          </table:table-cell>
          <table:table-cell table:style-name="Table10.A2" office:value-type="string">
            <text:p text:style-name="P7"><text:span text:style-name="T1">Any</text:span></text:p>
          </table:table-cell>
          <table:table-cell table:style-name="Table10.A2" office:value-type="string">
            <text:p text:style-name="P7"><text:span text:style-name="T1">Any</text:span></text:p>
          </table:table-cell>
          <table:table-cell table:style-name="Table10.A2" office:value-type="string">
            <text:p text:style-name="P7"><text:span text:style-name="T1">Any</text:span></text:p>
          </table:table-cell>
          <table:table-cell table:style-name="Table10.A2" office:value-type="string">
            <text:p text:style-name="P7"><text:span text:style-name="T1">45˚</text:span></text:p>
          </table:table-cell>
          <table:table-cell table:style-name="Table10.A2" office:value-type="string">
            <text:p text:style-name="P7"><text:span text:style-name="T1">45˚</text:span></text:p>
          </table:table-cell>
        </table:table-row>
        <text:soft-page-break/>
        <table:table-row table:style-name="Table10.2">
          <table:table-cell table:style-name="Table10.A2" office:value-type="string">
            <text:p text:style-name="P1"><text:span text:style-name="T1">Down speed</text:span></text:p>
          </table:table-cell>
          <table:table-cell table:style-name="Table10.A2" office:value-type="string">
            <text:p text:style-name="P7"><text:span text:style-name="T1">Double</text:span></text:p>
          </table:table-cell>
          <table:table-cell table:style-name="Table10.A2" office:value-type="string">
            <text:p text:style-name="P7"><text:span text:style-name="T1">Double</text:span></text:p>
          </table:table-cell>
          <table:table-cell table:style-name="Table10.A2" office:value-type="string">
            <text:p text:style-name="P7"><text:span text:style-name="T1">Double</text:span></text:p>
          </table:table-cell>
          <table:table-cell table:style-name="Table10.A2" office:value-type="string">
            <text:p text:style-name="P7"><text:span text:style-name="T1">Double</text:span></text:p>
          </table:table-cell>
          <table:table-cell table:style-name="Table10.A2" office:value-type="string">
            <text:p text:style-name="P7"><text:span text:style-name="T1">Double</text:span></text:p>
          </table:table-cell>
        </table:table-row>
        <table:table-row table:style-name="Table10.2">
          <table:table-cell table:style-name="Table10.A14" office:value-type="string">
            <text:p text:style-name="P9"><text:span text:style-name="T1">Between down and up</text:span></text:p>
          </table:table-cell>
          <table:table-cell table:style-name="Table10.A14" office:value-type="string">
            <text:p text:style-name="P8"><text:span text:style-name="T1">0 ft.</text:span></text:p>
          </table:table-cell>
          <table:table-cell table:style-name="Table10.A14" office:value-type="string">
            <text:p text:style-name="P8"><text:span text:style-name="T1">0 ft.</text:span></text:p>
          </table:table-cell>
          <table:table-cell table:style-name="Table10.A14" office:value-type="string">
            <text:p text:style-name="P8"><text:span text:style-name="T1">5 ft.</text:span></text:p>
          </table:table-cell>
          <table:table-cell table:style-name="Table10.A14" office:value-type="string">
            <text:p text:style-name="P8"><text:span text:style-name="T1">10 ft.</text:span></text:p>
          </table:table-cell>
          <table:table-cell table:style-name="Table10.A14" office:value-type="string">
            <text:p text:style-name="P8"><text:span text:style-name="T1">20 ft.</text:span></text:p>
          </table:table-cell>
        </table:table-row>
      </table:table>
      <text:p text:style-name="P5"/>
      <text:p text:style-name="P1"><text:span text:style-name="T6">MECHA IN OUTER SPACE</text:span></text:p>
      <text:p text:style-name="P1"><text:span text:style-name="T2">Only a mecha equipped with space skin (see Miscellaneous Equipment) can operate in outer space. However, the mecha’s operator takes a –4 penalty on all attack rolls and skill checks unless she has the Zero-G Training feat or has equipped her mecha with a zero-g stabilizer.</text:span></text:p>
      <text:p text:style-name="P1"><text:span text:style-name="T2">In outer space, mecha fly just like they do in the atmosphere, with three exceptions. First, all flying mecha improve by one maneuverability category (clumsy becomes poor, poor becomes average, average becomes good, and so on). Second, all mecha can ascend and descend regardless of the limitations on Table: Flight Maneuverability, and their speed is unchanged if they do so. Finally, all mecha can hover in space and need not maintain a minimum forward speed.</text:span></text:p>
      <text:p text:style-name="P5"/>
      <text:p text:style-name="P1"><text:span text:style-name="T6">MECHA CRITICAL HITS</text:span></text:p>
      <text:p text:style-name="P1"><text:span text:style-name="T2">Whenever you confirm a critical hit against a mecha, you may choose to roll percentile dice and consult Table: Mecha Critical Hits instead of dealing the normal critical hit damage for the attack. However, you must accept the results of the roll, even if those results are less than desirable.</text:span></text:p>
      <table:table table:name="Table11" table:style-name="Table11">
        <table:table-column table:style-name="Table11.A"/>
        <table:table-column table:style-name="Table11.B"/>
        <table:table-row table:style-name="Table11.1">
          <table:table-cell table:style-name="Table11.A1" table:number-columns-spanned="2" office:value-type="string">
            <text:h text:style-name="P22" text:outline-level="3"><text:span text:style-name="T1">Table: Mecha Critical Hits</text:span></text:h>
          </table:table-cell>
          <table:covered-table-cell/>
        </table:table-row>
        <table:table-row table:style-name="Table11.2">
          <table:table-cell table:style-name="Table11.A2" office:value-type="string">
            <text:p text:style-name="P8"><text:span text:style-name="T7">d%</text:span></text:p>
          </table:table-cell>
          <table:table-cell table:style-name="Table11.A2" office:value-type="string">
            <text:p text:style-name="P9"><text:span text:style-name="T7">Roll Effect(s)</text:span></text:p>
          </table:table-cell>
        </table:table-row>
        <table:table-row table:style-name="Table11.2">
          <table:table-cell table:style-name="Table11.A2" office:value-type="string">
            <text:p text:style-name="P7"><text:span text:style-name="T1">01–15</text:span></text:p>
          </table:table-cell>
          <table:table-cell table:style-name="Table11.A2" office:value-type="string">
            <text:p text:style-name="P1"><text:span text:style-name="T1">Normal damage, crew dazed</text:span></text:p>
          </table:table-cell>
        </table:table-row>
        <table:table-row table:style-name="Table11.2">
          <table:table-cell table:style-name="Table11.A2" office:value-type="string">
            <text:p text:style-name="P7"><text:span text:style-name="T1">16–35</text:span></text:p>
          </table:table-cell>
          <table:table-cell table:style-name="Table11.A2" office:value-type="string">
            <text:p text:style-name="P1"><text:span text:style-name="T1">Normal critical hit, crew dazed</text:span></text:p>
          </table:table-cell>
        </table:table-row>
        <table:table-row table:style-name="Table11.2">
          <table:table-cell table:style-name="Table11.A2" office:value-type="string">
            <text:p text:style-name="P7"><text:span text:style-name="T1">36–45</text:span></text:p>
          </table:table-cell>
          <table:table-cell table:style-name="Table11.A2" office:value-type="string">
            <text:p text:style-name="P1"><text:span text:style-name="T1">Normal critical hit, mecha knocked prone</text:span></text:p>
          </table:table-cell>
        </table:table-row>
        <table:table-row table:style-name="Table11.2">
          <table:table-cell table:style-name="Table11.A2" office:value-type="string">
            <text:p text:style-name="P7"><text:span text:style-name="T1">46–50</text:span></text:p>
          </table:table-cell>
          <table:table-cell table:style-name="Table11.A2" office:value-type="string">
            <text:p text:style-name="P1"><text:span text:style-name="T1">Severe critical hit, crew dazed, mecha stunned</text:span></text:p>
          </table:table-cell>
        </table:table-row>
        <table:table-row table:style-name="Table11.2">
          <table:table-cell table:style-name="Table11.A2" office:value-type="string">
            <text:p text:style-name="P7"><text:span text:style-name="T1">51–55</text:span></text:p>
          </table:table-cell>
          <table:table-cell table:style-name="Table11.A2" office:value-type="string">
            <text:p text:style-name="P1"><text:span text:style-name="T1">Severe critical hit, mecha knocked prone</text:span></text:p>
          </table:table-cell>
        </table:table-row>
        <table:table-row table:style-name="Table11.2">
          <table:table-cell table:style-name="Table11.A2" office:value-type="string">
            <text:p text:style-name="P7"><text:span text:style-name="T1">56–60</text:span></text:p>
          </table:table-cell>
          <table:table-cell table:style-name="Table11.A2" office:value-type="string">
            <text:p text:style-name="P1"><text:span text:style-name="T1">Crew hit (normal damage)</text:span></text:p>
          </table:table-cell>
        </table:table-row>
        <table:table-row table:style-name="Table11.2">
          <table:table-cell table:style-name="Table11.A2" office:value-type="string">
            <text:p text:style-name="P7"><text:span text:style-name="T1">61–70</text:span></text:p>
          </table:table-cell>
          <table:table-cell table:style-name="Table11.A2" office:value-type="string">
            <text:p text:style-name="P1"><text:span text:style-name="T1">Normal damage, equipment damaged</text:span></text:p>
          </table:table-cell>
        </table:table-row>
        <table:table-row table:style-name="Table11.2">
          <table:table-cell table:style-name="Table11.A2" office:value-type="string">
            <text:p text:style-name="P7"><text:span text:style-name="T1">71–80</text:span></text:p>
          </table:table-cell>
          <table:table-cell table:style-name="Table11.A2" office:value-type="string">
            <text:p text:style-name="P1"><text:span text:style-name="T1">Normal damage, equipment destroyed</text:span></text:p>
          </table:table-cell>
        </table:table-row>
        <table:table-row table:style-name="Table11.2">
          <table:table-cell table:style-name="Table11.A2" office:value-type="string">
            <text:p text:style-name="P7"><text:span text:style-name="T1">81–90</text:span></text:p>
          </table:table-cell>
          <table:table-cell table:style-name="Table11.A2" office:value-type="string">
            <text:p text:style-name="P1"><text:span text:style-name="T1">Normal critical hit, slot damaged</text:span></text:p>
          </table:table-cell>
        </table:table-row>
        <table:table-row table:style-name="Table11.2">
          <table:table-cell table:style-name="Table11.A12" office:value-type="string">
            <text:p text:style-name="P8"><text:span text:style-name="T1">91–100</text:span></text:p>
          </table:table-cell>
          <table:table-cell table:style-name="Table11.A12" office:value-type="string">
            <text:p text:style-name="P9"><text:span text:style-name="T1">Normal critical hit, slot destroyed</text:span></text:p>
          </table:table-cell>
        </table:table-row>
      </table:table>
      <text:p text:style-name="P1"><text:span text:style-name="T3">Normal Damage: </text:span><text:span text:style-name="T2">The attack deals normal damage (do not apply critical hit multipliers).</text:span></text:p>
      <text:p text:style-name="P1"><text:span text:style-name="T3">Crew Dazed: </text:span><text:span text:style-name="T2">Each crewmember aboard the mecha, including its operator, must succeed on a Fortitude save (DC 15) or be dazed for 1 round. Unable to act, a dazed character can take no actions, but still retains his or her full Defense.</text:span></text:p>
      <text:p text:style-name="P1"><text:span text:style-name="T3">Normal Critical Hit: </text:span><text:span text:style-name="T2">Roll critical hit damage normally.</text:span></text:p>
      <text:p text:style-name="P1"><text:span text:style-name="T3">Mecha Knocked Prone: </text:span><text:span text:style-name="T2">The force of the attack knocks the mecha prone. All crewmembers and passengers aboard take 1d6 points of bludgeoning damage as they are knocked about their cockpits. A prone mecha takes a –4 penalty on melee attack rolls and can’t use thrown ranged weapons. The mecha gains a +4 bonus to Defense against ranged attacks, but takes a –4 penalty to Defense against melee attacks.</text:span></text:p>
      <text:p text:style-name="P1"><text:span text:style-name="T2">Standing up from prone is a move action that provokes attacks of opportunity.</text:span></text:p>
      <text:p text:style-name="P1"><text:span text:style-name="T3">Mecha Stunned: </text:span><text:span text:style-name="T2">The mecha automatically drops what it is holding and can take no attack or move actions for 1 round. While the mecha is stunned, apply a –2 penalty to the mecha operator’s Defense (even though the operator is not stunned).</text:span></text:p>
      <text:p text:style-name="P1"><text:span text:style-name="T3">Severe Critical Hit: </text:span><text:span text:style-name="T2">Roll critical hit damage using a x5 multiplier instead of the weapon’s normal multiplier.</text:span></text:p>
      <text:p text:style-name="P1"><text:soft-page-break/><text:span text:style-name="T3">Crew Hit: </text:span><text:span text:style-name="T2">The attack bypasses the mecha’s armor and superstructure. Apply normal damage to one crewmember or passenger (determined randomly), ignoring the mecha’s bonus hit points.</text:span></text:p>
      <text:p text:style-name="P1"><text:span text:style-name="T3">Equipment Destroyed: </text:span><text:span text:style-name="T2">One piece of equipment (attacker’s choice) is damaged and ceases to function until repaired. It can be a flight system, sensor system, defense system, weapon (handheld or integrated), or miscellaneous system. Repairing a damaged system requires 1 hour of work and a successful Repair check (DC 20).</text:span></text:p>
      <text:p text:style-name="P1"><text:span text:style-name="T3">Equipment Destroyed: </text:span><text:span text:style-name="T2">One piece of equipment (attacker’s choice) is destroyed and ceases to function. It can be a flight system, sensor system, defense system, weapon (handheld or integrated), or miscellaneous system. A destroyed system cannot be repaired, only replaced.</text:span></text:p>
      <text:p text:style-name="P1"><text:span text:style-name="T3">Slot Damaged: </text:span><text:span text:style-name="T2">One of the mecha’s equipment slots (attacker’s choice) is damaged. Any piece of equipment wholly or partially installed in that slot will not function until the slot is repaired. Repairing a damaged equipment slot requires 1 hour of work and a successful Repair check (DC 25).</text:span></text:p>
      <text:p text:style-name="P1"><text:span text:style-name="T3">Slot Destroyed: </text:span><text:span text:style-name="T2">One of the mecha’s equipment slots (attacker’s choice) is destroyed, along with any piece of equipment wholly or partially installed in it. Rebuilding a destroyed equipment slot requires 12 hours of work and a successful Craft (mechanical) check (DC 30).</text:span></text:p>
      <text:p text:style-name="P5"/>
      <text:p text:style-name="P1"><text:span text:style-name="T6">RANGED ATTACKS AND ATTACKS OF OPPORTUNITY</text:span></text:p>
      <text:p text:style-name="P1"><text:span text:style-name="T2">Mecha only provoke attacks of opportunity from creatures of their own size or larger (including other mecha) when they fire a ranged weapon in a threatened area.</text:span></text:p>
      <text:p text:style-name="P5"/>
      <text:p text:style-name="P1"><text:span text:style-name="T6">STOWING HAND SLOT EQUIPMENT</text:span></text:p>
      <text:p text:style-name="P1"><text:span text:style-name="T2">Any piece of mecha equipment integrated into a mecha’s hand slot—and only the hand slot—can be stowed magnetically against the mecha or in a storage compartment as a move action. This frees up the hand to perform more delicate manipulation (such as opening a door or pressing a button) or grabbing another piece of mecha equipment.</text:span></text:p>
      <text:p text:style-name="P1"><text:span text:style-name="T2">A mecha may have more pieces of equipment for its hand slots than it has hand slots available; it just can’t use them all at once.</text:span></text:p>
      <text:h text:style-name="P15" text:outline-level="2"/>
      <text:h text:style-name="P13" text:outline-level="2"><text:span text:style-name="T5">MECHA-RELATED FEATS</text:span></text:h>
      <text:p text:style-name="P1"><text:span text:style-name="T2">Mecha operators c an s elect feats that r elate specifically to operating mecha. These feats are all considered bonus feats for the Mecha Jockey advanced class. Whenever the Mecha Jockey is allowed to select a bonus feat, she can choose one of these.</text:span></text:p>
      <text:p text:style-name="P5"/>
      <text:h text:style-name="P13" text:outline-level="2"><text:span text:style-name="T6">Essential Mecha Feats</text:span></text:h>
      <text:p text:style-name="P1"><text:span text:style-name="T2">A character without the Mecha Operation feat and Mecha Weapon Proficiency feat suffers serious penalties while operating a mecha of any size. The penalties for not having these feats are summarized below:</text:span></text:p>
      <text:p text:style-name="P1"><text:span text:style-name="T3">Mecha Operation: </text:span><text:span text:style-name="T2">A character without this feat takes a –4 penalty on Balance, Climb, Drive, Escape Artist, Hide, Move Silently, Pilot, and Tumble checks when operating a mecha. Furthermore, the character cannot run or charge.</text:span></text:p>
      <text:p text:style-name="P1"><text:span text:style-name="T3">Mecha Weapon Proficiency: </text:span><text:span text:style-name="T2">A character without this feat takes a –4 penalty on attack rolls made while operating a mecha. Furthermore, the character cannot apply the various firearm feats (such as Advanced Firearms Proficiency, Dead Aim, Double Tap, Shot on the Run, and Strafe) to a mecha’s ranged weapons.</text:span></text:p>
      <text:p text:style-name="P2"/>
      <text:h text:style-name="P13" text:outline-level="2"><text:span text:style-name="T6">Mecha and Feats</text:span></text:h>
      <text:p text:style-name="P1"><text:span text:style-name="T2">If you have the Mecha Weapon Proficiency feat, any feats that apply to firearms (such as Double Tap and Strafe) also apply to relevant ranged mecha weapons.</text:span></text:p>
      <text:p text:style-name="P1"><text:span text:style-name="T2">Melee-oriented feats from the Brawl and Combat Martial Arts trees don’t apply if you’re operating a mecha, although a character with the Mecha Operation feat threatens all areas within reach of the mecha, and making a slam or other melee attack with a mecha doesn’t provoke an attack of opportunity. </text:span></text:p>
      <text:p text:style-name="P1"><text:span text:style-name="T2">Feats from the Defense Martial Arts tree f unction normally for characters in mecha.</text:span></text:p>
      <text:p text:style-name="P5"/>
      <text:p text:style-name="P1"><text:span text:style-name="T6">ADVANCED MECHA OPERATION</text:span></text:p>
      <text:p text:style-name="P1"><text:soft-page-break/><text:span text:style-name="T2">You have received advanced training or extensive practice in mecha movement.</text:span></text:p>
      <text:p text:style-name="P1"><text:span text:style-name="T3">Prerequisite: </text:span><text:span text:style-name="T2">Mecha Operation.</text:span></text:p>
      <text:p text:style-name="P1"><text:span text:style-name="T3">Benefit: </text:span><text:span text:style-name="T2">Choose a size of mecha (Large, Huge, Gargantuan, or Colossal). When you are operating a mecha of the chosen size, you gain a +1 dodge bonus to Defense. Furthermore, armor penalties for operating the mecha are 2 less than they would otherwise be (minimum penalty –0).</text:span></text:p>
      <text:p text:style-name="P5"/>
      <text:p text:style-name="P1"><text:span text:style-name="T6">HAIR TRIGGER</text:span></text:p>
      <text:p text:style-name="P1"><text:span text:style-name="T2">You have developed a delicate sense of timing, and your area attacks hit your foes when they’re ill-prepared to defend against them.</text:span></text:p>
      <text:p text:style-name="P1"><text:span text:style-name="T3">Prerequisite: </text:span><text:span text:style-name="T2">Base attack bonus +6.</text:span></text:p>
      <text:p text:style-name="P1"><text:span text:style-name="T3">Benefit: </text:span><text:span text:style-name="T2">Whenever you make an attack from your mecha that requires enemies to make Reflex saving throws, the DC for such saves is increased by +2.</text:span></text:p>
      <text:p text:style-name="P5"/>
      <text:p text:style-name="P1"><text:span text:style-name="T6">MECHA CRUSH</text:span></text:p>
      <text:p text:style-name="P1"><text:span text:style-name="T2">You can hurl your mecha’s body onto opponents to deal tremendous damage.</text:span></text:p>
      <text:p text:style-name="P1"><text:span text:style-name="T3">Prerequisite: </text:span><text:span text:style-name="T2">Mecha Operation.</text:span></text:p>
      <text:p text:style-name="P1"><text:span text:style-name="T3">Benefit: </text:span><text:span text:style-name="T2">As an attack action, you can maneuver your mecha to jump or fall onto opponents, using the mecha’s body to crush them. This attack is useful only against creatures at least two size categories smaller than your mecha. The base damage for a crush attack depends on your mecha’s size category, as given below. Add 1.5 times your mecha-modified Strength bonus to this base damage to determine the total damage for the attack.</text:span></text:p>
      <table:table table:name="Table12" table:style-name="Table12">
        <table:table-column table:style-name="Table12.A"/>
        <table:table-column table:style-name="Table12.B"/>
        <table:table-row table:style-name="Table12.1">
          <table:table-cell table:style-name="Table12.A1" office:value-type="string">
            <text:p text:style-name="P6"><text:span text:style-name="T1">Mecha Size</text:span></text:p>
          </table:table-cell>
          <table:table-cell table:style-name="Table12.A1" office:value-type="string">
            <text:h text:style-name="P19" text:outline-level="4"><text:span text:style-name="T1">Damage</text:span></text:h>
          </table:table-cell>
        </table:table-row>
        <table:table-row table:style-name="Table12.1">
          <table:table-cell table:style-name="Table12.A2" office:value-type="string">
            <text:p text:style-name="P9"><text:span text:style-name="T1">Large </text:span></text:p>
          </table:table-cell>
          <table:table-cell table:style-name="Table12.A2" office:value-type="string">
            <text:p text:style-name="P8"><text:span text:style-name="T1">2d6</text:span></text:p>
          </table:table-cell>
        </table:table-row>
        <table:table-row table:style-name="Table12.1">
          <table:table-cell table:style-name="Table12.A2" office:value-type="string">
            <text:p text:style-name="P1"><text:span text:style-name="T1">Huge </text:span></text:p>
          </table:table-cell>
          <table:table-cell table:style-name="Table12.A2" office:value-type="string">
            <text:p text:style-name="P7"><text:span text:style-name="T1">2d8</text:span></text:p>
          </table:table-cell>
        </table:table-row>
        <table:table-row table:style-name="Table12.1">
          <table:table-cell table:style-name="Table12.A2" office:value-type="string">
            <text:p text:style-name="P1"><text:span text:style-name="T1">Gargantuan </text:span></text:p>
          </table:table-cell>
          <table:table-cell table:style-name="Table12.A2" office:value-type="string">
            <text:p text:style-name="P7"><text:span text:style-name="T1">4d6</text:span></text:p>
          </table:table-cell>
        </table:table-row>
        <table:table-row table:style-name="Table12.1">
          <table:table-cell table:style-name="Table12.A5" office:value-type="string">
            <text:p text:style-name="P9"><text:span text:style-name="T1">Colossal </text:span></text:p>
          </table:table-cell>
          <table:table-cell table:style-name="Table12.A5" office:value-type="string">
            <text:p text:style-name="P8"><text:span text:style-name="T1">4d8</text:span></text:p>
          </table:table-cell>
        </table:table-row>
      </table:table>
      <text:p text:style-name="P1"><text:span text:style-name="T2">A crush attack deals bludgeoning damage and affects as many creatures as can fit under your mecha’s body. Each creature in the affected area must succeed on a Reflex save (DC 10 + your mecha’s size modifier for grapple attacks). On a failure, the creature is pinned and automatically takes crush damage each round the pin is maintained.</text:span></text:p>
      <text:p text:style-name="P5"/>
      <text:p text:style-name="P1"><text:span text:style-name="T6">MECHA FLING</text:span></text:p>
      <text:p text:style-name="P1"><text:span text:style-name="T2">You can pick up an opponent with your mecha and fling it.</text:span></text:p>
      <text:p text:style-name="P1"><text:span text:style-name="T3">Prerequisite: </text:span><text:span text:style-name="T2">Mecha Operation, at least one free hand slot.</text:span></text:p>
      <text:p text:style-name="P1"><text:span text:style-name="T3">Benefit: </text:span><text:span text:style-name="T2">Your mecha can make a grapple check at a –20 penalty against an opponent at least two size categories smaller than it. If the grapple succeeds, you can use an attack action to fling the held opponent on your next action. The range increment for the thrown foe is 10 feet, and the maximum range is 100 feet.</text:span></text:p>
      <text:p text:style-name="P1"><text:span text:style-name="T2">A creature may be thrown horizontally or vertically. If thrown vertically, it takes normal falling damage. If thrown horizontally, it takes damage as though it had fallen half the distance thrown (rounded down), and you may apply your mecha-modified Strength bonus to the damage.</text:span></text:p>
      <text:p text:style-name="P1"><text:span text:style-name="T2">Your mecha may also fling your opponent at another mecha, vehicle, or creature. To do so, make an attack roll at a –4 penalty, with appropriate range penalties, against the target. If you hit, both the thrown creature and the target take the amount of damage that the thrown creature would have otherwise taken, as given above.</text:span></text:p>
      <text:p text:style-name="P5"/>
      <text:p text:style-name="P1"><text:soft-page-break/><text:span text:style-name="T6">MECHA OPERATION</text:span></text:p>
      <text:p text:style-name="P1"><text:span text:style-name="T2">You know how to operate a mecha.</text:span></text:p>
      <text:p text:style-name="P1"><text:span text:style-name="T3">Benefit: </text:span><text:span text:style-name="T2">You do not suffer the restrictions on movement and penalties on skill checks for being unfamiliar with mecha controls. You can move normally in a mecha and generally perform any action as if you weren’t inside a mecha, subject to the obvious limitations of size. You threaten areas within your reach even if unarmed. </text:span></text:p>
      <text:p text:style-name="P1"><text:span text:style-name="T3">Normal: </text:span><text:span text:style-name="T2">Characters without this feat take a –4 penalty on Balance, Climb, Drive, Escape Artist, Hide, Move Silently, Pilot, and Tumble checks when operating a mecha. Furthermore, they cannot run or charge.</text:span></text:p>
      <text:p text:style-name="P5"/>
      <text:p text:style-name="P1"><text:span text:style-name="T6">MECHA SWEEP</text:span></text:p>
      <text:p text:style-name="P1"><text:span text:style-name="T2">You can use your mecha to wield improvised weapons and attack several spaces at once.</text:span></text:p>
      <text:p text:style-name="P1"><text:span text:style-name="T3">Prerequisite: </text:span><text:span text:style-name="T2">Mecha Operation, Power Attack, two free hand slots.</text:span></text:p>
      <text:p text:style-name="P1"><text:span text:style-name="T3">Benefit: </text:span><text:span text:style-name="T2">You can use your mecha’s great size and strength, along with your own knowledge of balance and leverage, to pick up a heavy object (such as a large tree or boulder) and attack an area as an attack action. The area affected is a half-circle with a radius equal to your mecha’s reach. This attack deals damage to all creatures two or more size categories smaller than your mecha within the area. The base damage dealt depends on your mecha’s size, as given below. Add 1.5 times your mecha’s Strength bonus to this base damage to determine the total damage for the attack.</text:span></text:p>
      <table:table table:name="Table13" table:style-name="Table13">
        <table:table-column table:style-name="Table13.A"/>
        <table:table-column table:style-name="Table13.B"/>
        <table:table-row table:style-name="Table13.1">
          <table:table-cell table:style-name="Table13.A1" office:value-type="string">
            <text:p text:style-name="P6"><text:span text:style-name="T1">Mecha Size </text:span></text:p>
          </table:table-cell>
          <table:table-cell table:style-name="Table13.A1" office:value-type="string">
            <text:h text:style-name="P19" text:outline-level="4"><text:span text:style-name="T1">Damage</text:span></text:h>
          </table:table-cell>
        </table:table-row>
        <table:table-row table:style-name="Table13.1">
          <table:table-cell table:style-name="Table13.A2" office:value-type="string">
            <text:p text:style-name="P9"><text:span text:style-name="T1">Large </text:span></text:p>
          </table:table-cell>
          <table:table-cell table:style-name="Table13.A2" office:value-type="string">
            <text:p text:style-name="P8"><text:span text:style-name="T1">1d6</text:span></text:p>
          </table:table-cell>
        </table:table-row>
        <table:table-row table:style-name="Table13.1">
          <table:table-cell table:style-name="Table13.A2" office:value-type="string">
            <text:p text:style-name="P1"><text:span text:style-name="T1">Huge </text:span></text:p>
          </table:table-cell>
          <table:table-cell table:style-name="Table13.A2" office:value-type="string">
            <text:p text:style-name="P7"><text:span text:style-name="T1">1d8</text:span></text:p>
          </table:table-cell>
        </table:table-row>
        <table:table-row table:style-name="Table13.1">
          <table:table-cell table:style-name="Table13.A2" office:value-type="string">
            <text:p text:style-name="P1"><text:span text:style-name="T1">Gargantuan </text:span></text:p>
          </table:table-cell>
          <table:table-cell table:style-name="Table13.A2" office:value-type="string">
            <text:p text:style-name="P7"><text:span text:style-name="T1">2d6</text:span></text:p>
          </table:table-cell>
        </table:table-row>
        <table:table-row table:style-name="Table13.1">
          <table:table-cell table:style-name="Table13.A5" office:value-type="string">
            <text:p text:style-name="P9"><text:span text:style-name="T1">Colossal </text:span></text:p>
          </table:table-cell>
          <table:table-cell table:style-name="Table13.A5" office:value-type="string">
            <text:p text:style-name="P8"><text:span text:style-name="T1">2d8</text:span></text:p>
          </table:table-cell>
        </table:table-row>
      </table:table>
      <text:p text:style-name="P1"><text:span text:style-name="T2">Though it can deal significant damage, this form of attack is awkward and unbalancing. You take a –2 penalty to your mecha’s Defense and on Reflex saves until your next turn.</text:span></text:p>
      <text:p text:style-name="P5"/>
      <text:p text:style-name="P1"><text:span text:style-name="T6">MECHA TRAMPLE</text:span></text:p>
      <text:p text:style-name="P1"><text:span text:style-name="T2">Your mecha can knock down and crush opponents.</text:span></text:p>
      <text:p text:style-name="P1"><text:span text:style-name="T3">Prerequisite: </text:span><text:span text:style-name="T2">Mecha Operation, base attack bonus +4.</text:span></text:p>
      <text:p text:style-name="P1"><text:span text:style-name="T3">Benefit: </text:span><text:span text:style-name="T2">When you attempt to overrun an opponent while operating a mecha, the target may not choose to avoid your mecha. If your mecha knocks down the target, your mecha may make one free slam attack against the target, gaining a +4 bonus on the attack roll because the target is prone.</text:span></text:p>
      <text:p text:style-name="P5"/>
      <text:p text:style-name="P1"><text:span text:style-name="T6">MECHA WEAPON BOOST</text:span></text:p>
      <text:p text:style-name="P1"><text:span text:style-name="T2">By disabling safeguards and shunting auxiliary power into your weapons, you can attain greater destructive power at the cost of weapon accuracy.</text:span></text:p>
      <text:p text:style-name="P1"><text:span text:style-name="T3">Prerequisite: </text:span><text:span text:style-name="T2">Base attack bonus +8, Repair 6 ranks.</text:span></text:p>
      <text:p text:style-name="P1"><text:span text:style-name="T3">Benefit: </text:span><text:span text:style-name="T2">You can take a penalty of up to –5 on your attack roll. If you do, the mecha weapon of your choice deals +1d6 points of damage for each –1 penalty you took. The attack penalty persists until the beginning of your next turn, but the additional damage applies only to the next single attack you make.</text:span></text:p>
      <text:p text:style-name="P5"/>
      <text:p text:style-name="P1"><text:span text:style-name="T6">MECHA WEAPON PROFICIENCY</text:span></text:p>
      <text:p text:style-name="P1"><text:soft-page-break/><text:span text:style-name="T2">You know how to acquire targets and fire your mecha’s weapons using onboard computers and sensors.</text:span></text:p>
      <text:p text:style-name="P1"><text:span text:style-name="T3">Prerequisite: </text:span><text:span text:style-name="T2">Mecha Operation.</text:span></text:p>
      <text:p text:style-name="P1"><text:span text:style-name="T3">Benefit: </text:span><text:span text:style-name="T2">You no longer suffer the standard penalties on attack rolls while you’re in your mecha. You can use any feats that refer to firearms with your ranged mecha weapons.</text:span></text:p>
      <text:p text:style-name="P1"><text:span text:style-name="T3">Normal: </text:span><text:span text:style-name="T2">Characters without this feat take a –4 penalty on attack rolls made while in a mecha cockpit. Furthermore, they cannot apply firearm feats to a mecha’s ranged weapons.</text:span></text:p>
      <text:p text:style-name="P5"/>
      <text:p text:style-name="P1"><text:span text:style-name="T6">STUN MECHA</text:span></text:p>
      <text:p text:style-name="P1"><text:span text:style-name="T2">By channeling electricity into an enemy mecha’s control system, you can temporarily short it out.</text:span></text:p>
      <text:p text:style-name="P1"><text:span text:style-name="T3">Prerequisite: </text:span><text:span text:style-name="T2">Base attack bonus +8, Mecha Operation, Precise Shot.</text:span></text:p>
      <text:p text:style-name="P1"><text:span text:style-name="T3">Benefit: </text:span><text:span text:style-name="T2">If you threaten a critical hit with an electricity attack against another mecha, you may automatically confirm the critical. In addition to suffering the effects of the critical hit, the mecha is automatically stunned for 2d4 rounds. The stunned mecha automatically drops what it is holding and can take no attack or move actions. While the mecha is stunned, apply a –2 penalty to the mecha operator’s Defense (even though the operator is not stunned).</text:span></text:p>
      <text:p text:style-name="P5"/>
      <text:p text:style-name="P1"><text:span text:style-name="T6">THRUSTER BLAST</text:span></text:p>
      <text:p text:style-name="P1"><text:span text:style-name="T2">By directing your vectored thrusters all around your mecha, you can kick up a cloud of dust and debris that obscures the battlefield.</text:span></text:p>
      <text:p text:style-name="P1"><text:span text:style-name="T3">Prerequisite: </text:span><text:span text:style-name="T2">Pilot 10 ranks, mecha flight system (either jetpack, thruster boots, or ramjet thruster boots).</text:span></text:p>
      <text:p text:style-name="P1"><text:span text:style-name="T3">Benefit: </text:span><text:span text:style-name="T2">You can aim your thruster exhaust toward the ground to create a hemispherical cloud. If you are within 30 feet of the ground and there is loose debris or dust, you can create a cloud with a 50-foot radius centered directly below you. The generated winds snuff out small fires and give guided missiles attacking you a –4 penalty on their attack rolls. Creatures without eye protection caught within the debris cloud are blinded while inside it and for 1 round after emerging from it. The debris cloud grants anyone inside it one-half concealment (20% miss chance). Mecha with sensor systems ignore the concealment effects.</text:span></text:p>
      <text:p text:style-name="P1"><text:span text:style-name="T2">Because some mecha have vectored thrust systems, their flight path isn’t affected by the aim of the exhaust. They don’t have to hover or fly upward to create the cloud.</text:span></text:p>
      <text:h text:style-name="P15" text:outline-level="2"/>
      <text:h text:style-name="P13" text:outline-level="2"><text:span text:style-name="T5">MECHA JOCKEY</text:span></text:h>
      <text:p text:style-name="P1"><text:span text:style-name="T2">Select this advanced class if you want your character to be an expert mecha operator, in command of a massive, armored war</text:span></text:p>
      <text:p text:style-name="P1"><text:span text:style-name="T2">machine equipped with terrifying weaponry. The fastest path into this advanced class is from the Fast hero basic class, though other paths are possible.</text:span></text:p>
      <text:p text:style-name="P1"><text:span text:style-name="T6">REQUIREMENTS</text:span></text:p>
      <text:p text:style-name="P1"><text:span text:style-name="T2">To qualify to become a Mecha Jockey, a character must fulfill all the following criteria.</text:span></text:p>
      <text:p text:style-name="P1"><text:span text:style-name="T3">Skills: </text:span><text:span text:style-name="T2">Drive 6 ranks.</text:span></text:p>
      <text:p text:style-name="P1"><text:span text:style-name="T3">Feats: </text:span><text:span text:style-name="T2">Mecha Operation.</text:span></text:p>
      <text:p text:style-name="P1"><text:span text:style-name="T6">CLASS INFORMATION</text:span></text:p>
      <text:p text:style-name="P1"><text:span text:style-name="T2">The following information pertains to the Mecha Jockey advanced class.</text:span></text:p>
      <text:p text:style-name="P1"><text:span text:style-name="T3">Hit Die</text:span></text:p>
      <text:p text:style-name="P1"><text:span text:style-name="T2">The Mecha Jockey gains 1d10 hit points per level. The character’s Constitution modifier applies.</text:span></text:p>
      <text:p text:style-name="P1"><text:soft-page-break/><text:span text:style-name="T3">Action Points</text:span></text:p>
      <text:p text:style-name="P1"><text:span text:style-name="T2">The Mecha Jockey gains a number of action points equal to 6 + one-half his character level, rounded down, each time he attains a new level in this class.</text:span></text:p>
      <text:p text:style-name="P1"><text:span text:style-name="T3">Class Skills</text:span></text:p>
      <text:p text:style-name="P1"><text:span text:style-name="T2">The Mecha Jockey’s class skills are as follows. Bluff (Cha), Computer Use (Int), Drive (Dex), Knowledge (current events, popular culture, streetwise, technology) (Int), Navigate (Int), Pilot (Dex), Profession (Wis), Read/Write Language (none), Repair (Int), Sleight of Hand (Dex), Speak Language (none), Spot (Wis),</text:span></text:p>
      <text:p text:style-name="P1"><text:span text:style-name="T2">Tumble (Dex).</text:span></text:p>
      <text:h text:style-name="P26" text:outline-level="3"><text:span text:style-name="T4">Skill Points at Each Level: </text:span><text:span text:style-name="T3">5 + Int modifier.</text:span></text:h>
      <text:h text:style-name="P25" text:outline-level="3"/>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column table:style-name="Table14.H"/>
        <table:table-row table:style-name="Table14.1">
          <table:table-cell table:style-name="Table14.A1" table:number-columns-spanned="8" office:value-type="string">
            <text:h text:style-name="P22" text:outline-level="3"><text:span text:style-name="T1">Table: The Mecha Jockey</text:span></text:h>
          </table:table-cell>
          <table:covered-table-cell/>
          <table:covered-table-cell/>
          <table:covered-table-cell/>
          <table:covered-table-cell/>
          <table:covered-table-cell/>
          <table:covered-table-cell/>
          <table:covered-table-cell/>
        </table:table-row>
        <table:table-row table:style-name="Table14.2">
          <table:table-cell table:style-name="Table14.A2" office:value-type="string">
            <text:p text:style-name="P9"><text:span text:style-name="T1">Class Level </text:span></text:p>
          </table:table-cell>
          <table:table-cell table:style-name="Table14.B2" office:value-type="string">
            <text:p text:style-name="P8"><text:span text:style-name="T1">Base Attack Bonus</text:span></text:p>
          </table:table-cell>
          <table:table-cell table:style-name="Table14.B2" office:value-type="string">
            <text:p text:style-name="P8"><text:span text:style-name="T1">Fort Save</text:span></text:p>
          </table:table-cell>
          <table:table-cell table:style-name="Table14.B2" office:value-type="string">
            <text:p text:style-name="P8"><text:span text:style-name="T1">Ref Save</text:span></text:p>
          </table:table-cell>
          <table:table-cell table:style-name="Table14.B2" office:value-type="string">
            <text:p text:style-name="P8"><text:span text:style-name="T1">Will Save</text:span></text:p>
          </table:table-cell>
          <table:table-cell table:style-name="Table14.B2" office:value-type="string">
            <text:h text:style-name="P22" text:outline-level="3"><text:span text:style-name="T1">Special </text:span></text:h>
          </table:table-cell>
          <table:table-cell table:style-name="Table14.B2" office:value-type="string">
            <text:p text:style-name="P24"><text:span text:style-name="T1">Defense Bonus</text:span></text:p>
          </table:table-cell>
          <table:table-cell table:style-name="Table14.B2" office:value-type="string">
            <text:p text:style-name="P24"><text:span text:style-name="T1">Reputation Bonus</text:span></text:p>
          </table:table-cell>
        </table:table-row>
        <table:table-row table:style-name="Table14.2">
          <table:table-cell table:style-name="Table14.A2" office:value-type="string">
            <text:p text:style-name="P9"><text:span text:style-name="T1">1st</text:span></text:p>
          </table:table-cell>
          <table:table-cell table:style-name="Table14.B2" office:value-type="string">
            <text:p text:style-name="P8"><text:span text:style-name="T1">+0</text:span></text:p>
          </table:table-cell>
          <table:table-cell table:style-name="Table14.B2" office:value-type="string">
            <text:p text:style-name="P8"><text:span text:style-name="T1">+0</text:span></text:p>
          </table:table-cell>
          <table:table-cell table:style-name="Table14.B2" office:value-type="string">
            <text:p text:style-name="P8"><text:span text:style-name="T1">+2</text:span></text:p>
          </table:table-cell>
          <table:table-cell table:style-name="Table14.B2" office:value-type="string">
            <text:p text:style-name="P8"><text:span text:style-name="T1">+1</text:span></text:p>
          </table:table-cell>
          <table:table-cell table:style-name="Table14.A2" office:value-type="string">
            <text:p text:style-name="P9"><text:span text:style-name="T1">Mecha Weapon Proficiency</text:span></text:p>
          </table:table-cell>
          <table:table-cell table:style-name="Table14.B2" office:value-type="string">
            <text:p text:style-name="P8"><text:span text:style-name="T1">+1</text:span></text:p>
          </table:table-cell>
          <table:table-cell table:style-name="Table14.B2" office:value-type="string">
            <text:p text:style-name="P8"><text:span text:style-name="T1">+0</text:span></text:p>
          </table:table-cell>
        </table:table-row>
        <table:table-row table:style-name="Table14.2">
          <table:table-cell table:style-name="Table14.A2" office:value-type="string">
            <text:p text:style-name="P1"><text:span text:style-name="T1">2nd</text:span></text:p>
          </table:table-cell>
          <table:table-cell table:style-name="Table14.B2" office:value-type="string">
            <text:p text:style-name="P7"><text:span text:style-name="T1">+1</text:span></text:p>
          </table:table-cell>
          <table:table-cell table:style-name="Table14.B2" office:value-type="string">
            <text:p text:style-name="P7"><text:span text:style-name="T1">+0</text:span></text:p>
          </table:table-cell>
          <table:table-cell table:style-name="Table14.B2" office:value-type="string">
            <text:p text:style-name="P7"><text:span text:style-name="T1">+3</text:span></text:p>
          </table:table-cell>
          <table:table-cell table:style-name="Table14.B2" office:value-type="string">
            <text:p text:style-name="P7"><text:span text:style-name="T1">+2</text:span></text:p>
          </table:table-cell>
          <table:table-cell table:style-name="Table14.A2" office:value-type="string">
            <text:p text:style-name="P1"><text:span text:style-name="T1">Luv my mecha (+1)</text:span></text:p>
          </table:table-cell>
          <table:table-cell table:style-name="Table14.B2" office:value-type="string">
            <text:p text:style-name="P7"><text:span text:style-name="T1">+1</text:span></text:p>
          </table:table-cell>
          <table:table-cell table:style-name="Table14.B2" office:value-type="string">
            <text:p text:style-name="P7"><text:span text:style-name="T1">+0</text:span></text:p>
          </table:table-cell>
        </table:table-row>
        <table:table-row table:style-name="Table14.2">
          <table:table-cell table:style-name="Table14.A2" office:value-type="string">
            <text:p text:style-name="P1"><text:span text:style-name="T1">3rd</text:span></text:p>
          </table:table-cell>
          <table:table-cell table:style-name="Table14.B2" office:value-type="string">
            <text:p text:style-name="P7"><text:span text:style-name="T1">+2</text:span></text:p>
          </table:table-cell>
          <table:table-cell table:style-name="Table14.B2" office:value-type="string">
            <text:p text:style-name="P7"><text:span text:style-name="T1">+1</text:span></text:p>
          </table:table-cell>
          <table:table-cell table:style-name="Table14.B2" office:value-type="string">
            <text:p text:style-name="P7"><text:span text:style-name="T1">+3</text:span></text:p>
          </table:table-cell>
          <table:table-cell table:style-name="Table14.B2" office:value-type="string">
            <text:p text:style-name="P7"><text:span text:style-name="T1">+2</text:span></text:p>
          </table:table-cell>
          <table:table-cell table:style-name="Table14.A2" office:value-type="string">
            <text:p text:style-name="P1"><text:span text:style-name="T1">Bonus feat</text:span></text:p>
          </table:table-cell>
          <table:table-cell table:style-name="Table14.B2" office:value-type="string">
            <text:p text:style-name="P7"><text:span text:style-name="T1">+2</text:span></text:p>
          </table:table-cell>
          <table:table-cell table:style-name="Table14.B2" office:value-type="string">
            <text:p text:style-name="P7"><text:span text:style-name="T1">+1</text:span></text:p>
          </table:table-cell>
        </table:table-row>
        <table:table-row table:style-name="Table14.2">
          <table:table-cell table:style-name="Table14.A2" office:value-type="string">
            <text:p text:style-name="P1"><text:span text:style-name="T1">4th</text:span></text:p>
          </table:table-cell>
          <table:table-cell table:style-name="Table14.B2" office:value-type="string">
            <text:p text:style-name="P7"><text:span text:style-name="T1">+3</text:span></text:p>
          </table:table-cell>
          <table:table-cell table:style-name="Table14.B2" office:value-type="string">
            <text:p text:style-name="P7"><text:span text:style-name="T1">+1</text:span></text:p>
          </table:table-cell>
          <table:table-cell table:style-name="Table14.B2" office:value-type="string">
            <text:p text:style-name="P7"><text:span text:style-name="T1">+4</text:span></text:p>
          </table:table-cell>
          <table:table-cell table:style-name="Table14.B2" office:value-type="string">
            <text:p text:style-name="P7"><text:span text:style-name="T1">+2</text:span></text:p>
          </table:table-cell>
          <table:table-cell table:style-name="Table14.A2" office:value-type="string">
            <text:p text:style-name="P1"><text:span text:style-name="T1">Mecha feint</text:span></text:p>
          </table:table-cell>
          <table:table-cell table:style-name="Table14.B2" office:value-type="string">
            <text:p text:style-name="P7"><text:span text:style-name="T1">+2</text:span></text:p>
          </table:table-cell>
          <table:table-cell table:style-name="Table14.B2" office:value-type="string">
            <text:p text:style-name="P7"><text:span text:style-name="T1">+1</text:span></text:p>
          </table:table-cell>
        </table:table-row>
        <table:table-row table:style-name="Table14.2">
          <table:table-cell table:style-name="Table14.A2" office:value-type="string">
            <text:p text:style-name="P1"><text:span text:style-name="T1">5th</text:span></text:p>
          </table:table-cell>
          <table:table-cell table:style-name="Table14.B2" office:value-type="string">
            <text:p text:style-name="P7"><text:span text:style-name="T1">+3</text:span></text:p>
          </table:table-cell>
          <table:table-cell table:style-name="Table14.B2" office:value-type="string">
            <text:p text:style-name="P7"><text:span text:style-name="T1">+1</text:span></text:p>
          </table:table-cell>
          <table:table-cell table:style-name="Table14.B2" office:value-type="string">
            <text:p text:style-name="P7"><text:span text:style-name="T1">+4</text:span></text:p>
          </table:table-cell>
          <table:table-cell table:style-name="Table14.B2" office:value-type="string">
            <text:p text:style-name="P7"><text:span text:style-name="T1">+3</text:span></text:p>
          </table:table-cell>
          <table:table-cell table:style-name="Table14.A2" office:value-type="string">
            <text:p text:style-name="P1"><text:span text:style-name="T1">Luv my mecha (+2)</text:span></text:p>
          </table:table-cell>
          <table:table-cell table:style-name="Table14.B2" office:value-type="string">
            <text:p text:style-name="P7"><text:span text:style-name="T1">+3</text:span></text:p>
          </table:table-cell>
          <table:table-cell table:style-name="Table14.B2" office:value-type="string">
            <text:p text:style-name="P7"><text:span text:style-name="T1">+2</text:span></text:p>
          </table:table-cell>
        </table:table-row>
        <table:table-row table:style-name="Table14.2">
          <table:table-cell table:style-name="Table14.A2" office:value-type="string">
            <text:p text:style-name="P1"><text:span text:style-name="T1">6th</text:span></text:p>
          </table:table-cell>
          <table:table-cell table:style-name="Table14.B2" office:value-type="string">
            <text:p text:style-name="P7"><text:span text:style-name="T1">+4</text:span></text:p>
          </table:table-cell>
          <table:table-cell table:style-name="Table14.B2" office:value-type="string">
            <text:p text:style-name="P7"><text:span text:style-name="T1">+2</text:span></text:p>
          </table:table-cell>
          <table:table-cell table:style-name="Table14.B2" office:value-type="string">
            <text:p text:style-name="P7"><text:span text:style-name="T1">+5</text:span></text:p>
          </table:table-cell>
          <table:table-cell table:style-name="Table14.B2" office:value-type="string">
            <text:p text:style-name="P7"><text:span text:style-name="T1">+3</text:span></text:p>
          </table:table-cell>
          <table:table-cell table:style-name="Table14.A2" office:value-type="string">
            <text:p text:style-name="P1"><text:span text:style-name="T1">Bonus feat</text:span></text:p>
          </table:table-cell>
          <table:table-cell table:style-name="Table14.B2" office:value-type="string">
            <text:p text:style-name="P7"><text:span text:style-name="T1">+3</text:span></text:p>
          </table:table-cell>
          <table:table-cell table:style-name="Table14.B2" office:value-type="string">
            <text:p text:style-name="P7"><text:span text:style-name="T1">+2</text:span></text:p>
          </table:table-cell>
        </table:table-row>
        <table:table-row table:style-name="Table14.2">
          <table:table-cell table:style-name="Table14.A2" office:value-type="string">
            <text:p text:style-name="P1"><text:span text:style-name="T1">7th</text:span></text:p>
          </table:table-cell>
          <table:table-cell table:style-name="Table14.B2" office:value-type="string">
            <text:p text:style-name="P7"><text:span text:style-name="T1">+5</text:span></text:p>
          </table:table-cell>
          <table:table-cell table:style-name="Table14.B2" office:value-type="string">
            <text:p text:style-name="P7"><text:span text:style-name="T1">+2</text:span></text:p>
          </table:table-cell>
          <table:table-cell table:style-name="Table14.B2" office:value-type="string">
            <text:p text:style-name="P7"><text:span text:style-name="T1">+5</text:span></text:p>
          </table:table-cell>
          <table:table-cell table:style-name="Table14.B2" office:value-type="string">
            <text:p text:style-name="P7"><text:span text:style-name="T1">+4</text:span></text:p>
          </table:table-cell>
          <table:table-cell table:style-name="Table14.A2" office:value-type="string">
            <text:p text:style-name="P1"><text:span text:style-name="T1">Evasive action</text:span></text:p>
          </table:table-cell>
          <table:table-cell table:style-name="Table14.B2" office:value-type="string">
            <text:p text:style-name="P7"><text:span text:style-name="T1">+4</text:span></text:p>
          </table:table-cell>
          <table:table-cell table:style-name="Table14.B2" office:value-type="string">
            <text:p text:style-name="P7"><text:span text:style-name="T1">+3</text:span></text:p>
          </table:table-cell>
        </table:table-row>
        <table:table-row table:style-name="Table14.2">
          <table:table-cell table:style-name="Table14.A2" office:value-type="string">
            <text:p text:style-name="P1"><text:span text:style-name="T1">8th</text:span></text:p>
          </table:table-cell>
          <table:table-cell table:style-name="Table14.B2" office:value-type="string">
            <text:p text:style-name="P7"><text:span text:style-name="T1">+6</text:span></text:p>
          </table:table-cell>
          <table:table-cell table:style-name="Table14.B2" office:value-type="string">
            <text:p text:style-name="P7"><text:span text:style-name="T1">+2</text:span></text:p>
          </table:table-cell>
          <table:table-cell table:style-name="Table14.B2" office:value-type="string">
            <text:p text:style-name="P7"><text:span text:style-name="T1">+6</text:span></text:p>
          </table:table-cell>
          <table:table-cell table:style-name="Table14.B2" office:value-type="string">
            <text:p text:style-name="P7"><text:span text:style-name="T1">+4</text:span></text:p>
          </table:table-cell>
          <table:table-cell table:style-name="Table14.A2" office:value-type="string">
            <text:p text:style-name="P1"><text:span text:style-name="T1">Luv my mecha (+3)</text:span></text:p>
          </table:table-cell>
          <table:table-cell table:style-name="Table14.B2" office:value-type="string">
            <text:p text:style-name="P7"><text:span text:style-name="T1">+4</text:span></text:p>
          </table:table-cell>
          <table:table-cell table:style-name="Table14.B2" office:value-type="string">
            <text:p text:style-name="P7"><text:span text:style-name="T1">+3</text:span></text:p>
          </table:table-cell>
        </table:table-row>
        <table:table-row table:style-name="Table14.2">
          <table:table-cell table:style-name="Table14.A2" office:value-type="string">
            <text:p text:style-name="P1"><text:span text:style-name="T1">9th</text:span></text:p>
          </table:table-cell>
          <table:table-cell table:style-name="Table14.B2" office:value-type="string">
            <text:p text:style-name="P7"><text:span text:style-name="T1">+6</text:span></text:p>
          </table:table-cell>
          <table:table-cell table:style-name="Table14.B2" office:value-type="string">
            <text:p text:style-name="P7"><text:span text:style-name="T1">+3</text:span></text:p>
          </table:table-cell>
          <table:table-cell table:style-name="Table14.B2" office:value-type="string">
            <text:p text:style-name="P7"><text:span text:style-name="T1">+6</text:span></text:p>
          </table:table-cell>
          <table:table-cell table:style-name="Table14.B2" office:value-type="string">
            <text:p text:style-name="P7"><text:span text:style-name="T1">+4</text:span></text:p>
          </table:table-cell>
          <table:table-cell table:style-name="Table14.A2" office:value-type="string">
            <text:p text:style-name="P1"><text:span text:style-name="T1">Bonus feat</text:span></text:p>
          </table:table-cell>
          <table:table-cell table:style-name="Table14.B2" office:value-type="string">
            <text:p text:style-name="P7"><text:span text:style-name="T1">+5</text:span></text:p>
          </table:table-cell>
          <table:table-cell table:style-name="Table14.B2" office:value-type="string">
            <text:p text:style-name="P7"><text:span text:style-name="T1">+4</text:span></text:p>
          </table:table-cell>
        </table:table-row>
        <table:table-row table:style-name="Table14.2">
          <table:table-cell table:style-name="Table14.A12" office:value-type="string">
            <text:p text:style-name="P9"><text:span text:style-name="T1">10th</text:span></text:p>
          </table:table-cell>
          <table:table-cell table:style-name="Table14.B12" office:value-type="string">
            <text:p text:style-name="P8"><text:span text:style-name="T1">+7</text:span></text:p>
          </table:table-cell>
          <table:table-cell table:style-name="Table14.B12" office:value-type="string">
            <text:p text:style-name="P8"><text:span text:style-name="T1">+3</text:span></text:p>
          </table:table-cell>
          <table:table-cell table:style-name="Table14.B12" office:value-type="string">
            <text:p text:style-name="P8"><text:span text:style-name="T1">+7</text:span></text:p>
          </table:table-cell>
          <table:table-cell table:style-name="Table14.B12" office:value-type="string">
            <text:p text:style-name="P8"><text:span text:style-name="T1">+5</text:span></text:p>
          </table:table-cell>
          <table:table-cell table:style-name="Table14.A12" office:value-type="string">
            <text:p text:style-name="P9"><text:span text:style-name="T1">Improved evasive action</text:span></text:p>
          </table:table-cell>
          <table:table-cell table:style-name="Table14.B12" office:value-type="string">
            <text:p text:style-name="P8"><text:span text:style-name="T1">+5</text:span></text:p>
          </table:table-cell>
          <table:table-cell table:style-name="Table14.B12" office:value-type="string">
            <text:p text:style-name="P8"><text:span text:style-name="T1">+4</text:span></text:p>
          </table:table-cell>
        </table:table-row>
      </table:table>
      <text:p text:style-name="P2"/>
      <text:p text:style-name="P1"><text:span text:style-name="T9">Class Features</text:span></text:p>
      <text:p text:style-name="P1"><text:span text:style-name="T2">The following features pertain to the Mecha Jockey advanced class.</text:span></text:p>
      <text:p text:style-name="P1"><text:span text:style-name="T3">Mecha Weapon Proficiency</text:span></text:p>
      <text:p text:style-name="P1"><text:span text:style-name="T2">At 1st level, the Mecha Jockey gains the bonus feat Mecha Weapon Proficiency.</text:span></text:p>
      <text:p text:style-name="P1"><text:span text:style-name="T3">Luv My Mecha</text:span></text:p>
      <text:p text:style-name="P1"><text:span text:style-name="T2">Starting at 2nd level, a Mecha Jockey gains a bonus on Drive, Pilot, and Repair checks when applied to a mecha he designates as familiar. The same bonus is applied to the Mecha Jockey’s attack rolls with the mecha’s ranged weapons. This bonus is +1 at 2nd level and increases by 1 every three levels thereafter (+2 at 5th level, +3 at 8th level).</text:span></text:p>
      <text:p text:style-name="P1"><text:span text:style-name="T2">To designate a mecha as familiar, the Mecha Jockey must have operated it for at least one month. Minor changes and upgrades to the mecha don’t affect familiarity, but if the Mecha Jockey switches to a mecha with a different size, different superstructure, different flight system, or more than one new weapon, he must operate it for at least one month before he is familiar with it. A Mecha Jockey can be familiar with only one mecha at a time.</text:span></text:p>
      <text:p text:style-name="P1"><text:soft-page-break/><text:span text:style-name="T3">Bonus Feat</text:span></text:p>
      <text:p text:style-name="P1"><text:span text:style-name="T2">At 3rd, 6th, and 9th level, the Mecha Jockey gains a bonus feat. The bonus feat must be selected from the following list, and the Mecha Jockey must meet all the prerequisites of the feat to select it. Advanced F irearms Proficiency, Advanced Mecha Operation, Burst Fire, Cleave, Combat Expertise, Dead Aim, Dodge, Double Tap, Far Shot, Force Stop, Gearhead, Great Cleave, Hair Trigger, Improved Bull Rush, Improved Disarm, Improved Sunder, Improved Trip, Mecha Crush, Mecha Fling, Mecha Operation, Mecha Sweep, Mecha Trample, Mecha Weapon Boost, Mobility, Personal Firearms Proficiency, Point Blank Shot, Power Attack, Precise Shot, Shot on the Run, Skip Shot, Spring Attack, Strafe, Stun Mecha, Thruster Blast, Weapon Focus (mecha weapon only), Whirlwind Attack.</text:span></text:p>
      <text:p text:style-name="P1"><text:span text:style-name="T3">Mecha Feint</text:span></text:p>
      <text:p text:style-name="P1"><text:span text:style-name="T2">At 4th level, a Mecha Jockey operating a mecha can make a Bluff check in combat as a move action (instead of an attack action). He receives a +2 bonus on the Bluff check made to feint in melee combat.</text:span></text:p>
      <text:p text:style-name="P1"><text:span text:style-name="T2">If the Mecha Jockey has the Improved Feint feat, his bonus on Bluff checks made to feint increases to +4 while operating a mecha.</text:span></text:p>
      <text:p text:style-name="P1"><text:span text:style-name="T3">Evasive Action</text:span></text:p>
      <text:p text:style-name="P1"><text:span text:style-name="T2">At 7th level, the Mecha Jockey can make a Drive, Pilot, or Tumble check (as appropriate) to lessen the damage dealt by a successful attack against his mecha. If the check result exceeds the attack roll, the damage is reduced by half (round fractions down, minimum of 1 point of damage). The Mecha Jockey can make an evasive action check once per round.</text:span></text:p>
      <text:p text:style-name="P1"><text:span text:style-name="T3">Improved Evasive Action</text:span></text:p>
      <text:p text:style-name="P1"><text:span text:style-name="T2">At 10th level, the Mecha Jockey’s evasive action ability improves. A successful Drive, Pilot, or Tumble check negates all damage dealt by the att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CHA</dc:title>
    <meta:initial-creator>asmith</meta:initial-creator>
    <meta:creation-date>2004-08-31T15:19:00</meta:creation-date>
    <dc:date>2004-08-31T15:19:00</dc:date>
    <meta:editing-cycles>2</meta:editing-cycles>
    <meta:editing-duration>PT1S</meta:editing-duration>
    <meta:document-statistic meta:table-count="14" meta:image-count="0" meta:object-count="0" meta:page-count="66" meta:paragraph-count="1693" meta:word-count="15196" meta:character-count="91410" meta:non-whitespace-character-count="77815"/>
    <meta:generator>LibreOffice/5.4.6.2$Linux_X86_64 LibreOffice_project/40m0$Build-2</meta:generator>
    <meta:user-defined meta:name="Company">Wizards of the Coast</meta:user-defined>
    <meta:user-defined meta:name="Operator">Andy Smith</meta:user-defined>
  </office:meta>
</office:document-meta>
</file>